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5"/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8.06mm" svg:height="120.39mm" svg:x="63.05mm" svg:y="23.86mm">
            <loext:p draw:notify-on-update-of-ranges="Sheet1.A2:Sheet1.A2 Sheet1.A3:Sheet1.A130 Sheet1.B2:Sheet1.B2 Sheet1.B3:Sheet1.B130 Sheet1.C2:Sheet1.C2 Sheet1.C3:Sheet1.C130 Sheet1.D2:Sheet1.D2 Sheet1.D3:Sheet1.D130 Sheet1.E2:Sheet1.E2 Sheet1.E3:Sheet1.E130 Sheet1.F2:Sheet1.F2 Sheet1.F3:Sheet1.F130 Sheet1.G2:Sheet1.G2 Sheet1.G3:Sheet1.G130 Sheet1.H2:Sheet1.H2 Sheet1.H3:Sheet1.H1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7" table:default-cell-style-name="ce3"/>
        <table:table-column table:style-name="co1" table:default-cell-style-name="Default"/>
        <table:table-column table:style-name="co1" table:number-columns-repeated="1015" table:default-cell-style-name="ce4"/>
        <table:table-row table:style-name="ro1">
          <table:table-cell table:style-name="Default" table:number-columns-repeated="8"/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Weak</text:p>
          </table:table-cell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Realtime D=0</text:p>
          </table:table-cell>
          <table:table-cell table:style-name="ce1" office:value-type="string" calcext:value-type="string">
            <text:p>Realtime D=1</text:p>
          </table:table-cell>
          <table:table-cell table:style-name="ce1" office:value-type="string" calcext:value-type="string">
            <text:p>Realtime D=2</text:p>
          </table:table-cell>
          <table:table-cell table:style-name="ce1" office:value-type="string" calcext:value-type="string">
            <text:p>Realtime D=3</text:p>
          </table:table-cell>
          <table:table-cell table:style-name="ce1" table:formula="of:=CONCATENATE(&quot;Realtime D=&quot;; [.N1])" office:value-type="string" office:string-value="Realtime D=10" calcext:value-type="string">
            <text:p>Realtime D=10</text:p>
          </table:table-cell>
          <table:table-cell/>
          <table:table-cell table:style-name="ce1" office:value-type="string" calcext:value-type="string">
            <text:p>N Realtime D=0</text:p>
          </table:table-cell>
          <table:table-cell table:style-name="ce1" office:value-type="string" calcext:value-type="string">
            <text:p>N Realtime D=1</text:p>
          </table:table-cell>
          <table:table-cell table:style-name="ce1" office:value-type="string" calcext:value-type="string">
            <text:p>N Realtime D=2</text:p>
          </table:table-cell>
          <table:table-cell table:style-name="ce1" office:value-type="string" calcext:value-type="string">
            <text:p>N Realtime D=3</text:p>
          </table:table-cell>
          <table:table-cell table:style-name="ce1" table:formula="of:=CONCATENATE(&quot;N Realtime D=&quot;; [.N1])" office:value-type="string" office:string-value="N Realtime D=10" calcext:value-type="string">
            <text:p>N Realtime D=10</text:p>
          </table:table-cell>
          <table:table-cell table:style-name="Default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.000000</text:p>
          </table:table-cell>
          <table:table-cell table:formula="of:=[.J3]/[.$A3]" office:value-type="float" office:value="1" calcext:value-type="float">
            <text:p>1.000000</text:p>
          </table:table-cell>
          <table:table-cell table:formula="of:=[.K3]/[.$A3]" office:value-type="float" office:value="1" calcext:value-type="float">
            <text:p>1.000000</text:p>
          </table:table-cell>
          <table:table-cell table:formula="of:=[.L3]/[.$A3]" office:value-type="float" office:value="1" calcext:value-type="float">
            <text:p>1.000000</text:p>
          </table:table-cell>
          <table:table-cell table:formula="of:=[.M3]/[.$A3]" office:value-type="float" office:value="1" calcext:value-type="float">
            <text:p>1.000000</text:p>
          </table:table-cell>
          <table:table-cell table:formula="of:=[.N3]/[.$A3]" office:value-type="float" office:value="1" calcext:value-type="float">
            <text:p>1.000000</text:p>
          </table:table-cell>
          <table:table-cell/>
          <table:table-cell table:number-columns-repeated="5" office:value-type="float" office:value="1" calcext:value-type="float">
            <text:p>1.00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0</text:p>
          </table:table-cell>
          <table:table-cell table:formula="of:=[.C$3]/[.A4]" office:value-type="float" office:value="0.5" calcext:value-type="float">
            <text:p>0.500000</text:p>
          </table:table-cell>
          <table:table-cell table:formula="of:=[.J4]/[.$A4]" office:value-type="float" office:value="1" calcext:value-type="float">
            <text:p>1.000000</text:p>
          </table:table-cell>
          <table:table-cell table:formula="of:=[.K4]/[.$A4]" office:value-type="float" office:value="0.707106781186548" calcext:value-type="float">
            <text:p>0.707107</text:p>
          </table:table-cell>
          <table:table-cell table:formula="of:=[.L4]/[.$A4]" office:value-type="float" office:value="0.629960524947437" calcext:value-type="float">
            <text:p>0.629961</text:p>
          </table:table-cell>
          <table:table-cell table:formula="of:=[.M4]/[.$A4]" office:value-type="float" office:value="0.594603557501361" calcext:value-type="float">
            <text:p>0.594604</text:p>
          </table:table-cell>
          <table:table-cell table:formula="of:=[.N4]/[.$A4]" office:value-type="float" office:value="0.532520544719981" calcext:value-type="float">
            <text:p>0.532521</text:p>
          </table:table-cell>
          <table:table-cell/>
          <table:table-cell table:formula="of:=POWER([.A4]; 1/([.J$1]+1))" office:value-type="float" office:value="2" calcext:value-type="float">
            <text:p>2.000</text:p>
          </table:table-cell>
          <table:table-cell table:formula="of:=POWER([.A4]; 1/([.K$1]+1))" office:value-type="float" office:value="1.4142135623731" calcext:value-type="float">
            <text:p>1.414</text:p>
          </table:table-cell>
          <table:table-cell table:formula="of:=POWER([.A4]; 1/([.L$1]+1))" office:value-type="float" office:value="1.25992104989487" calcext:value-type="float">
            <text:p>1.260</text:p>
          </table:table-cell>
          <table:table-cell table:formula="of:=POWER([.A4]; 1/([.M$1]+1))" office:value-type="float" office:value="1.18920711500272" calcext:value-type="float">
            <text:p>1.189</text:p>
          </table:table-cell>
          <table:table-cell table:formula="of:=POWER([.A4]; 1/([.N$1]+1))" office:value-type="float" office:value="1.06504108943996" calcext:value-type="float">
            <text:p>1.06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000</text:p>
          </table:table-cell>
          <table:table-cell table:formula="of:=[.C$3]/[.A5]" office:value-type="float" office:value="0.333333333333333" calcext:value-type="float">
            <text:p>0.333333</text:p>
          </table:table-cell>
          <table:table-cell table:formula="of:=[.J5]/[.$A5]" office:value-type="float" office:value="1" calcext:value-type="float">
            <text:p>1.000000</text:p>
          </table:table-cell>
          <table:table-cell table:formula="of:=[.K5]/[.$A5]" office:value-type="float" office:value="0.577350269189626" calcext:value-type="float">
            <text:p>0.577350</text:p>
          </table:table-cell>
          <table:table-cell table:formula="of:=[.L5]/[.$A5]" office:value-type="float" office:value="0.480749856769136" calcext:value-type="float">
            <text:p>0.480750</text:p>
          </table:table-cell>
          <table:table-cell table:formula="of:=[.M5]/[.$A5]" office:value-type="float" office:value="0.438691337650831" calcext:value-type="float">
            <text:p>0.438691</text:p>
          </table:table-cell>
          <table:table-cell table:formula="of:=[.N5]/[.$A5]" office:value-type="float" office:value="0.368343834465489" calcext:value-type="float">
            <text:p>0.368344</text:p>
          </table:table-cell>
          <table:table-cell/>
          <table:table-cell table:formula="of:=POWER([.A5]; 1/([.J$1]+1))" office:value-type="float" office:value="3" calcext:value-type="float">
            <text:p>3.000</text:p>
          </table:table-cell>
          <table:table-cell table:formula="of:=POWER([.A5]; 1/([.K$1]+1))" office:value-type="float" office:value="1.73205080756888" calcext:value-type="float">
            <text:p>1.732</text:p>
          </table:table-cell>
          <table:table-cell table:formula="of:=POWER([.A5]; 1/([.L$1]+1))" office:value-type="float" office:value="1.44224957030741" calcext:value-type="float">
            <text:p>1.442</text:p>
          </table:table-cell>
          <table:table-cell table:formula="of:=POWER([.A5]; 1/([.M$1]+1))" office:value-type="float" office:value="1.31607401295249" calcext:value-type="float">
            <text:p>1.316</text:p>
          </table:table-cell>
          <table:table-cell table:formula="of:=POWER([.A5]; 1/([.N$1]+1))" office:value-type="float" office:value="1.10503150339647" calcext:value-type="float">
            <text:p>1.1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0000</text:p>
          </table:table-cell>
          <table:table-cell table:formula="of:=[.C$3]/[.A6]" office:value-type="float" office:value="0.25" calcext:value-type="float">
            <text:p>0.250000</text:p>
          </table:table-cell>
          <table:table-cell table:formula="of:=[.J6]/[.$A6]" office:value-type="float" office:value="1" calcext:value-type="float">
            <text:p>1.000000</text:p>
          </table:table-cell>
          <table:table-cell table:formula="of:=[.K6]/[.$A6]" office:value-type="float" office:value="0.5" calcext:value-type="float">
            <text:p>0.500000</text:p>
          </table:table-cell>
          <table:table-cell table:formula="of:=[.L6]/[.$A6]" office:value-type="float" office:value="0.39685026299205" calcext:value-type="float">
            <text:p>0.396850</text:p>
          </table:table-cell>
          <table:table-cell table:formula="of:=[.M6]/[.$A6]" office:value-type="float" office:value="0.353553390593274" calcext:value-type="float">
            <text:p>0.353553</text:p>
          </table:table-cell>
          <table:table-cell table:formula="of:=[.N6]/[.$A6]" office:value-type="float" office:value="0.283578130548866" calcext:value-type="float">
            <text:p>0.283578</text:p>
          </table:table-cell>
          <table:table-cell/>
          <table:table-cell table:formula="of:=POWER([.A6]; 1/([.J$1]+1))" office:value-type="float" office:value="4" calcext:value-type="float">
            <text:p>4.000</text:p>
          </table:table-cell>
          <table:table-cell table:formula="of:=POWER([.A6]; 1/([.K$1]+1))" office:value-type="float" office:value="2" calcext:value-type="float">
            <text:p>2.000</text:p>
          </table:table-cell>
          <table:table-cell table:formula="of:=POWER([.A6]; 1/([.L$1]+1))" office:value-type="float" office:value="1.5874010519682" calcext:value-type="float">
            <text:p>1.587</text:p>
          </table:table-cell>
          <table:table-cell table:formula="of:=POWER([.A6]; 1/([.M$1]+1))" office:value-type="float" office:value="1.4142135623731" calcext:value-type="float">
            <text:p>1.414</text:p>
          </table:table-cell>
          <table:table-cell table:formula="of:=POWER([.A6]; 1/([.N$1]+1))" office:value-type="float" office:value="1.13431252219546" calcext:value-type="float">
            <text:p>1.13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00000</text:p>
          </table:table-cell>
          <table:table-cell table:formula="of:=[.C$3]/[.A7]" office:value-type="float" office:value="0.2" calcext:value-type="float">
            <text:p>0.200000</text:p>
          </table:table-cell>
          <table:table-cell table:formula="of:=[.J7]/[.$A7]" office:value-type="float" office:value="1" calcext:value-type="float">
            <text:p>1.000000</text:p>
          </table:table-cell>
          <table:table-cell table:formula="of:=[.K7]/[.$A7]" office:value-type="float" office:value="0.447213595499958" calcext:value-type="float">
            <text:p>0.447214</text:p>
          </table:table-cell>
          <table:table-cell table:formula="of:=[.L7]/[.$A7]" office:value-type="float" office:value="0.341995189335339" calcext:value-type="float">
            <text:p>0.341995</text:p>
          </table:table-cell>
          <table:table-cell table:formula="of:=[.M7]/[.$A7]" office:value-type="float" office:value="0.299069756244244" calcext:value-type="float">
            <text:p>0.299070</text:p>
          </table:table-cell>
          <table:table-cell table:formula="of:=[.N7]/[.$A7]" office:value-type="float" office:value="0.231511582354131" calcext:value-type="float">
            <text:p>0.231512</text:p>
          </table:table-cell>
          <table:table-cell/>
          <table:table-cell table:formula="of:=POWER([.A7]; 1/([.J$1]+1))" office:value-type="float" office:value="5" calcext:value-type="float">
            <text:p>5.000</text:p>
          </table:table-cell>
          <table:table-cell table:formula="of:=POWER([.A7]; 1/([.K$1]+1))" office:value-type="float" office:value="2.23606797749979" calcext:value-type="float">
            <text:p>2.236</text:p>
          </table:table-cell>
          <table:table-cell table:formula="of:=POWER([.A7]; 1/([.L$1]+1))" office:value-type="float" office:value="1.7099759466767" calcext:value-type="float">
            <text:p>1.710</text:p>
          </table:table-cell>
          <table:table-cell table:formula="of:=POWER([.A7]; 1/([.M$1]+1))" office:value-type="float" office:value="1.49534878122122" calcext:value-type="float">
            <text:p>1.495</text:p>
          </table:table-cell>
          <table:table-cell table:formula="of:=POWER([.A7]; 1/([.N$1]+1))" office:value-type="float" office:value="1.15755791177065" calcext:value-type="float">
            <text:p>1.15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.000000</text:p>
          </table:table-cell>
          <table:table-cell table:formula="of:=[.C$3]/[.A8]" office:value-type="float" office:value="0.166666666666667" calcext:value-type="float">
            <text:p>0.166667</text:p>
          </table:table-cell>
          <table:table-cell table:formula="of:=[.J8]/[.$A8]" office:value-type="float" office:value="1" calcext:value-type="float">
            <text:p>1.000000</text:p>
          </table:table-cell>
          <table:table-cell table:formula="of:=[.K8]/[.$A8]" office:value-type="float" office:value="0.408248290463863" calcext:value-type="float">
            <text:p>0.408248</text:p>
          </table:table-cell>
          <table:table-cell table:formula="of:=[.L8]/[.$A8]" office:value-type="float" office:value="0.30285343213869" calcext:value-type="float">
            <text:p>0.302853</text:p>
          </table:table-cell>
          <table:table-cell table:formula="of:=[.M8]/[.$A8]" office:value-type="float" office:value="0.260847430012215" calcext:value-type="float">
            <text:p>0.260847</text:p>
          </table:table-cell>
          <table:table-cell table:formula="of:=[.N8]/[.$A8]" office:value-type="float" office:value="0.196150659373809" calcext:value-type="float">
            <text:p>0.196151</text:p>
          </table:table-cell>
          <table:table-cell/>
          <table:table-cell table:formula="of:=POWER([.A8]; 1/([.J$1]+1))" office:value-type="float" office:value="6" calcext:value-type="float">
            <text:p>6.000</text:p>
          </table:table-cell>
          <table:table-cell table:formula="of:=POWER([.A8]; 1/([.K$1]+1))" office:value-type="float" office:value="2.44948974278318" calcext:value-type="float">
            <text:p>2.449</text:p>
          </table:table-cell>
          <table:table-cell table:formula="of:=POWER([.A8]; 1/([.L$1]+1))" office:value-type="float" office:value="1.81712059283214" calcext:value-type="float">
            <text:p>1.817</text:p>
          </table:table-cell>
          <table:table-cell table:formula="of:=POWER([.A8]; 1/([.M$1]+1))" office:value-type="float" office:value="1.56508458007329" calcext:value-type="float">
            <text:p>1.565</text:p>
          </table:table-cell>
          <table:table-cell table:formula="of:=POWER([.A8]; 1/([.N$1]+1))" office:value-type="float" office:value="1.17690395624285" calcext:value-type="float">
            <text:p>1.177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.000000</text:p>
          </table:table-cell>
          <table:table-cell table:formula="of:=[.C$3]/[.A9]" office:value-type="float" office:value="0.142857142857143" calcext:value-type="float">
            <text:p>0.142857</text:p>
          </table:table-cell>
          <table:table-cell table:formula="of:=[.J9]/[.$A9]" office:value-type="float" office:value="1" calcext:value-type="float">
            <text:p>1.000000</text:p>
          </table:table-cell>
          <table:table-cell table:formula="of:=[.K9]/[.$A9]" office:value-type="float" office:value="0.377964473009227" calcext:value-type="float">
            <text:p>0.377964</text:p>
          </table:table-cell>
          <table:table-cell table:formula="of:=[.L9]/[.$A9]" office:value-type="float" office:value="0.273275883253198" calcext:value-type="float">
            <text:p>0.273276</text:p>
          </table:table-cell>
          <table:table-cell table:formula="of:=[.M9]/[.$A9]" office:value-type="float" office:value="0.232368080242541" calcext:value-type="float">
            <text:p>0.232368</text:p>
          </table:table-cell>
          <table:table-cell table:formula="of:=[.N9]/[.$A9]" office:value-type="float" office:value="0.170501833881374" calcext:value-type="float">
            <text:p>0.170502</text:p>
          </table:table-cell>
          <table:table-cell/>
          <table:table-cell table:formula="of:=POWER([.A9]; 1/([.J$1]+1))" office:value-type="float" office:value="7" calcext:value-type="float">
            <text:p>7.000</text:p>
          </table:table-cell>
          <table:table-cell table:formula="of:=POWER([.A9]; 1/([.K$1]+1))" office:value-type="float" office:value="2.64575131106459" calcext:value-type="float">
            <text:p>2.646</text:p>
          </table:table-cell>
          <table:table-cell table:formula="of:=POWER([.A9]; 1/([.L$1]+1))" office:value-type="float" office:value="1.91293118277239" calcext:value-type="float">
            <text:p>1.913</text:p>
          </table:table-cell>
          <table:table-cell table:formula="of:=POWER([.A9]; 1/([.M$1]+1))" office:value-type="float" office:value="1.62657656169779" calcext:value-type="float">
            <text:p>1.627</text:p>
          </table:table-cell>
          <table:table-cell table:formula="of:=POWER([.A9]; 1/([.N$1]+1))" office:value-type="float" office:value="1.19351283716962" calcext:value-type="float">
            <text:p>1.19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.000000</text:p>
          </table:table-cell>
          <table:table-cell table:formula="of:=[.C$3]/[.A10]" office:value-type="float" office:value="0.125" calcext:value-type="float">
            <text:p>0.125000</text:p>
          </table:table-cell>
          <table:table-cell table:formula="of:=[.J10]/[.$A10]" office:value-type="float" office:value="1" calcext:value-type="float">
            <text:p>1.000000</text:p>
          </table:table-cell>
          <table:table-cell table:formula="of:=[.K10]/[.$A10]" office:value-type="float" office:value="0.353553390593274" calcext:value-type="float">
            <text:p>0.353553</text:p>
          </table:table-cell>
          <table:table-cell table:formula="of:=[.L10]/[.$A10]" office:value-type="float" office:value="0.25" calcext:value-type="float">
            <text:p>0.250000</text:p>
          </table:table-cell>
          <table:table-cell table:formula="of:=[.M10]/[.$A10]" office:value-type="float" office:value="0.210224103813429" calcext:value-type="float">
            <text:p>0.210224</text:p>
          </table:table-cell>
          <table:table-cell table:formula="of:=[.N10]/[.$A10]" office:value-type="float" office:value="0.151011180550556" calcext:value-type="float">
            <text:p>0.151011</text:p>
          </table:table-cell>
          <table:table-cell/>
          <table:table-cell table:formula="of:=POWER([.A10]; 1/([.J$1]+1))" office:value-type="float" office:value="8" calcext:value-type="float">
            <text:p>8.000</text:p>
          </table:table-cell>
          <table:table-cell table:formula="of:=POWER([.A10]; 1/([.K$1]+1))" office:value-type="float" office:value="2.82842712474619" calcext:value-type="float">
            <text:p>2.828</text:p>
          </table:table-cell>
          <table:table-cell table:formula="of:=POWER([.A10]; 1/([.L$1]+1))" office:value-type="float" office:value="2" calcext:value-type="float">
            <text:p>2.000</text:p>
          </table:table-cell>
          <table:table-cell table:formula="of:=POWER([.A10]; 1/([.M$1]+1))" office:value-type="float" office:value="1.68179283050743" calcext:value-type="float">
            <text:p>1.682</text:p>
          </table:table-cell>
          <table:table-cell table:formula="of:=POWER([.A10]; 1/([.N$1]+1))" office:value-type="float" office:value="1.20808944440445" calcext:value-type="float">
            <text:p>1.208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.000000</text:p>
          </table:table-cell>
          <table:table-cell table:formula="of:=[.C$3]/[.A11]" office:value-type="float" office:value="0.111111111111111" calcext:value-type="float">
            <text:p>0.111111</text:p>
          </table:table-cell>
          <table:table-cell table:formula="of:=[.J11]/[.$A11]" office:value-type="float" office:value="1" calcext:value-type="float">
            <text:p>1.000000</text:p>
          </table:table-cell>
          <table:table-cell table:formula="of:=[.K11]/[.$A11]" office:value-type="float" office:value="0.333333333333333" calcext:value-type="float">
            <text:p>0.333333</text:p>
          </table:table-cell>
          <table:table-cell table:formula="of:=[.L11]/[.$A11]" office:value-type="float" office:value="0.231120424783545" calcext:value-type="float">
            <text:p>0.231120</text:p>
          </table:table-cell>
          <table:table-cell table:formula="of:=[.M11]/[.$A11]" office:value-type="float" office:value="0.192450089729875" calcext:value-type="float">
            <text:p>0.192450</text:p>
          </table:table-cell>
          <table:table-cell table:formula="of:=[.N11]/[.$A11]" office:value-type="float" office:value="0.135677180388739" calcext:value-type="float">
            <text:p>0.135677</text:p>
          </table:table-cell>
          <table:table-cell/>
          <table:table-cell table:formula="of:=POWER([.A11]; 1/([.J$1]+1))" office:value-type="float" office:value="9" calcext:value-type="float">
            <text:p>9.000</text:p>
          </table:table-cell>
          <table:table-cell table:formula="of:=POWER([.A11]; 1/([.K$1]+1))" office:value-type="float" office:value="3" calcext:value-type="float">
            <text:p>3.000</text:p>
          </table:table-cell>
          <table:table-cell table:formula="of:=POWER([.A11]; 1/([.L$1]+1))" office:value-type="float" office:value="2.0800838230519" calcext:value-type="float">
            <text:p>2.080</text:p>
          </table:table-cell>
          <table:table-cell table:formula="of:=POWER([.A11]; 1/([.M$1]+1))" office:value-type="float" office:value="1.73205080756888" calcext:value-type="float">
            <text:p>1.732</text:p>
          </table:table-cell>
          <table:table-cell table:formula="of:=POWER([.A11]; 1/([.N$1]+1))" office:value-type="float" office:value="1.22109462349866" calcext:value-type="float">
            <text:p>1.22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.000000</text:p>
          </table:table-cell>
          <table:table-cell table:formula="of:=[.C$3]/[.A12]" office:value-type="float" office:value="0.1" calcext:value-type="float">
            <text:p>0.100000</text:p>
          </table:table-cell>
          <table:table-cell table:formula="of:=[.J12]/[.$A12]" office:value-type="float" office:value="1" calcext:value-type="float">
            <text:p>1.000000</text:p>
          </table:table-cell>
          <table:table-cell table:formula="of:=[.K12]/[.$A12]" office:value-type="float" office:value="0.316227766016838" calcext:value-type="float">
            <text:p>0.316228</text:p>
          </table:table-cell>
          <table:table-cell table:formula="of:=[.L12]/[.$A12]" office:value-type="float" office:value="0.215443469003188" calcext:value-type="float">
            <text:p>0.215443</text:p>
          </table:table-cell>
          <table:table-cell table:formula="of:=[.M12]/[.$A12]" office:value-type="float" office:value="0.177827941003892" calcext:value-type="float">
            <text:p>0.177828</text:p>
          </table:table-cell>
          <table:table-cell table:formula="of:=[.N12]/[.$A12]" office:value-type="float" office:value="0.123284673944207" calcext:value-type="float">
            <text:p>0.123285</text:p>
          </table:table-cell>
          <table:table-cell/>
          <table:table-cell table:formula="of:=POWER([.A12]; 1/([.J$1]+1))" office:value-type="float" office:value="10" calcext:value-type="float">
            <text:p>10.000</text:p>
          </table:table-cell>
          <table:table-cell table:formula="of:=POWER([.A12]; 1/([.K$1]+1))" office:value-type="float" office:value="3.16227766016838" calcext:value-type="float">
            <text:p>3.162</text:p>
          </table:table-cell>
          <table:table-cell table:formula="of:=POWER([.A12]; 1/([.L$1]+1))" office:value-type="float" office:value="2.15443469003188" calcext:value-type="float">
            <text:p>2.154</text:p>
          </table:table-cell>
          <table:table-cell table:formula="of:=POWER([.A12]; 1/([.M$1]+1))" office:value-type="float" office:value="1.77827941003892" calcext:value-type="float">
            <text:p>1.778</text:p>
          </table:table-cell>
          <table:table-cell table:formula="of:=POWER([.A12]; 1/([.N$1]+1))" office:value-type="float" office:value="1.23284673944207" calcext:value-type="float">
            <text:p>1.23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0000</text:p>
          </table:table-cell>
          <table:table-cell table:formula="of:=[.C$3]/[.A13]" office:value-type="float" office:value="0.0909090909090909" calcext:value-type="float">
            <text:p>0.090909</text:p>
          </table:table-cell>
          <table:table-cell table:formula="of:=[.J13]/[.$A13]" office:value-type="float" office:value="1" calcext:value-type="float">
            <text:p>1.000000</text:p>
          </table:table-cell>
          <table:table-cell table:formula="of:=[.K13]/[.$A13]" office:value-type="float" office:value="0.301511344577764" calcext:value-type="float">
            <text:p>0.301511</text:p>
          </table:table-cell>
          <table:table-cell table:formula="of:=[.L13]/[.$A13]" office:value-type="float" office:value="0.202180008233574" calcext:value-type="float">
            <text:p>0.202180</text:p>
          </table:table-cell>
          <table:table-cell table:formula="of:=[.M13]/[.$A13]" office:value-type="float" office:value="0.16556002607617" calcext:value-type="float">
            <text:p>0.165560</text:p>
          </table:table-cell>
          <table:table-cell table:formula="of:=[.N13]/[.$A13]" office:value-type="float" office:value="0.113052293446579" calcext:value-type="float">
            <text:p>0.113052</text:p>
          </table:table-cell>
          <table:table-cell/>
          <table:table-cell table:formula="of:=POWER([.A13]; 1/([.J$1]+1))" office:value-type="float" office:value="11" calcext:value-type="float">
            <text:p>11.000</text:p>
          </table:table-cell>
          <table:table-cell table:formula="of:=POWER([.A13]; 1/([.K$1]+1))" office:value-type="float" office:value="3.3166247903554" calcext:value-type="float">
            <text:p>3.317</text:p>
          </table:table-cell>
          <table:table-cell table:formula="of:=POWER([.A13]; 1/([.L$1]+1))" office:value-type="float" office:value="2.22398009056932" calcext:value-type="float">
            <text:p>2.224</text:p>
          </table:table-cell>
          <table:table-cell table:formula="of:=POWER([.A13]; 1/([.M$1]+1))" office:value-type="float" office:value="1.82116028683787" calcext:value-type="float">
            <text:p>1.821</text:p>
          </table:table-cell>
          <table:table-cell table:formula="of:=POWER([.A13]; 1/([.N$1]+1))" office:value-type="float" office:value="1.24357522791237" calcext:value-type="float">
            <text:p>1.24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.000000</text:p>
          </table:table-cell>
          <table:table-cell table:formula="of:=[.C$3]/[.A14]" office:value-type="float" office:value="0.0833333333333333" calcext:value-type="float">
            <text:p>0.083333</text:p>
          </table:table-cell>
          <table:table-cell table:formula="of:=[.J14]/[.$A14]" office:value-type="float" office:value="1" calcext:value-type="float">
            <text:p>1.000000</text:p>
          </table:table-cell>
          <table:table-cell table:formula="of:=[.K14]/[.$A14]" office:value-type="float" office:value="0.288675134594813" calcext:value-type="float">
            <text:p>0.288675</text:p>
          </table:table-cell>
          <table:table-cell table:formula="of:=[.L14]/[.$A14]" office:value-type="float" office:value="0.190785707092222" calcext:value-type="float">
            <text:p>0.190786</text:p>
          </table:table-cell>
          <table:table-cell table:formula="of:=[.M14]/[.$A14]" office:value-type="float" office:value="0.15510080985035" calcext:value-type="float">
            <text:p>0.155101</text:p>
          </table:table-cell>
          <table:table-cell table:formula="of:=[.N14]/[.$A14]" office:value-type="float" office:value="0.104454255976924" calcext:value-type="float">
            <text:p>0.104454</text:p>
          </table:table-cell>
          <table:table-cell/>
          <table:table-cell table:formula="of:=POWER([.A14]; 1/([.J$1]+1))" office:value-type="float" office:value="12" calcext:value-type="float">
            <text:p>12.000</text:p>
          </table:table-cell>
          <table:table-cell table:formula="of:=POWER([.A14]; 1/([.K$1]+1))" office:value-type="float" office:value="3.46410161513775" calcext:value-type="float">
            <text:p>3.464</text:p>
          </table:table-cell>
          <table:table-cell table:formula="of:=POWER([.A14]; 1/([.L$1]+1))" office:value-type="float" office:value="2.28942848510666" calcext:value-type="float">
            <text:p>2.289</text:p>
          </table:table-cell>
          <table:table-cell table:formula="of:=POWER([.A14]; 1/([.M$1]+1))" office:value-type="float" office:value="1.8612097182042" calcext:value-type="float">
            <text:p>1.861</text:p>
          </table:table-cell>
          <table:table-cell table:formula="of:=POWER([.A14]; 1/([.N$1]+1))" office:value-type="float" office:value="1.25345107172309" calcext:value-type="float">
            <text:p>1.25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.000000</text:p>
          </table:table-cell>
          <table:table-cell table:formula="of:=[.C$3]/[.A15]" office:value-type="float" office:value="0.0769230769230769" calcext:value-type="float">
            <text:p>0.076923</text:p>
          </table:table-cell>
          <table:table-cell table:formula="of:=[.J15]/[.$A15]" office:value-type="float" office:value="1" calcext:value-type="float">
            <text:p>1.000000</text:p>
          </table:table-cell>
          <table:table-cell table:formula="of:=[.K15]/[.$A15]" office:value-type="float" office:value="0.277350098112615" calcext:value-type="float">
            <text:p>0.277350</text:p>
          </table:table-cell>
          <table:table-cell table:formula="of:=[.L15]/[.$A15]" office:value-type="float" office:value="0.180871899055443" calcext:value-type="float">
            <text:p>0.180872</text:p>
          </table:table-cell>
          <table:table-cell table:formula="of:=[.M15]/[.$A15]" office:value-type="float" office:value="0.146063763239688" calcext:value-type="float">
            <text:p>0.146064</text:p>
          </table:table-cell>
          <table:table-cell table:formula="of:=[.N15]/[.$A15]" office:value-type="float" office:value="0.0971234777861272" calcext:value-type="float">
            <text:p>0.097123</text:p>
          </table:table-cell>
          <table:table-cell/>
          <table:table-cell table:formula="of:=POWER([.A15]; 1/([.J$1]+1))" office:value-type="float" office:value="13" calcext:value-type="float">
            <text:p>13.000</text:p>
          </table:table-cell>
          <table:table-cell table:formula="of:=POWER([.A15]; 1/([.K$1]+1))" office:value-type="float" office:value="3.60555127546399" calcext:value-type="float">
            <text:p>3.606</text:p>
          </table:table-cell>
          <table:table-cell table:formula="of:=POWER([.A15]; 1/([.L$1]+1))" office:value-type="float" office:value="2.35133468772076" calcext:value-type="float">
            <text:p>2.351</text:p>
          </table:table-cell>
          <table:table-cell table:formula="of:=POWER([.A15]; 1/([.M$1]+1))" office:value-type="float" office:value="1.89882892211594" calcext:value-type="float">
            <text:p>1.899</text:p>
          </table:table-cell>
          <table:table-cell table:formula="of:=POWER([.A15]; 1/([.N$1]+1))" office:value-type="float" office:value="1.26260521121965" calcext:value-type="float">
            <text:p>1.26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00</text:p>
          </table:table-cell>
          <table:table-cell table:formula="of:=[.C$3]/[.A16]" office:value-type="float" office:value="0.0714285714285714" calcext:value-type="float">
            <text:p>0.071429</text:p>
          </table:table-cell>
          <table:table-cell table:formula="of:=[.J16]/[.$A16]" office:value-type="float" office:value="1" calcext:value-type="float">
            <text:p>1.000000</text:p>
          </table:table-cell>
          <table:table-cell table:formula="of:=[.K16]/[.$A16]" office:value-type="float" office:value="0.267261241912424" calcext:value-type="float">
            <text:p>0.267261</text:p>
          </table:table-cell>
          <table:table-cell table:formula="of:=[.L16]/[.$A16]" office:value-type="float" office:value="0.172153018869659" calcext:value-type="float">
            <text:p>0.172153</text:p>
          </table:table-cell>
          <table:table-cell table:formula="of:=[.M16]/[.$A16]" office:value-type="float" office:value="0.138166887161976" calcext:value-type="float">
            <text:p>0.138167</text:p>
          </table:table-cell>
          <table:table-cell table:formula="of:=[.N16]/[.$A16]" office:value-type="float" office:value="0.0907957294542652" calcext:value-type="float">
            <text:p>0.090796</text:p>
          </table:table-cell>
          <table:table-cell/>
          <table:table-cell table:formula="of:=POWER([.A16]; 1/([.J$1]+1))" office:value-type="float" office:value="14" calcext:value-type="float">
            <text:p>14.000</text:p>
          </table:table-cell>
          <table:table-cell table:formula="of:=POWER([.A16]; 1/([.K$1]+1))" office:value-type="float" office:value="3.74165738677394" calcext:value-type="float">
            <text:p>3.742</text:p>
          </table:table-cell>
          <table:table-cell table:formula="of:=POWER([.A16]; 1/([.L$1]+1))" office:value-type="float" office:value="2.41014226417523" calcext:value-type="float">
            <text:p>2.410</text:p>
          </table:table-cell>
          <table:table-cell table:formula="of:=POWER([.A16]; 1/([.M$1]+1))" office:value-type="float" office:value="1.93433642026767" calcext:value-type="float">
            <text:p>1.934</text:p>
          </table:table-cell>
          <table:table-cell table:formula="of:=POWER([.A16]; 1/([.N$1]+1))" office:value-type="float" office:value="1.27114021235971" calcext:value-type="float">
            <text:p>1.27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00000</text:p>
          </table:table-cell>
          <table:table-cell table:formula="of:=[.C$3]/[.A17]" office:value-type="float" office:value="0.0666666666666667" calcext:value-type="float">
            <text:p>0.066667</text:p>
          </table:table-cell>
          <table:table-cell table:formula="of:=[.J17]/[.$A17]" office:value-type="float" office:value="1" calcext:value-type="float">
            <text:p>1.000000</text:p>
          </table:table-cell>
          <table:table-cell table:formula="of:=[.K17]/[.$A17]" office:value-type="float" office:value="0.258198889747161" calcext:value-type="float">
            <text:p>0.258199</text:p>
          </table:table-cell>
          <table:table-cell table:formula="of:=[.L17]/[.$A17]" office:value-type="float" office:value="0.164414138288698" calcext:value-type="float">
            <text:p>0.164414</text:p>
          </table:table-cell>
          <table:table-cell table:formula="of:=[.M17]/[.$A17]" office:value-type="float" office:value="0.131199311417695" calcext:value-type="float">
            <text:p>0.131199</text:p>
          </table:table-cell>
          <table:table-cell table:formula="of:=[.N17]/[.$A17]" office:value-type="float" office:value="0.0852758639674934" calcext:value-type="float">
            <text:p>0.085276</text:p>
          </table:table-cell>
          <table:table-cell/>
          <table:table-cell table:formula="of:=POWER([.A17]; 1/([.J$1]+1))" office:value-type="float" office:value="15" calcext:value-type="float">
            <text:p>15.000</text:p>
          </table:table-cell>
          <table:table-cell table:formula="of:=POWER([.A17]; 1/([.K$1]+1))" office:value-type="float" office:value="3.87298334620742" calcext:value-type="float">
            <text:p>3.873</text:p>
          </table:table-cell>
          <table:table-cell table:formula="of:=POWER([.A17]; 1/([.L$1]+1))" office:value-type="float" office:value="2.46621207433047" calcext:value-type="float">
            <text:p>2.466</text:p>
          </table:table-cell>
          <table:table-cell table:formula="of:=POWER([.A17]; 1/([.M$1]+1))" office:value-type="float" office:value="1.96798967126543" calcext:value-type="float">
            <text:p>1.968</text:p>
          </table:table-cell>
          <table:table-cell table:formula="of:=POWER([.A17]; 1/([.N$1]+1))" office:value-type="float" office:value="1.2791379595124" calcext:value-type="float">
            <text:p>1.27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.000000</text:p>
          </table:table-cell>
          <table:table-cell table:formula="of:=[.C$3]/[.A18]" office:value-type="float" office:value="0.0625" calcext:value-type="float">
            <text:p>0.062500</text:p>
          </table:table-cell>
          <table:table-cell table:formula="of:=[.J18]/[.$A18]" office:value-type="float" office:value="1" calcext:value-type="float">
            <text:p>1.000000</text:p>
          </table:table-cell>
          <table:table-cell table:formula="of:=[.K18]/[.$A18]" office:value-type="float" office:value="0.25" calcext:value-type="float">
            <text:p>0.250000</text:p>
          </table:table-cell>
          <table:table-cell table:formula="of:=[.L18]/[.$A18]" office:value-type="float" office:value="0.157490131236859" calcext:value-type="float">
            <text:p>0.157490</text:p>
          </table:table-cell>
          <table:table-cell table:formula="of:=[.M18]/[.$A18]" office:value-type="float" office:value="0.125" calcext:value-type="float">
            <text:p>0.125000</text:p>
          </table:table-cell>
          <table:table-cell table:formula="of:=[.N18]/[.$A18]" office:value-type="float" office:value="0.0804165561255895" calcext:value-type="float">
            <text:p>0.080417</text:p>
          </table:table-cell>
          <table:table-cell/>
          <table:table-cell table:formula="of:=POWER([.A18]; 1/([.J$1]+1))" office:value-type="float" office:value="16" calcext:value-type="float">
            <text:p>16.000</text:p>
          </table:table-cell>
          <table:table-cell table:formula="of:=POWER([.A18]; 1/([.K$1]+1))" office:value-type="float" office:value="4" calcext:value-type="float">
            <text:p>4.000</text:p>
          </table:table-cell>
          <table:table-cell table:formula="of:=POWER([.A18]; 1/([.L$1]+1))" office:value-type="float" office:value="2.51984209978975" calcext:value-type="float">
            <text:p>2.520</text:p>
          </table:table-cell>
          <table:table-cell table:formula="of:=POWER([.A18]; 1/([.M$1]+1))" office:value-type="float" office:value="2" calcext:value-type="float">
            <text:p>2.000</text:p>
          </table:table-cell>
          <table:table-cell table:formula="of:=POWER([.A18]; 1/([.N$1]+1))" office:value-type="float" office:value="1.28666489800943" calcext:value-type="float">
            <text:p>1.287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.000000</text:p>
          </table:table-cell>
          <table:table-cell table:formula="of:=[.C$3]/[.A19]" office:value-type="float" office:value="0.0588235294117647" calcext:value-type="float">
            <text:p>0.058824</text:p>
          </table:table-cell>
          <table:table-cell table:formula="of:=[.J19]/[.$A19]" office:value-type="float" office:value="1" calcext:value-type="float">
            <text:p>1.000000</text:p>
          </table:table-cell>
          <table:table-cell table:formula="of:=[.K19]/[.$A19]" office:value-type="float" office:value="0.242535625036333" calcext:value-type="float">
            <text:p>0.242536</text:p>
          </table:table-cell>
          <table:table-cell table:formula="of:=[.L19]/[.$A19]" office:value-type="float" office:value="0.151251858274014" calcext:value-type="float">
            <text:p>0.151252</text:p>
          </table:table-cell>
          <table:table-cell table:formula="of:=[.M19]/[.$A19]" office:value-type="float" office:value="0.119443716756996" calcext:value-type="float">
            <text:p>0.119444</text:p>
          </table:table-cell>
          <table:table-cell table:formula="of:=[.N19]/[.$A19]" office:value-type="float" office:value="0.0761044534656211" calcext:value-type="float">
            <text:p>0.076104</text:p>
          </table:table-cell>
          <table:table-cell/>
          <table:table-cell table:formula="of:=POWER([.A19]; 1/([.J$1]+1))" office:value-type="float" office:value="17" calcext:value-type="float">
            <text:p>17.000</text:p>
          </table:table-cell>
          <table:table-cell table:formula="of:=POWER([.A19]; 1/([.K$1]+1))" office:value-type="float" office:value="4.12310562561766" calcext:value-type="float">
            <text:p>4.123</text:p>
          </table:table-cell>
          <table:table-cell table:formula="of:=POWER([.A19]; 1/([.L$1]+1))" office:value-type="float" office:value="2.57128159065824" calcext:value-type="float">
            <text:p>2.571</text:p>
          </table:table-cell>
          <table:table-cell table:formula="of:=POWER([.A19]; 1/([.M$1]+1))" office:value-type="float" office:value="2.03054318486893" calcext:value-type="float">
            <text:p>2.031</text:p>
          </table:table-cell>
          <table:table-cell table:formula="of:=POWER([.A19]; 1/([.N$1]+1))" office:value-type="float" office:value="1.29377570891556" calcext:value-type="float">
            <text:p>1.29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.000000</text:p>
          </table:table-cell>
          <table:table-cell table:formula="of:=[.C$3]/[.A20]" office:value-type="float" office:value="0.0555555555555556" calcext:value-type="float">
            <text:p>0.055556</text:p>
          </table:table-cell>
          <table:table-cell table:formula="of:=[.J20]/[.$A20]" office:value-type="float" office:value="1" calcext:value-type="float">
            <text:p>1.000000</text:p>
          </table:table-cell>
          <table:table-cell table:formula="of:=[.K20]/[.$A20]" office:value-type="float" office:value="0.235702260395516" calcext:value-type="float">
            <text:p>0.235702</text:p>
          </table:table-cell>
          <table:table-cell table:formula="of:=[.L20]/[.$A20]" office:value-type="float" office:value="0.145596744122716" calcext:value-type="float">
            <text:p>0.145597</text:p>
          </table:table-cell>
          <table:table-cell table:formula="of:=[.M20]/[.$A20]" office:value-type="float" office:value="0.11443150799484" calcext:value-type="float">
            <text:p>0.114432</text:p>
          </table:table-cell>
          <table:table-cell table:formula="of:=[.N20]/[.$A20]" office:value-type="float" office:value="0.0722508860066827" calcext:value-type="float">
            <text:p>0.072251</text:p>
          </table:table-cell>
          <table:table-cell/>
          <table:table-cell table:formula="of:=POWER([.A20]; 1/([.J$1]+1))" office:value-type="float" office:value="18" calcext:value-type="float">
            <text:p>18.000</text:p>
          </table:table-cell>
          <table:table-cell table:formula="of:=POWER([.A20]; 1/([.K$1]+1))" office:value-type="float" office:value="4.24264068711929" calcext:value-type="float">
            <text:p>4.243</text:p>
          </table:table-cell>
          <table:table-cell table:formula="of:=POWER([.A20]; 1/([.L$1]+1))" office:value-type="float" office:value="2.6207413942089" calcext:value-type="float">
            <text:p>2.621</text:p>
          </table:table-cell>
          <table:table-cell table:formula="of:=POWER([.A20]; 1/([.M$1]+1))" office:value-type="float" office:value="2.05976714390712" calcext:value-type="float">
            <text:p>2.060</text:p>
          </table:table-cell>
          <table:table-cell table:formula="of:=POWER([.A20]; 1/([.N$1]+1))" office:value-type="float" office:value="1.30051594812029" calcext:value-type="float">
            <text:p>1.301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.000000</text:p>
          </table:table-cell>
          <table:table-cell table:formula="of:=[.C$3]/[.A21]" office:value-type="float" office:value="0.0526315789473684" calcext:value-type="float">
            <text:p>0.052632</text:p>
          </table:table-cell>
          <table:table-cell table:formula="of:=[.J21]/[.$A21]" office:value-type="float" office:value="1" calcext:value-type="float">
            <text:p>1.000000</text:p>
          </table:table-cell>
          <table:table-cell table:formula="of:=[.K21]/[.$A21]" office:value-type="float" office:value="0.229415733870562" calcext:value-type="float">
            <text:p>0.229416</text:p>
          </table:table-cell>
          <table:table-cell table:formula="of:=[.L21]/[.$A21]" office:value-type="float" office:value="0.140442192037997" calcext:value-type="float">
            <text:p>0.140442</text:p>
          </table:table-cell>
          <table:table-cell table:formula="of:=[.M21]/[.$A21]" office:value-type="float" office:value="0.109884085785781" calcext:value-type="float">
            <text:p>0.109884</text:p>
          </table:table-cell>
          <table:table-cell table:formula="of:=[.N21]/[.$A21]" office:value-type="float" office:value="0.0687854727427737" calcext:value-type="float">
            <text:p>0.068785</text:p>
          </table:table-cell>
          <table:table-cell/>
          <table:table-cell table:formula="of:=POWER([.A21]; 1/([.J$1]+1))" office:value-type="float" office:value="19" calcext:value-type="float">
            <text:p>19.000</text:p>
          </table:table-cell>
          <table:table-cell table:formula="of:=POWER([.A21]; 1/([.K$1]+1))" office:value-type="float" office:value="4.35889894354067" calcext:value-type="float">
            <text:p>4.359</text:p>
          </table:table-cell>
          <table:table-cell table:formula="of:=POWER([.A21]; 1/([.L$1]+1))" office:value-type="float" office:value="2.66840164872194" calcext:value-type="float">
            <text:p>2.668</text:p>
          </table:table-cell>
          <table:table-cell table:formula="of:=POWER([.A21]; 1/([.M$1]+1))" office:value-type="float" office:value="2.08779762992984" calcext:value-type="float">
            <text:p>2.088</text:p>
          </table:table-cell>
          <table:table-cell table:formula="of:=POWER([.A21]; 1/([.N$1]+1))" office:value-type="float" office:value="1.3069239821127" calcext:value-type="float">
            <text:p>1.307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00000</text:p>
          </table:table-cell>
          <table:table-cell table:formula="of:=[.C$3]/[.A22]" office:value-type="float" office:value="0.05" calcext:value-type="float">
            <text:p>0.050000</text:p>
          </table:table-cell>
          <table:table-cell table:formula="of:=[.J22]/[.$A22]" office:value-type="float" office:value="1" calcext:value-type="float">
            <text:p>1.000000</text:p>
          </table:table-cell>
          <table:table-cell table:formula="of:=[.K22]/[.$A22]" office:value-type="float" office:value="0.223606797749979" calcext:value-type="float">
            <text:p>0.223607</text:p>
          </table:table-cell>
          <table:table-cell table:formula="of:=[.L22]/[.$A22]" office:value-type="float" office:value="0.135720880829745" calcext:value-type="float">
            <text:p>0.135721</text:p>
          </table:table-cell>
          <table:table-cell table:formula="of:=[.M22]/[.$A22]" office:value-type="float" office:value="0.105737126344056" calcext:value-type="float">
            <text:p>0.105737</text:p>
          </table:table-cell>
          <table:table-cell table:formula="of:=[.N22]/[.$A22]" office:value-type="float" office:value="0.0656516217243942" calcext:value-type="float">
            <text:p>0.065652</text:p>
          </table:table-cell>
          <table:table-cell/>
          <table:table-cell table:formula="of:=POWER([.A22]; 1/([.J$1]+1))" office:value-type="float" office:value="20" calcext:value-type="float">
            <text:p>20.000</text:p>
          </table:table-cell>
          <table:table-cell table:formula="of:=POWER([.A22]; 1/([.K$1]+1))" office:value-type="float" office:value="4.47213595499958" calcext:value-type="float">
            <text:p>4.472</text:p>
          </table:table-cell>
          <table:table-cell table:formula="of:=POWER([.A22]; 1/([.L$1]+1))" office:value-type="float" office:value="2.71441761659491" calcext:value-type="float">
            <text:p>2.714</text:p>
          </table:table-cell>
          <table:table-cell table:formula="of:=POWER([.A22]; 1/([.M$1]+1))" office:value-type="float" office:value="2.11474252688113" calcext:value-type="float">
            <text:p>2.115</text:p>
          </table:table-cell>
          <table:table-cell table:formula="of:=POWER([.A22]; 1/([.N$1]+1))" office:value-type="float" office:value="1.31303243448788" calcext:value-type="float">
            <text:p>1.313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.000000</text:p>
          </table:table-cell>
          <table:table-cell table:formula="of:=[.C$3]/[.A23]" office:value-type="float" office:value="0.0476190476190476" calcext:value-type="float">
            <text:p>0.047619</text:p>
          </table:table-cell>
          <table:table-cell table:formula="of:=[.J23]/[.$A23]" office:value-type="float" office:value="1" calcext:value-type="float">
            <text:p>1.000000</text:p>
          </table:table-cell>
          <table:table-cell table:formula="of:=[.K23]/[.$A23]" office:value-type="float" office:value="0.218217890235992" calcext:value-type="float">
            <text:p>0.218218</text:p>
          </table:table-cell>
          <table:table-cell table:formula="of:=[.L23]/[.$A23]" office:value-type="float" office:value="0.131377341732434" calcext:value-type="float">
            <text:p>0.131377</text:p>
          </table:table-cell>
          <table:table-cell table:formula="of:=[.M23]/[.$A23]" office:value-type="float" office:value="0.101937863948956" calcext:value-type="float">
            <text:p>0.101938</text:p>
          </table:table-cell>
          <table:table-cell table:formula="of:=[.N23]/[.$A23]" office:value-type="float" office:value="0.0628032992752632" calcext:value-type="float">
            <text:p>0.062803</text:p>
          </table:table-cell>
          <table:table-cell/>
          <table:table-cell table:formula="of:=POWER([.A23]; 1/([.J$1]+1))" office:value-type="float" office:value="21" calcext:value-type="float">
            <text:p>21.000</text:p>
          </table:table-cell>
          <table:table-cell table:formula="of:=POWER([.A23]; 1/([.K$1]+1))" office:value-type="float" office:value="4.58257569495584" calcext:value-type="float">
            <text:p>4.583</text:p>
          </table:table-cell>
          <table:table-cell table:formula="of:=POWER([.A23]; 1/([.L$1]+1))" office:value-type="float" office:value="2.75892417638112" calcext:value-type="float">
            <text:p>2.759</text:p>
          </table:table-cell>
          <table:table-cell table:formula="of:=POWER([.A23]; 1/([.M$1]+1))" office:value-type="float" office:value="2.14069514292807" calcext:value-type="float">
            <text:p>2.141</text:p>
          </table:table-cell>
          <table:table-cell table:formula="of:=POWER([.A23]; 1/([.N$1]+1))" office:value-type="float" office:value="1.31886928478053" calcext:value-type="float">
            <text:p>1.319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.000000</text:p>
          </table:table-cell>
          <table:table-cell table:formula="of:=[.C$3]/[.A24]" office:value-type="float" office:value="0.0454545454545455" calcext:value-type="float">
            <text:p>0.045455</text:p>
          </table:table-cell>
          <table:table-cell table:formula="of:=[.J24]/[.$A24]" office:value-type="float" office:value="1" calcext:value-type="float">
            <text:p>1.000000</text:p>
          </table:table-cell>
          <table:table-cell table:formula="of:=[.K24]/[.$A24]" office:value-type="float" office:value="0.21320071635561" calcext:value-type="float">
            <text:p>0.213201</text:p>
          </table:table-cell>
          <table:table-cell table:formula="of:=[.L24]/[.$A24]" office:value-type="float" office:value="0.127365424120699" calcext:value-type="float">
            <text:p>0.127365</text:p>
          </table:table-cell>
          <table:table-cell table:formula="of:=[.M24]/[.$A24]" office:value-type="float" office:value="0.0984425804849088" calcext:value-type="float">
            <text:p>0.098443</text:p>
          </table:table-cell>
          <table:table-cell table:formula="of:=[.N24]/[.$A24]" office:value-type="float" office:value="0.0602026688880155" calcext:value-type="float">
            <text:p>0.060203</text:p>
          </table:table-cell>
          <table:table-cell/>
          <table:table-cell table:formula="of:=POWER([.A24]; 1/([.J$1]+1))" office:value-type="float" office:value="22" calcext:value-type="float">
            <text:p>22.000</text:p>
          </table:table-cell>
          <table:table-cell table:formula="of:=POWER([.A24]; 1/([.K$1]+1))" office:value-type="float" office:value="4.69041575982343" calcext:value-type="float">
            <text:p>4.690</text:p>
          </table:table-cell>
          <table:table-cell table:formula="of:=POWER([.A24]; 1/([.L$1]+1))" office:value-type="float" office:value="2.80203933065539" calcext:value-type="float">
            <text:p>2.802</text:p>
          </table:table-cell>
          <table:table-cell table:formula="of:=POWER([.A24]; 1/([.M$1]+1))" office:value-type="float" office:value="2.16573677066799" calcext:value-type="float">
            <text:p>2.166</text:p>
          </table:table-cell>
          <table:table-cell table:formula="of:=POWER([.A24]; 1/([.N$1]+1))" office:value-type="float" office:value="1.32445871553634" calcext:value-type="float">
            <text:p>1.324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.000000</text:p>
          </table:table-cell>
          <table:table-cell table:formula="of:=[.C$3]/[.A25]" office:value-type="float" office:value="0.0434782608695652" calcext:value-type="float">
            <text:p>0.043478</text:p>
          </table:table-cell>
          <table:table-cell table:formula="of:=[.J25]/[.$A25]" office:value-type="float" office:value="1" calcext:value-type="float">
            <text:p>1.000000</text:p>
          </table:table-cell>
          <table:table-cell table:formula="of:=[.K25]/[.$A25]" office:value-type="float" office:value="0.208514414057075" calcext:value-type="float">
            <text:p>0.208514</text:p>
          </table:table-cell>
          <table:table-cell table:formula="of:=[.L25]/[.$A25]" office:value-type="float" office:value="0.123646390428329" calcext:value-type="float">
            <text:p>0.123646</text:p>
          </table:table-cell>
          <table:table-cell table:formula="of:=[.M25]/[.$A25]" office:value-type="float" office:value="0.0952147262215149" calcext:value-type="float">
            <text:p>0.095215</text:p>
          </table:table-cell>
          <table:table-cell table:formula="of:=[.N25]/[.$A25]" office:value-type="float" office:value="0.0578183379987196" calcext:value-type="float">
            <text:p>0.057818</text:p>
          </table:table-cell>
          <table:table-cell/>
          <table:table-cell table:formula="of:=POWER([.A25]; 1/([.J$1]+1))" office:value-type="float" office:value="23" calcext:value-type="float">
            <text:p>23.000</text:p>
          </table:table-cell>
          <table:table-cell table:formula="of:=POWER([.A25]; 1/([.K$1]+1))" office:value-type="float" office:value="4.79583152331272" calcext:value-type="float">
            <text:p>4.796</text:p>
          </table:table-cell>
          <table:table-cell table:formula="of:=POWER([.A25]; 1/([.L$1]+1))" office:value-type="float" office:value="2.84386697985157" calcext:value-type="float">
            <text:p>2.844</text:p>
          </table:table-cell>
          <table:table-cell table:formula="of:=POWER([.A25]; 1/([.M$1]+1))" office:value-type="float" office:value="2.18993870309484" calcext:value-type="float">
            <text:p>2.190</text:p>
          </table:table-cell>
          <table:table-cell table:formula="of:=POWER([.A25]; 1/([.N$1]+1))" office:value-type="float" office:value="1.32982177397055" calcext:value-type="float">
            <text:p>1.330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.000000</text:p>
          </table:table-cell>
          <table:table-cell table:formula="of:=[.C$3]/[.A26]" office:value-type="float" office:value="0.0416666666666667" calcext:value-type="float">
            <text:p>0.041667</text:p>
          </table:table-cell>
          <table:table-cell table:formula="of:=[.J26]/[.$A26]" office:value-type="float" office:value="1" calcext:value-type="float">
            <text:p>1.000000</text:p>
          </table:table-cell>
          <table:table-cell table:formula="of:=[.K26]/[.$A26]" office:value-type="float" office:value="0.204124145231932" calcext:value-type="float">
            <text:p>0.204124</text:p>
          </table:table-cell>
          <table:table-cell table:formula="of:=[.L26]/[.$A26]" office:value-type="float" office:value="0.120187464192284" calcext:value-type="float">
            <text:p>0.120187</text:p>
          </table:table-cell>
          <table:table-cell table:formula="of:=[.M26]/[.$A26]" office:value-type="float" office:value="0.0922234933083601" calcext:value-type="float">
            <text:p>0.092223</text:p>
          </table:table-cell>
          <table:table-cell table:formula="of:=[.N26]/[.$A26]" office:value-type="float" office:value="0.055624037291152" calcext:value-type="float">
            <text:p>0.055624</text:p>
          </table:table-cell>
          <table:table-cell/>
          <table:table-cell table:formula="of:=POWER([.A26]; 1/([.J$1]+1))" office:value-type="float" office:value="24" calcext:value-type="float">
            <text:p>24.000</text:p>
          </table:table-cell>
          <table:table-cell table:formula="of:=POWER([.A26]; 1/([.K$1]+1))" office:value-type="float" office:value="4.89897948556636" calcext:value-type="float">
            <text:p>4.899</text:p>
          </table:table-cell>
          <table:table-cell table:formula="of:=POWER([.A26]; 1/([.L$1]+1))" office:value-type="float" office:value="2.88449914061482" calcext:value-type="float">
            <text:p>2.884</text:p>
          </table:table-cell>
          <table:table-cell table:formula="of:=POWER([.A26]; 1/([.M$1]+1))" office:value-type="float" office:value="2.21336383940064" calcext:value-type="float">
            <text:p>2.213</text:p>
          </table:table-cell>
          <table:table-cell table:formula="of:=POWER([.A26]; 1/([.N$1]+1))" office:value-type="float" office:value="1.33497689498765" calcext:value-type="float">
            <text:p>1.335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0000</text:p>
          </table:table-cell>
          <table:table-cell table:formula="of:=[.C$3]/[.A27]" office:value-type="float" office:value="0.04" calcext:value-type="float">
            <text:p>0.040000</text:p>
          </table:table-cell>
          <table:table-cell table:formula="of:=[.J27]/[.$A27]" office:value-type="float" office:value="1" calcext:value-type="float">
            <text:p>1.000000</text:p>
          </table:table-cell>
          <table:table-cell table:formula="of:=[.K27]/[.$A27]" office:value-type="float" office:value="0.2" calcext:value-type="float">
            <text:p>0.200000</text:p>
          </table:table-cell>
          <table:table-cell table:formula="of:=[.L27]/[.$A27]" office:value-type="float" office:value="0.116960709528515" calcext:value-type="float">
            <text:p>0.116961</text:p>
          </table:table-cell>
          <table:table-cell table:formula="of:=[.M27]/[.$A27]" office:value-type="float" office:value="0.0894427190999916" calcext:value-type="float">
            <text:p>0.089443</text:p>
          </table:table-cell>
          <table:table-cell table:formula="of:=[.N27]/[.$A27]" office:value-type="float" office:value="0.0535976127641135" calcext:value-type="float">
            <text:p>0.053598</text:p>
          </table:table-cell>
          <table:table-cell/>
          <table:table-cell table:formula="of:=POWER([.A27]; 1/([.J$1]+1))" office:value-type="float" office:value="25" calcext:value-type="float">
            <text:p>25.000</text:p>
          </table:table-cell>
          <table:table-cell table:formula="of:=POWER([.A27]; 1/([.K$1]+1))" office:value-type="float" office:value="5" calcext:value-type="float">
            <text:p>5.000</text:p>
          </table:table-cell>
          <table:table-cell table:formula="of:=POWER([.A27]; 1/([.L$1]+1))" office:value-type="float" office:value="2.92401773821287" calcext:value-type="float">
            <text:p>2.924</text:p>
          </table:table-cell>
          <table:table-cell table:formula="of:=POWER([.A27]; 1/([.M$1]+1))" office:value-type="float" office:value="2.23606797749979" calcext:value-type="float">
            <text:p>2.236</text:p>
          </table:table-cell>
          <table:table-cell table:formula="of:=POWER([.A27]; 1/([.N$1]+1))" office:value-type="float" office:value="1.33994031910284" calcext:value-type="float">
            <text:p>1.340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.000000</text:p>
          </table:table-cell>
          <table:table-cell table:formula="of:=[.C$3]/[.A28]" office:value-type="float" office:value="0.0384615384615385" calcext:value-type="float">
            <text:p>0.038462</text:p>
          </table:table-cell>
          <table:table-cell table:formula="of:=[.J28]/[.$A28]" office:value-type="float" office:value="1" calcext:value-type="float">
            <text:p>1.000000</text:p>
          </table:table-cell>
          <table:table-cell table:formula="of:=[.K28]/[.$A28]" office:value-type="float" office:value="0.196116135138184" calcext:value-type="float">
            <text:p>0.196116</text:p>
          </table:table-cell>
          <table:table-cell table:formula="of:=[.L28]/[.$A28]" office:value-type="float" office:value="0.113942156477207" calcext:value-type="float">
            <text:p>0.113942</text:p>
          </table:table-cell>
          <table:table-cell table:formula="of:=[.M28]/[.$A28]" office:value-type="float" office:value="0.0868500332443548" calcext:value-type="float">
            <text:p>0.086850</text:p>
          </table:table-cell>
          <table:table-cell table:formula="of:=[.N28]/[.$A28]" office:value-type="float" office:value="0.0517202472957674" calcext:value-type="float">
            <text:p>0.051720</text:p>
          </table:table-cell>
          <table:table-cell/>
          <table:table-cell table:formula="of:=POWER([.A28]; 1/([.J$1]+1))" office:value-type="float" office:value="26" calcext:value-type="float">
            <text:p>26.000</text:p>
          </table:table-cell>
          <table:table-cell table:formula="of:=POWER([.A28]; 1/([.K$1]+1))" office:value-type="float" office:value="5.09901951359278" calcext:value-type="float">
            <text:p>5.099</text:p>
          </table:table-cell>
          <table:table-cell table:formula="of:=POWER([.A28]; 1/([.L$1]+1))" office:value-type="float" office:value="2.96249606840737" calcext:value-type="float">
            <text:p>2.962</text:p>
          </table:table-cell>
          <table:table-cell table:formula="of:=POWER([.A28]; 1/([.M$1]+1))" office:value-type="float" office:value="2.25810086435323" calcext:value-type="float">
            <text:p>2.258</text:p>
          </table:table-cell>
          <table:table-cell table:formula="of:=POWER([.A28]; 1/([.N$1]+1))" office:value-type="float" office:value="1.34472642968995" calcext:value-type="float">
            <text:p>1.345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.000000</text:p>
          </table:table-cell>
          <table:table-cell table:formula="of:=[.C$3]/[.A29]" office:value-type="float" office:value="0.037037037037037" calcext:value-type="float">
            <text:p>0.037037</text:p>
          </table:table-cell>
          <table:table-cell table:formula="of:=[.J29]/[.$A29]" office:value-type="float" office:value="1" calcext:value-type="float">
            <text:p>1.000000</text:p>
          </table:table-cell>
          <table:table-cell table:formula="of:=[.K29]/[.$A29]" office:value-type="float" office:value="0.192450089729875" calcext:value-type="float">
            <text:p>0.192450</text:p>
          </table:table-cell>
          <table:table-cell table:formula="of:=[.L29]/[.$A29]" office:value-type="float" office:value="0.111111111111111" calcext:value-type="float">
            <text:p>0.111111</text:p>
          </table:table-cell>
          <table:table-cell table:formula="of:=[.M29]/[.$A29]" office:value-type="float" office:value="0.0844261872946214" calcext:value-type="float">
            <text:p>0.084426</text:p>
          </table:table-cell>
          <table:table-cell table:formula="of:=[.N29]/[.$A29]" office:value-type="float" office:value="0.0499758528738541" calcext:value-type="float">
            <text:p>0.049976</text:p>
          </table:table-cell>
          <table:table-cell/>
          <table:table-cell table:formula="of:=POWER([.A29]; 1/([.J$1]+1))" office:value-type="float" office:value="27" calcext:value-type="float">
            <text:p>27.000</text:p>
          </table:table-cell>
          <table:table-cell table:formula="of:=POWER([.A29]; 1/([.K$1]+1))" office:value-type="float" office:value="5.19615242270663" calcext:value-type="float">
            <text:p>5.196</text:p>
          </table:table-cell>
          <table:table-cell table:formula="of:=POWER([.A29]; 1/([.L$1]+1))" office:value-type="float" office:value="3" calcext:value-type="float">
            <text:p>3.000</text:p>
          </table:table-cell>
          <table:table-cell table:formula="of:=POWER([.A29]; 1/([.M$1]+1))" office:value-type="float" office:value="2.27950705695478" calcext:value-type="float">
            <text:p>2.280</text:p>
          </table:table-cell>
          <table:table-cell table:formula="of:=POWER([.A29]; 1/([.N$1]+1))" office:value-type="float" office:value="1.34934802759406" calcext:value-type="float">
            <text:p>1.349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.000000</text:p>
          </table:table-cell>
          <table:table-cell table:formula="of:=[.C$3]/[.A30]" office:value-type="float" office:value="0.0357142857142857" calcext:value-type="float">
            <text:p>0.035714</text:p>
          </table:table-cell>
          <table:table-cell table:formula="of:=[.J30]/[.$A30]" office:value-type="float" office:value="1" calcext:value-type="float">
            <text:p>1.000000</text:p>
          </table:table-cell>
          <table:table-cell table:formula="of:=[.K30]/[.$A30]" office:value-type="float" office:value="0.188982236504614" calcext:value-type="float">
            <text:p>0.188982</text:p>
          </table:table-cell>
          <table:table-cell table:formula="of:=[.L30]/[.$A30]" office:value-type="float" office:value="0.108449606138417" calcext:value-type="float">
            <text:p>0.108450</text:p>
          </table:table-cell>
          <table:table-cell table:formula="of:=[.M30]/[.$A30]" office:value-type="float" office:value="0.0821545226354002" calcext:value-type="float">
            <text:p>0.082155</text:p>
          </table:table-cell>
          <table:table-cell table:formula="of:=[.N30]/[.$A30]" office:value-type="float" office:value="0.0483505913072334" calcext:value-type="float">
            <text:p>0.048351</text:p>
          </table:table-cell>
          <table:table-cell/>
          <table:table-cell table:formula="of:=POWER([.A30]; 1/([.J$1]+1))" office:value-type="float" office:value="28" calcext:value-type="float">
            <text:p>28.000</text:p>
          </table:table-cell>
          <table:table-cell table:formula="of:=POWER([.A30]; 1/([.K$1]+1))" office:value-type="float" office:value="5.29150262212918" calcext:value-type="float">
            <text:p>5.292</text:p>
          </table:table-cell>
          <table:table-cell table:formula="of:=POWER([.A30]; 1/([.L$1]+1))" office:value-type="float" office:value="3.03658897187566" calcext:value-type="float">
            <text:p>3.037</text:p>
          </table:table-cell>
          <table:table-cell table:formula="of:=POWER([.A30]; 1/([.M$1]+1))" office:value-type="float" office:value="2.30032663379121" calcext:value-type="float">
            <text:p>2.300</text:p>
          </table:table-cell>
          <table:table-cell table:formula="of:=POWER([.A30]; 1/([.N$1]+1))" office:value-type="float" office:value="1.35381655660253" calcext:value-type="float">
            <text:p>1.354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.000000</text:p>
          </table:table-cell>
          <table:table-cell table:formula="of:=[.C$3]/[.A31]" office:value-type="float" office:value="0.0344827586206897" calcext:value-type="float">
            <text:p>0.034483</text:p>
          </table:table-cell>
          <table:table-cell table:formula="of:=[.J31]/[.$A31]" office:value-type="float" office:value="1" calcext:value-type="float">
            <text:p>1.000000</text:p>
          </table:table-cell>
          <table:table-cell table:formula="of:=[.K31]/[.$A31]" office:value-type="float" office:value="0.185695338177052" calcext:value-type="float">
            <text:p>0.185695</text:p>
          </table:table-cell>
          <table:table-cell table:formula="of:=[.L31]/[.$A31]" office:value-type="float" office:value="0.105941959506409" calcext:value-type="float">
            <text:p>0.105942</text:p>
          </table:table-cell>
          <table:table-cell table:formula="of:=[.M31]/[.$A31]" office:value-type="float" office:value="0.0800205443829684" calcext:value-type="float">
            <text:p>0.080021</text:p>
          </table:table-cell>
          <table:table-cell table:formula="of:=[.N31]/[.$A31]" office:value-type="float" office:value="0.0468324927582269" calcext:value-type="float">
            <text:p>0.046832</text:p>
          </table:table-cell>
          <table:table-cell/>
          <table:table-cell table:formula="of:=POWER([.A31]; 1/([.J$1]+1))" office:value-type="float" office:value="29" calcext:value-type="float">
            <text:p>29.000</text:p>
          </table:table-cell>
          <table:table-cell table:formula="of:=POWER([.A31]; 1/([.K$1]+1))" office:value-type="float" office:value="5.3851648071345" calcext:value-type="float">
            <text:p>5.385</text:p>
          </table:table-cell>
          <table:table-cell table:formula="of:=POWER([.A31]; 1/([.L$1]+1))" office:value-type="float" office:value="3.07231682568585" calcext:value-type="float">
            <text:p>3.072</text:p>
          </table:table-cell>
          <table:table-cell table:formula="of:=POWER([.A31]; 1/([.M$1]+1))" office:value-type="float" office:value="2.32059578710608" calcext:value-type="float">
            <text:p>2.321</text:p>
          </table:table-cell>
          <table:table-cell table:formula="of:=POWER([.A31]; 1/([.N$1]+1))" office:value-type="float" office:value="1.35814228998858" calcext:value-type="float">
            <text:p>1.358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0000</text:p>
          </table:table-cell>
          <table:table-cell table:formula="of:=[.C$3]/[.A32]" office:value-type="float" office:value="0.0333333333333333" calcext:value-type="float">
            <text:p>0.033333</text:p>
          </table:table-cell>
          <table:table-cell table:formula="of:=[.J32]/[.$A32]" office:value-type="float" office:value="1" calcext:value-type="float">
            <text:p>1.000000</text:p>
          </table:table-cell>
          <table:table-cell table:formula="of:=[.K32]/[.$A32]" office:value-type="float" office:value="0.182574185835055" calcext:value-type="float">
            <text:p>0.182574</text:p>
          </table:table-cell>
          <table:table-cell table:formula="of:=[.L32]/[.$A32]" office:value-type="float" office:value="0.103574416865129" calcext:value-type="float">
            <text:p>0.103574</text:p>
          </table:table-cell>
          <table:table-cell table:formula="of:=[.M32]/[.$A32]" office:value-type="float" office:value="0.0780115773106905" calcext:value-type="float">
            <text:p>0.078012</text:p>
          </table:table-cell>
          <table:table-cell table:formula="of:=[.N32]/[.$A32]" office:value-type="float" office:value="0.0454111495314366" calcext:value-type="float">
            <text:p>0.045411</text:p>
          </table:table-cell>
          <table:table-cell/>
          <table:table-cell table:formula="of:=POWER([.A32]; 1/([.J$1]+1))" office:value-type="float" office:value="30" calcext:value-type="float">
            <text:p>30.000</text:p>
          </table:table-cell>
          <table:table-cell table:formula="of:=POWER([.A32]; 1/([.K$1]+1))" office:value-type="float" office:value="5.47722557505166" calcext:value-type="float">
            <text:p>5.477</text:p>
          </table:table-cell>
          <table:table-cell table:formula="of:=POWER([.A32]; 1/([.L$1]+1))" office:value-type="float" office:value="3.10723250595386" calcext:value-type="float">
            <text:p>3.107</text:p>
          </table:table-cell>
          <table:table-cell table:formula="of:=POWER([.A32]; 1/([.M$1]+1))" office:value-type="float" office:value="2.34034731932072" calcext:value-type="float">
            <text:p>2.340</text:p>
          </table:table-cell>
          <table:table-cell table:formula="of:=POWER([.A32]; 1/([.N$1]+1))" office:value-type="float" office:value="1.3623344859431" calcext:value-type="float">
            <text:p>1.362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.000000</text:p>
          </table:table-cell>
          <table:table-cell table:formula="of:=[.C$3]/[.A33]" office:value-type="float" office:value="0.032258064516129" calcext:value-type="float">
            <text:p>0.032258</text:p>
          </table:table-cell>
          <table:table-cell table:formula="of:=[.J33]/[.$A33]" office:value-type="float" office:value="1" calcext:value-type="float">
            <text:p>1.000000</text:p>
          </table:table-cell>
          <table:table-cell table:formula="of:=[.K33]/[.$A33]" office:value-type="float" office:value="0.179605302026775" calcext:value-type="float">
            <text:p>0.179605</text:p>
          </table:table-cell>
          <table:table-cell table:formula="of:=[.L33]/[.$A33]" office:value-type="float" office:value="0.101334859754561" calcext:value-type="float">
            <text:p>0.101335</text:p>
          </table:table-cell>
          <table:table-cell table:formula="of:=[.M33]/[.$A33]" office:value-type="float" office:value="0.0761164858635667" calcext:value-type="float">
            <text:p>0.076116</text:p>
          </table:table-cell>
          <table:table-cell table:formula="of:=[.N33]/[.$A33]" office:value-type="float" office:value="0.0440774683205163" calcext:value-type="float">
            <text:p>0.044077</text:p>
          </table:table-cell>
          <table:table-cell/>
          <table:table-cell table:formula="of:=POWER([.A33]; 1/([.J$1]+1))" office:value-type="float" office:value="31" calcext:value-type="float">
            <text:p>31.000</text:p>
          </table:table-cell>
          <table:table-cell table:formula="of:=POWER([.A33]; 1/([.K$1]+1))" office:value-type="float" office:value="5.56776436283002" calcext:value-type="float">
            <text:p>5.568</text:p>
          </table:table-cell>
          <table:table-cell table:formula="of:=POWER([.A33]; 1/([.L$1]+1))" office:value-type="float" office:value="3.14138065239139" calcext:value-type="float">
            <text:p>3.141</text:p>
          </table:table-cell>
          <table:table-cell table:formula="of:=POWER([.A33]; 1/([.M$1]+1))" office:value-type="float" office:value="2.35961106177057" calcext:value-type="float">
            <text:p>2.360</text:p>
          </table:table-cell>
          <table:table-cell table:formula="of:=POWER([.A33]; 1/([.N$1]+1))" office:value-type="float" office:value="1.36640151793601" calcext:value-type="float">
            <text:p>1.366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00000</text:p>
          </table:table-cell>
          <table:table-cell table:formula="of:=[.C$3]/[.A34]" office:value-type="float" office:value="0.03125" calcext:value-type="float">
            <text:p>0.031250</text:p>
          </table:table-cell>
          <table:table-cell table:formula="of:=[.J34]/[.$A34]" office:value-type="float" office:value="1" calcext:value-type="float">
            <text:p>1.000000</text:p>
          </table:table-cell>
          <table:table-cell table:formula="of:=[.K34]/[.$A34]" office:value-type="float" office:value="0.176776695296637" calcext:value-type="float">
            <text:p>0.176777</text:p>
          </table:table-cell>
          <table:table-cell table:formula="of:=[.L34]/[.$A34]" office:value-type="float" office:value="0.0992125657480125" calcext:value-type="float">
            <text:p>0.099213</text:p>
          </table:table-cell>
          <table:table-cell table:formula="of:=[.M34]/[.$A34]" office:value-type="float" office:value="0.0743254446876701" calcext:value-type="float">
            <text:p>0.074325</text:p>
          </table:table-cell>
          <table:table-cell table:formula="of:=[.N34]/[.$A34]" office:value-type="float" office:value="0.0428234682725039" calcext:value-type="float">
            <text:p>0.042823</text:p>
          </table:table-cell>
          <table:table-cell/>
          <table:table-cell table:formula="of:=POWER([.A34]; 1/([.J$1]+1))" office:value-type="float" office:value="32" calcext:value-type="float">
            <text:p>32.000</text:p>
          </table:table-cell>
          <table:table-cell table:formula="of:=POWER([.A34]; 1/([.K$1]+1))" office:value-type="float" office:value="5.65685424949238" calcext:value-type="float">
            <text:p>5.657</text:p>
          </table:table-cell>
          <table:table-cell table:formula="of:=POWER([.A34]; 1/([.L$1]+1))" office:value-type="float" office:value="3.1748021039364" calcext:value-type="float">
            <text:p>3.175</text:p>
          </table:table-cell>
          <table:table-cell table:formula="of:=POWER([.A34]; 1/([.M$1]+1))" office:value-type="float" office:value="2.37841423000544" calcext:value-type="float">
            <text:p>2.378</text:p>
          </table:table-cell>
          <table:table-cell table:formula="of:=POWER([.A34]; 1/([.N$1]+1))" office:value-type="float" office:value="1.37035098472012" calcext:value-type="float">
            <text:p>1.37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.000000</text:p>
          </table:table-cell>
          <table:table-cell table:formula="of:=[.C$3]/[.A35]" office:value-type="float" office:value="0.0303030303030303" calcext:value-type="float">
            <text:p>0.030303</text:p>
          </table:table-cell>
          <table:table-cell table:formula="of:=[.J35]/[.$A35]" office:value-type="float" office:value="1" calcext:value-type="float">
            <text:p>1.000000</text:p>
          </table:table-cell>
          <table:table-cell table:formula="of:=[.K35]/[.$A35]" office:value-type="float" office:value="0.174077655955698" calcext:value-type="float">
            <text:p>0.174078</text:p>
          </table:table-cell>
          <table:table-cell table:formula="of:=[.L35]/[.$A35]" office:value-type="float" office:value="0.0971980099998735" calcext:value-type="float">
            <text:p>0.097198</text:p>
          </table:table-cell>
          <table:table-cell table:formula="of:=[.M35]/[.$A35]" office:value-type="float" office:value="0.0726297493008615" calcext:value-type="float">
            <text:p>0.072630</text:p>
          </table:table-cell>
          <table:table-cell table:formula="of:=[.N35]/[.$A35]" office:value-type="float" office:value="0.0416421152632306" calcext:value-type="float">
            <text:p>0.041642</text:p>
          </table:table-cell>
          <table:table-cell/>
          <table:table-cell table:formula="of:=POWER([.A35]; 1/([.J$1]+1))" office:value-type="float" office:value="33" calcext:value-type="float">
            <text:p>33.000</text:p>
          </table:table-cell>
          <table:table-cell table:formula="of:=POWER([.A35]; 1/([.K$1]+1))" office:value-type="float" office:value="5.74456264653803" calcext:value-type="float">
            <text:p>5.745</text:p>
          </table:table-cell>
          <table:table-cell table:formula="of:=POWER([.A35]; 1/([.L$1]+1))" office:value-type="float" office:value="3.20753432999583" calcext:value-type="float">
            <text:p>3.208</text:p>
          </table:table-cell>
          <table:table-cell table:formula="of:=POWER([.A35]; 1/([.M$1]+1))" office:value-type="float" office:value="2.39678172692843" calcext:value-type="float">
            <text:p>2.397</text:p>
          </table:table-cell>
          <table:table-cell table:formula="of:=POWER([.A35]; 1/([.N$1]+1))" office:value-type="float" office:value="1.37418980368661" calcext:value-type="float">
            <text:p>1.374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0000</text:p>
          </table:table-cell>
          <table:table-cell table:formula="of:=[.C$3]/[.A36]" office:value-type="float" office:value="0.0294117647058823" calcext:value-type="float">
            <text:p>0.029412</text:p>
          </table:table-cell>
          <table:table-cell table:formula="of:=[.J36]/[.$A36]" office:value-type="float" office:value="1" calcext:value-type="float">
            <text:p>1.000000</text:p>
          </table:table-cell>
          <table:table-cell table:formula="of:=[.K36]/[.$A36]" office:value-type="float" office:value="0.171498585142509" calcext:value-type="float">
            <text:p>0.171499</text:p>
          </table:table-cell>
          <table:table-cell table:formula="of:=[.L36]/[.$A36]" office:value-type="float" office:value="0.095282700037573" calcext:value-type="float">
            <text:p>0.095283</text:p>
          </table:table-cell>
          <table:table-cell table:formula="of:=[.M36]/[.$A36]" office:value-type="float" office:value="0.0710216589048947" calcext:value-type="float">
            <text:p>0.071022</text:p>
          </table:table-cell>
          <table:table-cell table:formula="of:=[.N36]/[.$A36]" office:value-type="float" office:value="0.040527185015129" calcext:value-type="float">
            <text:p>0.040527</text:p>
          </table:table-cell>
          <table:table-cell/>
          <table:table-cell table:formula="of:=POWER([.A36]; 1/([.J$1]+1))" office:value-type="float" office:value="34" calcext:value-type="float">
            <text:p>34.000</text:p>
          </table:table-cell>
          <table:table-cell table:formula="of:=POWER([.A36]; 1/([.K$1]+1))" office:value-type="float" office:value="5.8309518948453" calcext:value-type="float">
            <text:p>5.831</text:p>
          </table:table-cell>
          <table:table-cell table:formula="of:=POWER([.A36]; 1/([.L$1]+1))" office:value-type="float" office:value="3.23961180127748" calcext:value-type="float">
            <text:p>3.240</text:p>
          </table:table-cell>
          <table:table-cell table:formula="of:=POWER([.A36]; 1/([.M$1]+1))" office:value-type="float" office:value="2.41473640276642" calcext:value-type="float">
            <text:p>2.415</text:p>
          </table:table-cell>
          <table:table-cell table:formula="of:=POWER([.A36]; 1/([.N$1]+1))" office:value-type="float" office:value="1.37792429051439" calcext:value-type="float">
            <text:p>1.378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.000000</text:p>
          </table:table-cell>
          <table:table-cell table:formula="of:=[.C$3]/[.A37]" office:value-type="float" office:value="0.0285714285714286" calcext:value-type="float">
            <text:p>0.028571</text:p>
          </table:table-cell>
          <table:table-cell table:formula="of:=[.J37]/[.$A37]" office:value-type="float" office:value="1" calcext:value-type="float">
            <text:p>1.000000</text:p>
          </table:table-cell>
          <table:table-cell table:formula="of:=[.K37]/[.$A37]" office:value-type="float" office:value="0.169030850945703" calcext:value-type="float">
            <text:p>0.169031</text:p>
          </table:table-cell>
          <table:table-cell table:formula="of:=[.L37]/[.$A37]" office:value-type="float" office:value="0.0934590374339597" calcext:value-type="float">
            <text:p>0.093459</text:p>
          </table:table-cell>
          <table:table-cell table:formula="of:=[.M37]/[.$A37]" office:value-type="float" office:value="0.0694942651170796" calcext:value-type="float">
            <text:p>0.069494</text:p>
          </table:table-cell>
          <table:table-cell table:formula="of:=[.N37]/[.$A37]" office:value-type="float" office:value="0.0394731493561581" calcext:value-type="float">
            <text:p>0.039473</text:p>
          </table:table-cell>
          <table:table-cell/>
          <table:table-cell table:formula="of:=POWER([.A37]; 1/([.J$1]+1))" office:value-type="float" office:value="35" calcext:value-type="float">
            <text:p>35.000</text:p>
          </table:table-cell>
          <table:table-cell table:formula="of:=POWER([.A37]; 1/([.K$1]+1))" office:value-type="float" office:value="5.91607978309962" calcext:value-type="float">
            <text:p>5.916</text:p>
          </table:table-cell>
          <table:table-cell table:formula="of:=POWER([.A37]; 1/([.L$1]+1))" office:value-type="float" office:value="3.27106631018859" calcext:value-type="float">
            <text:p>3.271</text:p>
          </table:table-cell>
          <table:table-cell table:formula="of:=POWER([.A37]; 1/([.M$1]+1))" office:value-type="float" office:value="2.43229927909779" calcext:value-type="float">
            <text:p>2.432</text:p>
          </table:table-cell>
          <table:table-cell table:formula="of:=POWER([.A37]; 1/([.N$1]+1))" office:value-type="float" office:value="1.38156022746553" calcext:value-type="float">
            <text:p>1.382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.000000</text:p>
          </table:table-cell>
          <table:table-cell table:formula="of:=[.C$3]/[.A38]" office:value-type="float" office:value="0.0277777777777778" calcext:value-type="float">
            <text:p>0.027778</text:p>
          </table:table-cell>
          <table:table-cell table:formula="of:=[.J38]/[.$A38]" office:value-type="float" office:value="1" calcext:value-type="float">
            <text:p>1.000000</text:p>
          </table:table-cell>
          <table:table-cell table:formula="of:=[.K38]/[.$A38]" office:value-type="float" office:value="0.166666666666667" calcext:value-type="float">
            <text:p>0.166667</text:p>
          </table:table-cell>
          <table:table-cell table:formula="of:=[.L38]/[.$A38]" office:value-type="float" office:value="0.0917202013581841" calcext:value-type="float">
            <text:p>0.091720</text:p>
          </table:table-cell>
          <table:table-cell table:formula="of:=[.M38]/[.$A38]" office:value-type="float" office:value="0.0680413817439772" calcext:value-type="float">
            <text:p>0.068041</text:p>
          </table:table-cell>
          <table:table-cell table:formula="of:=[.N38]/[.$A38]" office:value-type="float" office:value="0.03847508117278" calcext:value-type="float">
            <text:p>0.038475</text:p>
          </table:table-cell>
          <table:table-cell/>
          <table:table-cell table:formula="of:=POWER([.A38]; 1/([.J$1]+1))" office:value-type="float" office:value="36" calcext:value-type="float">
            <text:p>36.000</text:p>
          </table:table-cell>
          <table:table-cell table:formula="of:=POWER([.A38]; 1/([.K$1]+1))" office:value-type="float" office:value="6" calcext:value-type="float">
            <text:p>6.000</text:p>
          </table:table-cell>
          <table:table-cell table:formula="of:=POWER([.A38]; 1/([.L$1]+1))" office:value-type="float" office:value="3.30192724889463" calcext:value-type="float">
            <text:p>3.302</text:p>
          </table:table-cell>
          <table:table-cell table:formula="of:=POWER([.A38]; 1/([.M$1]+1))" office:value-type="float" office:value="2.44948974278318" calcext:value-type="float">
            <text:p>2.449</text:p>
          </table:table-cell>
          <table:table-cell table:formula="of:=POWER([.A38]; 1/([.N$1]+1))" office:value-type="float" office:value="1.38510292222008" calcext:value-type="float">
            <text:p>1.385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.000000</text:p>
          </table:table-cell>
          <table:table-cell table:formula="of:=[.C$3]/[.A39]" office:value-type="float" office:value="0.027027027027027" calcext:value-type="float">
            <text:p>0.027027</text:p>
          </table:table-cell>
          <table:table-cell table:formula="of:=[.J39]/[.$A39]" office:value-type="float" office:value="1" calcext:value-type="float">
            <text:p>1.000000</text:p>
          </table:table-cell>
          <table:table-cell table:formula="of:=[.K39]/[.$A39]" office:value-type="float" office:value="0.164398987305357" calcext:value-type="float">
            <text:p>0.164399</text:p>
          </table:table-cell>
          <table:table-cell table:formula="of:=[.L39]/[.$A39]" office:value-type="float" office:value="0.0900600500444852" calcext:value-type="float">
            <text:p>0.090060</text:p>
          </table:table-cell>
          <table:table-cell table:formula="of:=[.M39]/[.$A39]" office:value-type="float" office:value="0.0666574517448557" calcext:value-type="float">
            <text:p>0.066657</text:p>
          </table:table-cell>
          <table:table-cell table:formula="of:=[.N39]/[.$A39]" office:value-type="float" office:value="0.0375285745617408" calcext:value-type="float">
            <text:p>0.037529</text:p>
          </table:table-cell>
          <table:table-cell/>
          <table:table-cell table:formula="of:=POWER([.A39]; 1/([.J$1]+1))" office:value-type="float" office:value="37" calcext:value-type="float">
            <text:p>37.000</text:p>
          </table:table-cell>
          <table:table-cell table:formula="of:=POWER([.A39]; 1/([.K$1]+1))" office:value-type="float" office:value="6.08276253029822" calcext:value-type="float">
            <text:p>6.083</text:p>
          </table:table-cell>
          <table:table-cell table:formula="of:=POWER([.A39]; 1/([.L$1]+1))" office:value-type="float" office:value="3.33222185164595" calcext:value-type="float">
            <text:p>3.332</text:p>
          </table:table-cell>
          <table:table-cell table:formula="of:=POWER([.A39]; 1/([.M$1]+1))" office:value-type="float" office:value="2.46632571455966" calcext:value-type="float">
            <text:p>2.466</text:p>
          </table:table-cell>
          <table:table-cell table:formula="of:=POWER([.A39]; 1/([.N$1]+1))" office:value-type="float" office:value="1.38855725878441" calcext:value-type="float">
            <text:p>1.389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0000</text:p>
          </table:table-cell>
          <table:table-cell table:formula="of:=[.C$3]/[.A40]" office:value-type="float" office:value="0.0263157894736842" calcext:value-type="float">
            <text:p>0.026316</text:p>
          </table:table-cell>
          <table:table-cell table:formula="of:=[.J40]/[.$A40]" office:value-type="float" office:value="1" calcext:value-type="float">
            <text:p>1.000000</text:p>
          </table:table-cell>
          <table:table-cell table:formula="of:=[.K40]/[.$A40]" office:value-type="float" office:value="0.162221421130763" calcext:value-type="float">
            <text:p>0.162221</text:p>
          </table:table-cell>
          <table:table-cell table:formula="of:=[.L40]/[.$A40]" office:value-type="float" office:value="0.0884730370210253" calcext:value-type="float">
            <text:p>0.088473</text:p>
          </table:table-cell>
          <table:table-cell table:formula="of:=[.M40]/[.$A40]" office:value-type="float" office:value="0.0653374683210102" calcext:value-type="float">
            <text:p>0.065337</text:p>
          </table:table-cell>
          <table:table-cell table:formula="of:=[.N40]/[.$A40]" office:value-type="float" office:value="0.0366296774138033" calcext:value-type="float">
            <text:p>0.036630</text:p>
          </table:table-cell>
          <table:table-cell/>
          <table:table-cell table:formula="of:=POWER([.A40]; 1/([.J$1]+1))" office:value-type="float" office:value="38" calcext:value-type="float">
            <text:p>38.000</text:p>
          </table:table-cell>
          <table:table-cell table:formula="of:=POWER([.A40]; 1/([.K$1]+1))" office:value-type="float" office:value="6.16441400296898" calcext:value-type="float">
            <text:p>6.164</text:p>
          </table:table-cell>
          <table:table-cell table:formula="of:=POWER([.A40]; 1/([.L$1]+1))" office:value-type="float" office:value="3.36197540679896" calcext:value-type="float">
            <text:p>3.362</text:p>
          </table:table-cell>
          <table:table-cell table:formula="of:=POWER([.A40]; 1/([.M$1]+1))" office:value-type="float" office:value="2.48282379619839" calcext:value-type="float">
            <text:p>2.483</text:p>
          </table:table-cell>
          <table:table-cell table:formula="of:=POWER([.A40]; 1/([.N$1]+1))" office:value-type="float" office:value="1.39192774172453" calcext:value-type="float">
            <text:p>1.392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.000000</text:p>
          </table:table-cell>
          <table:table-cell table:formula="of:=[.C$3]/[.A41]" office:value-type="float" office:value="0.0256410256410256" calcext:value-type="float">
            <text:p>0.025641</text:p>
          </table:table-cell>
          <table:table-cell table:formula="of:=[.J41]/[.$A41]" office:value-type="float" office:value="1" calcext:value-type="float">
            <text:p>1.000000</text:p>
          </table:table-cell>
          <table:table-cell table:formula="of:=[.K41]/[.$A41]" office:value-type="float" office:value="0.160128153805087" calcext:value-type="float">
            <text:p>0.160128</text:p>
          </table:table-cell>
          <table:table-cell table:formula="of:=[.L41]/[.$A41]" office:value-type="float" office:value="0.0869541395644658" calcext:value-type="float">
            <text:p>0.086954</text:p>
          </table:table-cell>
          <table:table-cell table:formula="of:=[.M41]/[.$A41]" office:value-type="float" office:value="0.0640769076779329" calcext:value-type="float">
            <text:p>0.064077</text:p>
          </table:table-cell>
          <table:table-cell table:formula="of:=[.N41]/[.$A41]" office:value-type="float" office:value="0.0357748342243658" calcext:value-type="float">
            <text:p>0.035775</text:p>
          </table:table-cell>
          <table:table-cell/>
          <table:table-cell table:formula="of:=POWER([.A41]; 1/([.J$1]+1))" office:value-type="float" office:value="39" calcext:value-type="float">
            <text:p>39.000</text:p>
          </table:table-cell>
          <table:table-cell table:formula="of:=POWER([.A41]; 1/([.K$1]+1))" office:value-type="float" office:value="6.2449979983984" calcext:value-type="float">
            <text:p>6.245</text:p>
          </table:table-cell>
          <table:table-cell table:formula="of:=POWER([.A41]; 1/([.L$1]+1))" office:value-type="float" office:value="3.39121144301417" calcext:value-type="float">
            <text:p>3.391</text:p>
          </table:table-cell>
          <table:table-cell table:formula="of:=POWER([.A41]; 1/([.M$1]+1))" office:value-type="float" office:value="2.49899939943938" calcext:value-type="float">
            <text:p>2.499</text:p>
          </table:table-cell>
          <table:table-cell table:formula="of:=POWER([.A41]; 1/([.N$1]+1))" office:value-type="float" office:value="1.39521853475027" calcext:value-type="float">
            <text:p>1.395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0000</text:p>
          </table:table-cell>
          <table:table-cell table:formula="of:=[.C$3]/[.A42]" office:value-type="float" office:value="0.025" calcext:value-type="float">
            <text:p>0.025000</text:p>
          </table:table-cell>
          <table:table-cell table:formula="of:=[.J42]/[.$A42]" office:value-type="float" office:value="1" calcext:value-type="float">
            <text:p>1.000000</text:p>
          </table:table-cell>
          <table:table-cell table:formula="of:=[.K42]/[.$A42]" office:value-type="float" office:value="0.158113883008419" calcext:value-type="float">
            <text:p>0.158114</text:p>
          </table:table-cell>
          <table:table-cell table:formula="of:=[.L42]/[.$A42]" office:value-type="float" office:value="0.0854987973338348" calcext:value-type="float">
            <text:p>0.085499</text:p>
          </table:table-cell>
          <table:table-cell table:formula="of:=[.M42]/[.$A42]" office:value-type="float" office:value="0.0628716714841468" calcext:value-type="float">
            <text:p>0.062872</text:p>
          </table:table-cell>
          <table:table-cell table:formula="of:=[.N42]/[.$A42]" office:value-type="float" office:value="0.0349608373624246" calcext:value-type="float">
            <text:p>0.034961</text:p>
          </table:table-cell>
          <table:table-cell/>
          <table:table-cell table:formula="of:=POWER([.A42]; 1/([.J$1]+1))" office:value-type="float" office:value="40" calcext:value-type="float">
            <text:p>40.000</text:p>
          </table:table-cell>
          <table:table-cell table:formula="of:=POWER([.A42]; 1/([.K$1]+1))" office:value-type="float" office:value="6.32455532033676" calcext:value-type="float">
            <text:p>6.325</text:p>
          </table:table-cell>
          <table:table-cell table:formula="of:=POWER([.A42]; 1/([.L$1]+1))" office:value-type="float" office:value="3.41995189335339" calcext:value-type="float">
            <text:p>3.420</text:p>
          </table:table-cell>
          <table:table-cell table:formula="of:=POWER([.A42]; 1/([.M$1]+1))" office:value-type="float" office:value="2.51486685936587" calcext:value-type="float">
            <text:p>2.515</text:p>
          </table:table-cell>
          <table:table-cell table:formula="of:=POWER([.A42]; 1/([.N$1]+1))" office:value-type="float" office:value="1.39843349449698" calcext:value-type="float">
            <text:p>1.398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.000000</text:p>
          </table:table-cell>
          <table:table-cell table:formula="of:=[.C$3]/[.A43]" office:value-type="float" office:value="0.024390243902439" calcext:value-type="float">
            <text:p>0.024390</text:p>
          </table:table-cell>
          <table:table-cell table:formula="of:=[.J43]/[.$A43]" office:value-type="float" office:value="1" calcext:value-type="float">
            <text:p>1.000000</text:p>
          </table:table-cell>
          <table:table-cell table:formula="of:=[.K43]/[.$A43]" office:value-type="float" office:value="0.156173761888606" calcext:value-type="float">
            <text:p>0.156174</text:p>
          </table:table-cell>
          <table:table-cell table:formula="of:=[.L43]/[.$A43]" office:value-type="float" office:value="0.08410285952153" calcext:value-type="float">
            <text:p>0.084103</text:p>
          </table:table-cell>
          <table:table-cell table:formula="of:=[.M43]/[.$A43]" office:value-type="float" office:value="0.0617180374252498" calcext:value-type="float">
            <text:p>0.061718</text:p>
          </table:table-cell>
          <table:table-cell table:formula="of:=[.N43]/[.$A43]" office:value-type="float" office:value="0.0341847853708881" calcext:value-type="float">
            <text:p>0.034185</text:p>
          </table:table-cell>
          <table:table-cell/>
          <table:table-cell table:formula="of:=POWER([.A43]; 1/([.J$1]+1))" office:value-type="float" office:value="41" calcext:value-type="float">
            <text:p>41.000</text:p>
          </table:table-cell>
          <table:table-cell table:formula="of:=POWER([.A43]; 1/([.K$1]+1))" office:value-type="float" office:value="6.40312423743285" calcext:value-type="float">
            <text:p>6.403</text:p>
          </table:table-cell>
          <table:table-cell table:formula="of:=POWER([.A43]; 1/([.L$1]+1))" office:value-type="float" office:value="3.44821724038273" calcext:value-type="float">
            <text:p>3.448</text:p>
          </table:table-cell>
          <table:table-cell table:formula="of:=POWER([.A43]; 1/([.M$1]+1))" office:value-type="float" office:value="2.53043953443524" calcext:value-type="float">
            <text:p>2.530</text:p>
          </table:table-cell>
          <table:table-cell table:formula="of:=POWER([.A43]; 1/([.N$1]+1))" office:value-type="float" office:value="1.40157620020641" calcext:value-type="float">
            <text:p>1.402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0000</text:p>
          </table:table-cell>
          <table:table-cell table:formula="of:=[.C$3]/[.A44]" office:value-type="float" office:value="0.0238095238095238" calcext:value-type="float">
            <text:p>0.023810</text:p>
          </table:table-cell>
          <table:table-cell table:formula="of:=[.J44]/[.$A44]" office:value-type="float" office:value="1" calcext:value-type="float">
            <text:p>1.000000</text:p>
          </table:table-cell>
          <table:table-cell table:formula="of:=[.K44]/[.$A44]" office:value-type="float" office:value="0.154303349962092" calcext:value-type="float">
            <text:p>0.154303</text:p>
          </table:table-cell>
          <table:table-cell table:formula="of:=[.L44]/[.$A44]" office:value-type="float" office:value="0.0827625391639631" calcext:value-type="float">
            <text:p>0.082763</text:p>
          </table:table-cell>
          <table:table-cell table:formula="of:=[.M44]/[.$A44]" office:value-type="float" office:value="0.0606126165481388" calcext:value-type="float">
            <text:p>0.060613</text:p>
          </table:table-cell>
          <table:table-cell table:formula="of:=[.N44]/[.$A44]" office:value-type="float" office:value="0.0334440471402752" calcext:value-type="float">
            <text:p>0.033444</text:p>
          </table:table-cell>
          <table:table-cell/>
          <table:table-cell table:formula="of:=POWER([.A44]; 1/([.J$1]+1))" office:value-type="float" office:value="42" calcext:value-type="float">
            <text:p>42.000</text:p>
          </table:table-cell>
          <table:table-cell table:formula="of:=POWER([.A44]; 1/([.K$1]+1))" office:value-type="float" office:value="6.48074069840786" calcext:value-type="float">
            <text:p>6.481</text:p>
          </table:table-cell>
          <table:table-cell table:formula="of:=POWER([.A44]; 1/([.L$1]+1))" office:value-type="float" office:value="3.47602664488645" calcext:value-type="float">
            <text:p>3.476</text:p>
          </table:table-cell>
          <table:table-cell table:formula="of:=POWER([.A44]; 1/([.M$1]+1))" office:value-type="float" office:value="2.54572989502183" calcext:value-type="float">
            <text:p>2.546</text:p>
          </table:table-cell>
          <table:table-cell table:formula="of:=POWER([.A44]; 1/([.N$1]+1))" office:value-type="float" office:value="1.40464997989156" calcext:value-type="float">
            <text:p>1.405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.000000</text:p>
          </table:table-cell>
          <table:table-cell table:formula="of:=[.C$3]/[.A45]" office:value-type="float" office:value="0.0232558139534884" calcext:value-type="float">
            <text:p>0.023256</text:p>
          </table:table-cell>
          <table:table-cell table:formula="of:=[.J45]/[.$A45]" office:value-type="float" office:value="1" calcext:value-type="float">
            <text:p>1.000000</text:p>
          </table:table-cell>
          <table:table-cell table:formula="of:=[.K45]/[.$A45]" office:value-type="float" office:value="0.152498570332605" calcext:value-type="float">
            <text:p>0.152499</text:p>
          </table:table-cell>
          <table:table-cell table:formula="of:=[.L45]/[.$A45]" office:value-type="float" office:value="0.0814743734973657" calcext:value-type="float">
            <text:p>0.081474</text:p>
          </table:table-cell>
          <table:table-cell table:formula="of:=[.M45]/[.$A45]" office:value-type="float" office:value="0.0595523163263027" calcext:value-type="float">
            <text:p>0.059552</text:p>
          </table:table-cell>
          <table:table-cell table:formula="of:=[.N45]/[.$A45]" office:value-type="float" office:value="0.0327362310110489" calcext:value-type="float">
            <text:p>0.032736</text:p>
          </table:table-cell>
          <table:table-cell/>
          <table:table-cell table:formula="of:=POWER([.A45]; 1/([.J$1]+1))" office:value-type="float" office:value="43" calcext:value-type="float">
            <text:p>43.000</text:p>
          </table:table-cell>
          <table:table-cell table:formula="of:=POWER([.A45]; 1/([.K$1]+1))" office:value-type="float" office:value="6.557438524302" calcext:value-type="float">
            <text:p>6.557</text:p>
          </table:table-cell>
          <table:table-cell table:formula="of:=POWER([.A45]; 1/([.L$1]+1))" office:value-type="float" office:value="3.50339806038672" calcext:value-type="float">
            <text:p>3.503</text:p>
          </table:table-cell>
          <table:table-cell table:formula="of:=POWER([.A45]; 1/([.M$1]+1))" office:value-type="float" office:value="2.56074960203102" calcext:value-type="float">
            <text:p>2.561</text:p>
          </table:table-cell>
          <table:table-cell table:formula="of:=POWER([.A45]; 1/([.N$1]+1))" office:value-type="float" office:value="1.4076579334751" calcext:value-type="float">
            <text:p>1.408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0000</text:p>
          </table:table-cell>
          <table:table-cell table:formula="of:=[.C$3]/[.A46]" office:value-type="float" office:value="0.0227272727272727" calcext:value-type="float">
            <text:p>0.022727</text:p>
          </table:table-cell>
          <table:table-cell table:formula="of:=[.J46]/[.$A46]" office:value-type="float" office:value="1" calcext:value-type="float">
            <text:p>1.000000</text:p>
          </table:table-cell>
          <table:table-cell table:formula="of:=[.K46]/[.$A46]" office:value-type="float" office:value="0.150755672288882" calcext:value-type="float">
            <text:p>0.150756</text:p>
          </table:table-cell>
          <table:table-cell table:formula="of:=[.L46]/[.$A46]" office:value-type="float" office:value="0.0802351894392287" calcext:value-type="float">
            <text:p>0.080235</text:p>
          </table:table-cell>
          <table:table-cell table:formula="of:=[.M46]/[.$A46]" office:value-type="float" office:value="0.0585343085659408" calcext:value-type="float">
            <text:p>0.058534</text:p>
          </table:table-cell>
          <table:table-cell table:formula="of:=[.N46]/[.$A46]" office:value-type="float" office:value="0.0320591580298427" calcext:value-type="float">
            <text:p>0.032059</text:p>
          </table:table-cell>
          <table:table-cell/>
          <table:table-cell table:formula="of:=POWER([.A46]; 1/([.J$1]+1))" office:value-type="float" office:value="44" calcext:value-type="float">
            <text:p>44.000</text:p>
          </table:table-cell>
          <table:table-cell table:formula="of:=POWER([.A46]; 1/([.K$1]+1))" office:value-type="float" office:value="6.6332495807108" calcext:value-type="float">
            <text:p>6.633</text:p>
          </table:table-cell>
          <table:table-cell table:formula="of:=POWER([.A46]; 1/([.L$1]+1))" office:value-type="float" office:value="3.53034833532606" calcext:value-type="float">
            <text:p>3.530</text:p>
          </table:table-cell>
          <table:table-cell table:formula="of:=POWER([.A46]; 1/([.M$1]+1))" office:value-type="float" office:value="2.57550957690139" calcext:value-type="float">
            <text:p>2.576</text:p>
          </table:table-cell>
          <table:table-cell table:formula="of:=POWER([.A46]; 1/([.N$1]+1))" office:value-type="float" office:value="1.41060295331308" calcext:value-type="float">
            <text:p>1.411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.000000</text:p>
          </table:table-cell>
          <table:table-cell table:formula="of:=[.C$3]/[.A47]" office:value-type="float" office:value="0.0222222222222222" calcext:value-type="float">
            <text:p>0.022222</text:p>
          </table:table-cell>
          <table:table-cell table:formula="of:=[.J47]/[.$A47]" office:value-type="float" office:value="1" calcext:value-type="float">
            <text:p>1.000000</text:p>
          </table:table-cell>
          <table:table-cell table:formula="of:=[.K47]/[.$A47]" office:value-type="float" office:value="0.149071198499986" calcext:value-type="float">
            <text:p>0.149071</text:p>
          </table:table-cell>
          <table:table-cell table:formula="of:=[.L47]/[.$A47]" office:value-type="float" office:value="0.0790420734331125" calcext:value-type="float">
            <text:p>0.079042</text:p>
          </table:table-cell>
          <table:table-cell table:formula="of:=[.M47]/[.$A47]" office:value-type="float" office:value="0.0575560014246967" calcext:value-type="float">
            <text:p>0.057556</text:p>
          </table:table-cell>
          <table:table-cell table:formula="of:=[.N47]/[.$A47]" office:value-type="float" office:value="0.0314108387211439" calcext:value-type="float">
            <text:p>0.031411</text:p>
          </table:table-cell>
          <table:table-cell/>
          <table:table-cell table:formula="of:=POWER([.A47]; 1/([.J$1]+1))" office:value-type="float" office:value="45" calcext:value-type="float">
            <text:p>45.000</text:p>
          </table:table-cell>
          <table:table-cell table:formula="of:=POWER([.A47]; 1/([.K$1]+1))" office:value-type="float" office:value="6.70820393249937" calcext:value-type="float">
            <text:p>6.708</text:p>
          </table:table-cell>
          <table:table-cell table:formula="of:=POWER([.A47]; 1/([.L$1]+1))" office:value-type="float" office:value="3.55689330449006" calcext:value-type="float">
            <text:p>3.557</text:p>
          </table:table-cell>
          <table:table-cell table:formula="of:=POWER([.A47]; 1/([.M$1]+1))" office:value-type="float" office:value="2.59002006411135" calcext:value-type="float">
            <text:p>2.590</text:p>
          </table:table-cell>
          <table:table-cell table:formula="of:=POWER([.A47]; 1/([.N$1]+1))" office:value-type="float" office:value="1.41348774245148" calcext:value-type="float">
            <text:p>1.413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.000000</text:p>
          </table:table-cell>
          <table:table-cell table:formula="of:=[.C$3]/[.A48]" office:value-type="float" office:value="0.0217391304347826" calcext:value-type="float">
            <text:p>0.021739</text:p>
          </table:table-cell>
          <table:table-cell table:formula="of:=[.J48]/[.$A48]" office:value-type="float" office:value="1" calcext:value-type="float">
            <text:p>1.000000</text:p>
          </table:table-cell>
          <table:table-cell table:formula="of:=[.K48]/[.$A48]" office:value-type="float" office:value="0.147441956154897" calcext:value-type="float">
            <text:p>0.147442</text:p>
          </table:table-cell>
          <table:table-cell table:formula="of:=[.L48]/[.$A48]" office:value-type="float" office:value="0.0778923450220858" calcext:value-type="float">
            <text:p>0.077892</text:p>
          </table:table-cell>
          <table:table-cell table:formula="of:=[.M48]/[.$A48]" office:value-type="float" office:value="0.0566150149378308" calcext:value-type="float">
            <text:p>0.056615</text:p>
          </table:table-cell>
          <table:table-cell table:formula="of:=[.N48]/[.$A48]" office:value-type="float" office:value="0.0307894528458821" calcext:value-type="float">
            <text:p>0.030789</text:p>
          </table:table-cell>
          <table:table-cell/>
          <table:table-cell table:formula="of:=POWER([.A48]; 1/([.J$1]+1))" office:value-type="float" office:value="46" calcext:value-type="float">
            <text:p>46.000</text:p>
          </table:table-cell>
          <table:table-cell table:formula="of:=POWER([.A48]; 1/([.K$1]+1))" office:value-type="float" office:value="6.78232998312527" calcext:value-type="float">
            <text:p>6.782</text:p>
          </table:table-cell>
          <table:table-cell table:formula="of:=POWER([.A48]; 1/([.L$1]+1))" office:value-type="float" office:value="3.58304787101595" calcext:value-type="float">
            <text:p>3.583</text:p>
          </table:table-cell>
          <table:table-cell table:formula="of:=POWER([.A48]; 1/([.M$1]+1))" office:value-type="float" office:value="2.60429068714022" calcext:value-type="float">
            <text:p>2.604</text:p>
          </table:table-cell>
          <table:table-cell table:formula="of:=POWER([.A48]; 1/([.N$1]+1))" office:value-type="float" office:value="1.41631483091058" calcext:value-type="float">
            <text:p>1.416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0000</text:p>
          </table:table-cell>
          <table:table-cell table:formula="of:=[.C$3]/[.A49]" office:value-type="float" office:value="0.0212765957446808" calcext:value-type="float">
            <text:p>0.021277</text:p>
          </table:table-cell>
          <table:table-cell table:formula="of:=[.J49]/[.$A49]" office:value-type="float" office:value="1" calcext:value-type="float">
            <text:p>1.000000</text:p>
          </table:table-cell>
          <table:table-cell table:formula="of:=[.K49]/[.$A49]" office:value-type="float" office:value="0.145864991497895" calcext:value-type="float">
            <text:p>0.145865</text:p>
          </table:table-cell>
          <table:table-cell table:formula="of:=[.L49]/[.$A49]" office:value-type="float" office:value="0.0767835336199722" calcext:value-type="float">
            <text:p>0.076784</text:p>
          </table:table-cell>
          <table:table-cell table:formula="of:=[.M49]/[.$A49]" office:value-type="float" office:value="0.055709159546721" calcext:value-type="float">
            <text:p>0.055709</text:p>
          </table:table-cell>
          <table:table-cell table:formula="of:=[.N49]/[.$A49]" office:value-type="float" office:value="0.0301933317074042" calcext:value-type="float">
            <text:p>0.030193</text:p>
          </table:table-cell>
          <table:table-cell/>
          <table:table-cell table:formula="of:=POWER([.A49]; 1/([.J$1]+1))" office:value-type="float" office:value="47" calcext:value-type="float">
            <text:p>47.000</text:p>
          </table:table-cell>
          <table:table-cell table:formula="of:=POWER([.A49]; 1/([.K$1]+1))" office:value-type="float" office:value="6.85565460040104" calcext:value-type="float">
            <text:p>6.856</text:p>
          </table:table-cell>
          <table:table-cell table:formula="of:=POWER([.A49]; 1/([.L$1]+1))" office:value-type="float" office:value="3.60882608013869" calcext:value-type="float">
            <text:p>3.609</text:p>
          </table:table-cell>
          <table:table-cell table:formula="of:=POWER([.A49]; 1/([.M$1]+1))" office:value-type="float" office:value="2.61833049869589" calcext:value-type="float">
            <text:p>2.618</text:p>
          </table:table-cell>
          <table:table-cell table:formula="of:=POWER([.A49]; 1/([.N$1]+1))" office:value-type="float" office:value="1.419086590248" calcext:value-type="float">
            <text:p>1.419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.000000</text:p>
          </table:table-cell>
          <table:table-cell table:formula="of:=[.C$3]/[.A50]" office:value-type="float" office:value="0.0208333333333333" calcext:value-type="float">
            <text:p>0.020833</text:p>
          </table:table-cell>
          <table:table-cell table:formula="of:=[.J50]/[.$A50]" office:value-type="float" office:value="1" calcext:value-type="float">
            <text:p>1.000000</text:p>
          </table:table-cell>
          <table:table-cell table:formula="of:=[.K50]/[.$A50]" office:value-type="float" office:value="0.144337567297406" calcext:value-type="float">
            <text:p>0.144338</text:p>
          </table:table-cell>
          <table:table-cell table:formula="of:=[.L50]/[.$A50]" office:value-type="float" office:value="0.0757133580346725" calcext:value-type="float">
            <text:p>0.075713</text:p>
          </table:table-cell>
          <table:table-cell table:formula="of:=[.M50]/[.$A50]" office:value-type="float" office:value="0.0548364172063539" calcext:value-type="float">
            <text:p>0.054836</text:p>
          </table:table-cell>
          <table:table-cell table:formula="of:=[.N50]/[.$A50]" office:value-type="float" office:value="0.0296209426378088" calcext:value-type="float">
            <text:p>0.029621</text:p>
          </table:table-cell>
          <table:table-cell/>
          <table:table-cell table:formula="of:=POWER([.A50]; 1/([.J$1]+1))" office:value-type="float" office:value="48" calcext:value-type="float">
            <text:p>48.000</text:p>
          </table:table-cell>
          <table:table-cell table:formula="of:=POWER([.A50]; 1/([.K$1]+1))" office:value-type="float" office:value="6.92820323027551" calcext:value-type="float">
            <text:p>6.928</text:p>
          </table:table-cell>
          <table:table-cell table:formula="of:=POWER([.A50]; 1/([.L$1]+1))" office:value-type="float" office:value="3.63424118566428" calcext:value-type="float">
            <text:p>3.634</text:p>
          </table:table-cell>
          <table:table-cell table:formula="of:=POWER([.A50]; 1/([.M$1]+1))" office:value-type="float" office:value="2.63214802590498" calcext:value-type="float">
            <text:p>2.632</text:p>
          </table:table-cell>
          <table:table-cell table:formula="of:=POWER([.A50]; 1/([.N$1]+1))" office:value-type="float" office:value="1.42180524661482" calcext:value-type="float">
            <text:p>1.422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.000000</text:p>
          </table:table-cell>
          <table:table-cell table:formula="of:=[.C$3]/[.A51]" office:value-type="float" office:value="0.0204081632653061" calcext:value-type="float">
            <text:p>0.020408</text:p>
          </table:table-cell>
          <table:table-cell table:formula="of:=[.J51]/[.$A51]" office:value-type="float" office:value="1" calcext:value-type="float">
            <text:p>1.000000</text:p>
          </table:table-cell>
          <table:table-cell table:formula="of:=[.K51]/[.$A51]" office:value-type="float" office:value="0.142857142857143" calcext:value-type="float">
            <text:p>0.142857</text:p>
          </table:table-cell>
          <table:table-cell table:formula="of:=[.L51]/[.$A51]" office:value-type="float" office:value="0.0746797083678157" calcext:value-type="float">
            <text:p>0.074680</text:p>
          </table:table-cell>
          <table:table-cell table:formula="of:=[.M51]/[.$A51]" office:value-type="float" office:value="0.0539949247156039" calcext:value-type="float">
            <text:p>0.053995</text:p>
          </table:table-cell>
          <table:table-cell table:formula="of:=[.N51]/[.$A51]" office:value-type="float" office:value="0.0290708753569118" calcext:value-type="float">
            <text:p>0.029071</text:p>
          </table:table-cell>
          <table:table-cell/>
          <table:table-cell table:formula="of:=POWER([.A51]; 1/([.J$1]+1))" office:value-type="float" office:value="49" calcext:value-type="float">
            <text:p>49.000</text:p>
          </table:table-cell>
          <table:table-cell table:formula="of:=POWER([.A51]; 1/([.K$1]+1))" office:value-type="float" office:value="7" calcext:value-type="float">
            <text:p>7.000</text:p>
          </table:table-cell>
          <table:table-cell table:formula="of:=POWER([.A51]; 1/([.L$1]+1))" office:value-type="float" office:value="3.65930571002297" calcext:value-type="float">
            <text:p>3.659</text:p>
          </table:table-cell>
          <table:table-cell table:formula="of:=POWER([.A51]; 1/([.M$1]+1))" office:value-type="float" office:value="2.64575131106459" calcext:value-type="float">
            <text:p>2.646</text:p>
          </table:table-cell>
          <table:table-cell table:formula="of:=POWER([.A51]; 1/([.N$1]+1))" office:value-type="float" office:value="1.42447289248868" calcext:value-type="float">
            <text:p>1.424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0000</text:p>
          </table:table-cell>
          <table:table-cell table:formula="of:=[.C$3]/[.A52]" office:value-type="float" office:value="0.02" calcext:value-type="float">
            <text:p>0.020000</text:p>
          </table:table-cell>
          <table:table-cell table:formula="of:=[.J52]/[.$A52]" office:value-type="float" office:value="1" calcext:value-type="float">
            <text:p>1.000000</text:p>
          </table:table-cell>
          <table:table-cell table:formula="of:=[.K52]/[.$A52]" office:value-type="float" office:value="0.14142135623731" calcext:value-type="float">
            <text:p>0.141421</text:p>
          </table:table-cell>
          <table:table-cell table:formula="of:=[.L52]/[.$A52]" office:value-type="float" office:value="0.0736806299728077" calcext:value-type="float">
            <text:p>0.073681</text:p>
          </table:table-cell>
          <table:table-cell table:formula="of:=[.M52]/[.$A52]" office:value-type="float" office:value="0.0531829589694499" calcext:value-type="float">
            <text:p>0.053183</text:p>
          </table:table-cell>
          <table:table-cell table:formula="of:=[.N52]/[.$A52]" office:value-type="float" office:value="0.0285418299448364" calcext:value-type="float">
            <text:p>0.028542</text:p>
          </table:table-cell>
          <table:table-cell/>
          <table:table-cell table:formula="of:=POWER([.A52]; 1/([.J$1]+1))" office:value-type="float" office:value="50" calcext:value-type="float">
            <text:p>50.000</text:p>
          </table:table-cell>
          <table:table-cell table:formula="of:=POWER([.A52]; 1/([.K$1]+1))" office:value-type="float" office:value="7.07106781186547" calcext:value-type="float">
            <text:p>7.071</text:p>
          </table:table-cell>
          <table:table-cell table:formula="of:=POWER([.A52]; 1/([.L$1]+1))" office:value-type="float" office:value="3.68403149864039" calcext:value-type="float">
            <text:p>3.684</text:p>
          </table:table-cell>
          <table:table-cell table:formula="of:=POWER([.A52]; 1/([.M$1]+1))" office:value-type="float" office:value="2.65914794847249" calcext:value-type="float">
            <text:p>2.659</text:p>
          </table:table-cell>
          <table:table-cell table:formula="of:=POWER([.A52]; 1/([.N$1]+1))" office:value-type="float" office:value="1.42709149724182" calcext:value-type="float">
            <text:p>1.427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.000000</text:p>
          </table:table-cell>
          <table:table-cell table:formula="of:=[.C$3]/[.A53]" office:value-type="float" office:value="0.0196078431372549" calcext:value-type="float">
            <text:p>0.019608</text:p>
          </table:table-cell>
          <table:table-cell table:formula="of:=[.J53]/[.$A53]" office:value-type="float" office:value="1" calcext:value-type="float">
            <text:p>1.000000</text:p>
          </table:table-cell>
          <table:table-cell table:formula="of:=[.K53]/[.$A53]" office:value-type="float" office:value="0.140028008402801" calcext:value-type="float">
            <text:p>0.140028</text:p>
          </table:table-cell>
          <table:table-cell table:formula="of:=[.L53]/[.$A53]" office:value-type="float" office:value="0.0727143092012978" calcext:value-type="float">
            <text:p>0.072714</text:p>
          </table:table-cell>
          <table:table-cell table:formula="of:=[.M53]/[.$A53]" office:value-type="float" office:value="0.0523989238781135" calcext:value-type="float">
            <text:p>0.052399</text:p>
          </table:table-cell>
          <table:table-cell table:formula="of:=[.N53]/[.$A53]" office:value-type="float" office:value="0.0280326062094272" calcext:value-type="float">
            <text:p>0.028033</text:p>
          </table:table-cell>
          <table:table-cell/>
          <table:table-cell table:formula="of:=POWER([.A53]; 1/([.J$1]+1))" office:value-type="float" office:value="51" calcext:value-type="float">
            <text:p>51.000</text:p>
          </table:table-cell>
          <table:table-cell table:formula="of:=POWER([.A53]; 1/([.K$1]+1))" office:value-type="float" office:value="7.14142842854285" calcext:value-type="float">
            <text:p>7.141</text:p>
          </table:table-cell>
          <table:table-cell table:formula="of:=POWER([.A53]; 1/([.L$1]+1))" office:value-type="float" office:value="3.70842976926619" calcext:value-type="float">
            <text:p>3.708</text:p>
          </table:table-cell>
          <table:table-cell table:formula="of:=POWER([.A53]; 1/([.M$1]+1))" office:value-type="float" office:value="2.67234511778379" calcext:value-type="float">
            <text:p>2.672</text:p>
          </table:table-cell>
          <table:table-cell table:formula="of:=POWER([.A53]; 1/([.N$1]+1))" office:value-type="float" office:value="1.42966291668079" calcext:value-type="float">
            <text:p>1.430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.000000</text:p>
          </table:table-cell>
          <table:table-cell table:formula="of:=[.C$3]/[.A54]" office:value-type="float" office:value="0.0192307692307692" calcext:value-type="float">
            <text:p>0.019231</text:p>
          </table:table-cell>
          <table:table-cell table:formula="of:=[.J54]/[.$A54]" office:value-type="float" office:value="1" calcext:value-type="float">
            <text:p>1.000000</text:p>
          </table:table-cell>
          <table:table-cell table:formula="of:=[.K54]/[.$A54]" office:value-type="float" office:value="0.138675049056307" calcext:value-type="float">
            <text:p>0.138675</text:p>
          </table:table-cell>
          <table:table-cell table:formula="of:=[.L54]/[.$A54]" office:value-type="float" office:value="0.071779060708024" calcext:value-type="float">
            <text:p>0.071779</text:p>
          </table:table-cell>
          <table:table-cell table:formula="of:=[.M54]/[.$A54]" office:value-type="float" office:value="0.0516413387362048" calcext:value-type="float">
            <text:p>0.051641</text:p>
          </table:table-cell>
          <table:table-cell table:formula="of:=[.N54]/[.$A54]" office:value-type="float" office:value="0.0275420942629942" calcext:value-type="float">
            <text:p>0.027542</text:p>
          </table:table-cell>
          <table:table-cell/>
          <table:table-cell table:formula="of:=POWER([.A54]; 1/([.J$1]+1))" office:value-type="float" office:value="52" calcext:value-type="float">
            <text:p>52.000</text:p>
          </table:table-cell>
          <table:table-cell table:formula="of:=POWER([.A54]; 1/([.K$1]+1))" office:value-type="float" office:value="7.21110255092798" calcext:value-type="float">
            <text:p>7.211</text:p>
          </table:table-cell>
          <table:table-cell table:formula="of:=POWER([.A54]; 1/([.L$1]+1))" office:value-type="float" office:value="3.73251115681725" calcext:value-type="float">
            <text:p>3.733</text:p>
          </table:table-cell>
          <table:table-cell table:formula="of:=POWER([.A54]; 1/([.M$1]+1))" office:value-type="float" office:value="2.68534961428265" calcext:value-type="float">
            <text:p>2.685</text:p>
          </table:table-cell>
          <table:table-cell table:formula="of:=POWER([.A54]; 1/([.N$1]+1))" office:value-type="float" office:value="1.4321889016757" calcext:value-type="float">
            <text:p>1.432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.000000</text:p>
          </table:table-cell>
          <table:table-cell table:formula="of:=[.C$3]/[.A55]" office:value-type="float" office:value="0.0188679245283019" calcext:value-type="float">
            <text:p>0.018868</text:p>
          </table:table-cell>
          <table:table-cell table:formula="of:=[.J55]/[.$A55]" office:value-type="float" office:value="1" calcext:value-type="float">
            <text:p>1.000000</text:p>
          </table:table-cell>
          <table:table-cell table:formula="of:=[.K55]/[.$A55]" office:value-type="float" office:value="0.137360563948689" calcext:value-type="float">
            <text:p>0.137361</text:p>
          </table:table-cell>
          <table:table-cell table:formula="of:=[.L55]/[.$A55]" office:value-type="float" office:value="0.0708733161173787" calcext:value-type="float">
            <text:p>0.070873</text:p>
          </table:table-cell>
          <table:table-cell table:formula="of:=[.M55]/[.$A55]" office:value-type="float" office:value="0.0509088278567563" calcext:value-type="float">
            <text:p>0.050909</text:p>
          </table:table-cell>
          <table:table-cell table:formula="of:=[.N55]/[.$A55]" office:value-type="float" office:value="0.0270692661505995" calcext:value-type="float">
            <text:p>0.027069</text:p>
          </table:table-cell>
          <table:table-cell/>
          <table:table-cell table:formula="of:=POWER([.A55]; 1/([.J$1]+1))" office:value-type="float" office:value="53" calcext:value-type="float">
            <text:p>53.000</text:p>
          </table:table-cell>
          <table:table-cell table:formula="of:=POWER([.A55]; 1/([.K$1]+1))" office:value-type="float" office:value="7.28010988928052" calcext:value-type="float">
            <text:p>7.280</text:p>
          </table:table-cell>
          <table:table-cell table:formula="of:=POWER([.A55]; 1/([.L$1]+1))" office:value-type="float" office:value="3.75628575422107" calcext:value-type="float">
            <text:p>3.756</text:p>
          </table:table-cell>
          <table:table-cell table:formula="of:=POWER([.A55]; 1/([.M$1]+1))" office:value-type="float" office:value="2.69816787640809" calcext:value-type="float">
            <text:p>2.698</text:p>
          </table:table-cell>
          <table:table-cell table:formula="of:=POWER([.A55]; 1/([.N$1]+1))" office:value-type="float" office:value="1.43467110598178" calcext:value-type="float">
            <text:p>1.435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.000000</text:p>
          </table:table-cell>
          <table:table-cell table:formula="of:=[.C$3]/[.A56]" office:value-type="float" office:value="0.0185185185185185" calcext:value-type="float">
            <text:p>0.018519</text:p>
          </table:table-cell>
          <table:table-cell table:formula="of:=[.J56]/[.$A56]" office:value-type="float" office:value="1" calcext:value-type="float">
            <text:p>1.000000</text:p>
          </table:table-cell>
          <table:table-cell table:formula="of:=[.K56]/[.$A56]" office:value-type="float" office:value="0.136082763487954" calcext:value-type="float">
            <text:p>0.136083</text:p>
          </table:table-cell>
          <table:table-cell table:formula="of:=[.L56]/[.$A56]" office:value-type="float" office:value="0.0699956138830485" calcext:value-type="float">
            <text:p>0.069996</text:p>
          </table:table-cell>
          <table:table-cell table:formula="of:=[.M56]/[.$A56]" office:value-type="float" office:value="0.050200111311658" calcext:value-type="float">
            <text:p>0.050200</text:p>
          </table:table-cell>
          <table:table-cell table:formula="of:=[.N56]/[.$A56]" office:value-type="float" office:value="0.0266131683952304" calcext:value-type="float">
            <text:p>0.026613</text:p>
          </table:table-cell>
          <table:table-cell/>
          <table:table-cell table:formula="of:=POWER([.A56]; 1/([.J$1]+1))" office:value-type="float" office:value="54" calcext:value-type="float">
            <text:p>54.000</text:p>
          </table:table-cell>
          <table:table-cell table:formula="of:=POWER([.A56]; 1/([.K$1]+1))" office:value-type="float" office:value="7.34846922834953" calcext:value-type="float">
            <text:p>7.348</text:p>
          </table:table-cell>
          <table:table-cell table:formula="of:=POWER([.A56]; 1/([.L$1]+1))" office:value-type="float" office:value="3.77976314968462" calcext:value-type="float">
            <text:p>3.780</text:p>
          </table:table-cell>
          <table:table-cell table:formula="of:=POWER([.A56]; 1/([.M$1]+1))" office:value-type="float" office:value="2.71080601082953" calcext:value-type="float">
            <text:p>2.711</text:p>
          </table:table-cell>
          <table:table-cell table:formula="of:=POWER([.A56]; 1/([.N$1]+1))" office:value-type="float" office:value="1.43711109334244" calcext:value-type="float">
            <text:p>1.437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.000000</text:p>
          </table:table-cell>
          <table:table-cell table:formula="of:=[.C$3]/[.A57]" office:value-type="float" office:value="0.0181818181818182" calcext:value-type="float">
            <text:p>0.018182</text:p>
          </table:table-cell>
          <table:table-cell table:formula="of:=[.J57]/[.$A57]" office:value-type="float" office:value="1" calcext:value-type="float">
            <text:p>1.000000</text:p>
          </table:table-cell>
          <table:table-cell table:formula="of:=[.K57]/[.$A57]" office:value-type="float" office:value="0.134839972492648" calcext:value-type="float">
            <text:p>0.134840</text:p>
          </table:table-cell>
          <table:table-cell table:formula="of:=[.L57]/[.$A57]" office:value-type="float" office:value="0.0691445901956617" calcext:value-type="float">
            <text:p>0.069145</text:p>
          </table:table-cell>
          <table:table-cell table:formula="of:=[.M57]/[.$A57]" office:value-type="float" office:value="0.0495139966423909" calcext:value-type="float">
            <text:p>0.049514</text:p>
          </table:table-cell>
          <table:table-cell table:formula="of:=[.N57]/[.$A57]" office:value-type="float" office:value="0.0261729153445811" calcext:value-type="float">
            <text:p>0.026173</text:p>
          </table:table-cell>
          <table:table-cell/>
          <table:table-cell table:formula="of:=POWER([.A57]; 1/([.J$1]+1))" office:value-type="float" office:value="55" calcext:value-type="float">
            <text:p>55.000</text:p>
          </table:table-cell>
          <table:table-cell table:formula="of:=POWER([.A57]; 1/([.K$1]+1))" office:value-type="float" office:value="7.41619848709566" calcext:value-type="float">
            <text:p>7.416</text:p>
          </table:table-cell>
          <table:table-cell table:formula="of:=POWER([.A57]; 1/([.L$1]+1))" office:value-type="float" office:value="3.80295246076139" calcext:value-type="float">
            <text:p>3.803</text:p>
          </table:table-cell>
          <table:table-cell table:formula="of:=POWER([.A57]; 1/([.M$1]+1))" office:value-type="float" office:value="2.7232698153315" calcext:value-type="float">
            <text:p>2.723</text:p>
          </table:table-cell>
          <table:table-cell table:formula="of:=POWER([.A57]; 1/([.N$1]+1))" office:value-type="float" office:value="1.43951034395196" calcext:value-type="float">
            <text:p>1.44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.000000</text:p>
          </table:table-cell>
          <table:table-cell table:formula="of:=[.C$3]/[.A58]" office:value-type="float" office:value="0.0178571428571429" calcext:value-type="float">
            <text:p>0.017857</text:p>
          </table:table-cell>
          <table:table-cell table:formula="of:=[.J58]/[.$A58]" office:value-type="float" office:value="1" calcext:value-type="float">
            <text:p>1.000000</text:p>
          </table:table-cell>
          <table:table-cell table:formula="of:=[.K58]/[.$A58]" office:value-type="float" office:value="0.133630620956212" calcext:value-type="float">
            <text:p>0.133631</text:p>
          </table:table-cell>
          <table:table-cell table:formula="of:=[.L58]/[.$A58]" office:value-type="float" office:value="0.0683189708132996" calcext:value-type="float">
            <text:p>0.068319</text:p>
          </table:table-cell>
          <table:table-cell table:formula="of:=[.M58]/[.$A58]" office:value-type="float" office:value="0.048849371423835" calcext:value-type="float">
            <text:p>0.048849</text:p>
          </table:table-cell>
          <table:table-cell table:formula="of:=[.N58]/[.$A58]" office:value-type="float" office:value="0.0257476832204611" calcext:value-type="float">
            <text:p>0.025748</text:p>
          </table:table-cell>
          <table:table-cell/>
          <table:table-cell table:formula="of:=POWER([.A58]; 1/([.J$1]+1))" office:value-type="float" office:value="56" calcext:value-type="float">
            <text:p>56.000</text:p>
          </table:table-cell>
          <table:table-cell table:formula="of:=POWER([.A58]; 1/([.K$1]+1))" office:value-type="float" office:value="7.48331477354788" calcext:value-type="float">
            <text:p>7.483</text:p>
          </table:table-cell>
          <table:table-cell table:formula="of:=POWER([.A58]; 1/([.L$1]+1))" office:value-type="float" office:value="3.82586236554478" calcext:value-type="float">
            <text:p>3.826</text:p>
          </table:table-cell>
          <table:table-cell table:formula="of:=POWER([.A58]; 1/([.M$1]+1))" office:value-type="float" office:value="2.73556479973476" calcext:value-type="float">
            <text:p>2.736</text:p>
          </table:table-cell>
          <table:table-cell table:formula="of:=POWER([.A58]; 1/([.N$1]+1))" office:value-type="float" office:value="1.44187026034582" calcext:value-type="float">
            <text:p>1.442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.000000</text:p>
          </table:table-cell>
          <table:table-cell table:formula="of:=[.C$3]/[.A59]" office:value-type="float" office:value="0.0175438596491228" calcext:value-type="float">
            <text:p>0.017544</text:p>
          </table:table-cell>
          <table:table-cell table:formula="of:=[.J59]/[.$A59]" office:value-type="float" office:value="1" calcext:value-type="float">
            <text:p>1.000000</text:p>
          </table:table-cell>
          <table:table-cell table:formula="of:=[.K59]/[.$A59]" office:value-type="float" office:value="0.132453235706504" calcext:value-type="float">
            <text:p>0.132453</text:p>
          </table:table-cell>
          <table:table-cell table:formula="of:=[.L59]/[.$A59]" office:value-type="float" office:value="0.0675175637066106" calcext:value-type="float">
            <text:p>0.067518</text:p>
          </table:table-cell>
          <table:table-cell table:formula="of:=[.M59]/[.$A59]" office:value-type="float" office:value="0.048205196579903" calcext:value-type="float">
            <text:p>0.048205</text:p>
          </table:table-cell>
          <table:table-cell table:formula="of:=[.N59]/[.$A59]" office:value-type="float" office:value="0.0253367047855946" calcext:value-type="float">
            <text:p>0.025337</text:p>
          </table:table-cell>
          <table:table-cell/>
          <table:table-cell table:formula="of:=POWER([.A59]; 1/([.J$1]+1))" office:value-type="float" office:value="57" calcext:value-type="float">
            <text:p>57.000</text:p>
          </table:table-cell>
          <table:table-cell table:formula="of:=POWER([.A59]; 1/([.K$1]+1))" office:value-type="float" office:value="7.54983443527075" calcext:value-type="float">
            <text:p>7.550</text:p>
          </table:table-cell>
          <table:table-cell table:formula="of:=POWER([.A59]; 1/([.L$1]+1))" office:value-type="float" office:value="3.84850113127681" calcext:value-type="float">
            <text:p>3.849</text:p>
          </table:table-cell>
          <table:table-cell table:formula="of:=POWER([.A59]; 1/([.M$1]+1))" office:value-type="float" office:value="2.74769620505447" calcext:value-type="float">
            <text:p>2.748</text:p>
          </table:table-cell>
          <table:table-cell table:formula="of:=POWER([.A59]; 1/([.N$1]+1))" office:value-type="float" office:value="1.4441921727789" calcext:value-type="float">
            <text:p>1.444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.000000</text:p>
          </table:table-cell>
          <table:table-cell table:formula="of:=[.C$3]/[.A60]" office:value-type="float" office:value="0.0172413793103448" calcext:value-type="float">
            <text:p>0.017241</text:p>
          </table:table-cell>
          <table:table-cell table:formula="of:=[.J60]/[.$A60]" office:value-type="float" office:value="1" calcext:value-type="float">
            <text:p>1.000000</text:p>
          </table:table-cell>
          <table:table-cell table:formula="of:=[.K60]/[.$A60]" office:value-type="float" office:value="0.131306432859723" calcext:value-type="float">
            <text:p>0.131306</text:p>
          </table:table-cell>
          <table:table-cell table:formula="of:=[.L60]/[.$A60]" office:value-type="float" office:value="0.0667392524246172" calcext:value-type="float">
            <text:p>0.066739</text:p>
          </table:table-cell>
          <table:table-cell table:formula="of:=[.M60]/[.$A60]" office:value-type="float" office:value="0.0475805003633085" calcext:value-type="float">
            <text:p>0.047581</text:p>
          </table:table-cell>
          <table:table-cell table:formula="of:=[.N60]/[.$A60]" office:value-type="float" office:value="0.0249392645542056" calcext:value-type="float">
            <text:p>0.024939</text:p>
          </table:table-cell>
          <table:table-cell/>
          <table:table-cell table:formula="of:=POWER([.A60]; 1/([.J$1]+1))" office:value-type="float" office:value="58" calcext:value-type="float">
            <text:p>58.000</text:p>
          </table:table-cell>
          <table:table-cell table:formula="of:=POWER([.A60]; 1/([.K$1]+1))" office:value-type="float" office:value="7.61577310586391" calcext:value-type="float">
            <text:p>7.616</text:p>
          </table:table-cell>
          <table:table-cell table:formula="of:=POWER([.A60]; 1/([.L$1]+1))" office:value-type="float" office:value="3.8708766406278" calcext:value-type="float">
            <text:p>3.871</text:p>
          </table:table-cell>
          <table:table-cell table:formula="of:=POWER([.A60]; 1/([.M$1]+1))" office:value-type="float" office:value="2.75966902107189" calcext:value-type="float">
            <text:p>2.760</text:p>
          </table:table-cell>
          <table:table-cell table:formula="of:=POWER([.A60]; 1/([.N$1]+1))" office:value-type="float" office:value="1.44647734414392" calcext:value-type="float">
            <text:p>1.446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.000000</text:p>
          </table:table-cell>
          <table:table-cell table:formula="of:=[.C$3]/[.A61]" office:value-type="float" office:value="0.0169491525423729" calcext:value-type="float">
            <text:p>0.016949</text:p>
          </table:table-cell>
          <table:table-cell table:formula="of:=[.J61]/[.$A61]" office:value-type="float" office:value="1" calcext:value-type="float">
            <text:p>1.000000</text:p>
          </table:table-cell>
          <table:table-cell table:formula="of:=[.K61]/[.$A61]" office:value-type="float" office:value="0.130188910980824" calcext:value-type="float">
            <text:p>0.130189</text:p>
          </table:table-cell>
          <table:table-cell table:formula="of:=[.L61]/[.$A61]" office:value-type="float" office:value="0.0659829900995468" calcext:value-type="float">
            <text:p>0.065983</text:p>
          </table:table-cell>
          <table:table-cell table:formula="of:=[.M61]/[.$A61]" office:value-type="float" office:value="0.0469743729233226" calcext:value-type="float">
            <text:p>0.046974</text:p>
          </table:table-cell>
          <table:table-cell table:formula="of:=[.N61]/[.$A61]" office:value-type="float" office:value="0.0245546944826596" calcext:value-type="float">
            <text:p>0.024555</text:p>
          </table:table-cell>
          <table:table-cell/>
          <table:table-cell table:formula="of:=POWER([.A61]; 1/([.J$1]+1))" office:value-type="float" office:value="59" calcext:value-type="float">
            <text:p>59.000</text:p>
          </table:table-cell>
          <table:table-cell table:formula="of:=POWER([.A61]; 1/([.K$1]+1))" office:value-type="float" office:value="7.68114574786861" calcext:value-type="float">
            <text:p>7.681</text:p>
          </table:table-cell>
          <table:table-cell table:formula="of:=POWER([.A61]; 1/([.L$1]+1))" office:value-type="float" office:value="3.89299641587326" calcext:value-type="float">
            <text:p>3.893</text:p>
          </table:table-cell>
          <table:table-cell table:formula="of:=POWER([.A61]; 1/([.M$1]+1))" office:value-type="float" office:value="2.77148800247604" calcext:value-type="float">
            <text:p>2.771</text:p>
          </table:table-cell>
          <table:table-cell table:formula="of:=POWER([.A61]; 1/([.N$1]+1))" office:value-type="float" office:value="1.44872697447692" calcext:value-type="float">
            <text:p>1.449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.000000</text:p>
          </table:table-cell>
          <table:table-cell table:formula="of:=[.C$3]/[.A62]" office:value-type="float" office:value="0.0166666666666667" calcext:value-type="float">
            <text:p>0.016667</text:p>
          </table:table-cell>
          <table:table-cell table:formula="of:=[.J62]/[.$A62]" office:value-type="float" office:value="1" calcext:value-type="float">
            <text:p>1.000000</text:p>
          </table:table-cell>
          <table:table-cell table:formula="of:=[.K62]/[.$A62]" office:value-type="float" office:value="0.129099444873581" calcext:value-type="float">
            <text:p>0.129099</text:p>
          </table:table-cell>
          <table:table-cell table:formula="of:=[.L62]/[.$A62]" office:value-type="float" office:value="0.0652477940194811" calcext:value-type="float">
            <text:p>0.065248</text:p>
          </table:table-cell>
          <table:table-cell table:formula="of:=[.M62]/[.$A62]" office:value-type="float" office:value="0.046385961395229" calcext:value-type="float">
            <text:p>0.046386</text:p>
          </table:table-cell>
          <table:table-cell table:formula="of:=[.N62]/[.$A62]" office:value-type="float" office:value="0.0241823700848412" calcext:value-type="float">
            <text:p>0.024182</text:p>
          </table:table-cell>
          <table:table-cell/>
          <table:table-cell table:formula="of:=POWER([.A62]; 1/([.J$1]+1))" office:value-type="float" office:value="60" calcext:value-type="float">
            <text:p>60.000</text:p>
          </table:table-cell>
          <table:table-cell table:formula="of:=POWER([.A62]; 1/([.K$1]+1))" office:value-type="float" office:value="7.74596669241483" calcext:value-type="float">
            <text:p>7.746</text:p>
          </table:table-cell>
          <table:table-cell table:formula="of:=POWER([.A62]; 1/([.L$1]+1))" office:value-type="float" office:value="3.91486764116886" calcext:value-type="float">
            <text:p>3.915</text:p>
          </table:table-cell>
          <table:table-cell table:formula="of:=POWER([.A62]; 1/([.M$1]+1))" office:value-type="float" office:value="2.78315768371374" calcext:value-type="float">
            <text:p>2.783</text:p>
          </table:table-cell>
          <table:table-cell table:formula="of:=POWER([.A62]; 1/([.N$1]+1))" office:value-type="float" office:value="1.45094220509047" calcext:value-type="float">
            <text:p>1.451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.000000</text:p>
          </table:table-cell>
          <table:table-cell table:formula="of:=[.C$3]/[.A63]" office:value-type="float" office:value="0.0163934426229508" calcext:value-type="float">
            <text:p>0.016393</text:p>
          </table:table-cell>
          <table:table-cell table:formula="of:=[.J63]/[.$A63]" office:value-type="float" office:value="1" calcext:value-type="float">
            <text:p>1.000000</text:p>
          </table:table-cell>
          <table:table-cell table:formula="of:=[.K63]/[.$A63]" office:value-type="float" office:value="0.128036879932896" calcext:value-type="float">
            <text:p>0.128037</text:p>
          </table:table-cell>
          <table:table-cell table:formula="of:=[.L63]/[.$A63]" office:value-type="float" office:value="0.064532740706593" calcext:value-type="float">
            <text:p>0.064533</text:p>
          </table:table-cell>
          <table:table-cell table:formula="of:=[.M63]/[.$A63]" office:value-type="float" office:value="0.0458144654536269" calcext:value-type="float">
            <text:p>0.045814</text:p>
          </table:table-cell>
          <table:table-cell table:formula="of:=[.N63]/[.$A63]" office:value-type="float" office:value="0.0238217069241214" calcext:value-type="float">
            <text:p>0.023822</text:p>
          </table:table-cell>
          <table:table-cell/>
          <table:table-cell table:formula="of:=POWER([.A63]; 1/([.J$1]+1))" office:value-type="float" office:value="61" calcext:value-type="float">
            <text:p>61.000</text:p>
          </table:table-cell>
          <table:table-cell table:formula="of:=POWER([.A63]; 1/([.K$1]+1))" office:value-type="float" office:value="7.81024967590666" calcext:value-type="float">
            <text:p>7.810</text:p>
          </table:table-cell>
          <table:table-cell table:formula="of:=POWER([.A63]; 1/([.L$1]+1))" office:value-type="float" office:value="3.93649718310217" calcext:value-type="float">
            <text:p>3.936</text:p>
          </table:table-cell>
          <table:table-cell table:formula="of:=POWER([.A63]; 1/([.M$1]+1))" office:value-type="float" office:value="2.79468239267124" calcext:value-type="float">
            <text:p>2.795</text:p>
          </table:table-cell>
          <table:table-cell table:formula="of:=POWER([.A63]; 1/([.N$1]+1))" office:value-type="float" office:value="1.4531241223714" calcext:value-type="float">
            <text:p>1.453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.000000</text:p>
          </table:table-cell>
          <table:table-cell table:formula="of:=[.C$3]/[.A64]" office:value-type="float" office:value="0.0161290322580645" calcext:value-type="float">
            <text:p>0.016129</text:p>
          </table:table-cell>
          <table:table-cell table:formula="of:=[.J64]/[.$A64]" office:value-type="float" office:value="1" calcext:value-type="float">
            <text:p>1.000000</text:p>
          </table:table-cell>
          <table:table-cell table:formula="of:=[.K64]/[.$A64]" office:value-type="float" office:value="0.127000127000191" calcext:value-type="float">
            <text:p>0.127000</text:p>
          </table:table-cell>
          <table:table-cell table:formula="of:=[.L64]/[.$A64]" office:value-type="float" office:value="0.0638369614464581" calcext:value-type="float">
            <text:p>0.063837</text:p>
          </table:table-cell>
          <table:table-cell table:formula="of:=[.M64]/[.$A64]" office:value-type="float" office:value="0.0452591332789788" calcext:value-type="float">
            <text:p>0.045259</text:p>
          </table:table-cell>
          <table:table-cell table:formula="of:=[.N64]/[.$A64]" office:value-type="float" office:value="0.0234721574399191" calcext:value-type="float">
            <text:p>0.023472</text:p>
          </table:table-cell>
          <table:table-cell/>
          <table:table-cell table:formula="of:=POWER([.A64]; 1/([.J$1]+1))" office:value-type="float" office:value="62" calcext:value-type="float">
            <text:p>62.000</text:p>
          </table:table-cell>
          <table:table-cell table:formula="of:=POWER([.A64]; 1/([.K$1]+1))" office:value-type="float" office:value="7.87400787401181" calcext:value-type="float">
            <text:p>7.874</text:p>
          </table:table-cell>
          <table:table-cell table:formula="of:=POWER([.A64]; 1/([.L$1]+1))" office:value-type="float" office:value="3.9578916096804" calcext:value-type="float">
            <text:p>3.958</text:p>
          </table:table-cell>
          <table:table-cell table:formula="of:=POWER([.A64]; 1/([.M$1]+1))" office:value-type="float" office:value="2.80606626329668" calcext:value-type="float">
            <text:p>2.806</text:p>
          </table:table-cell>
          <table:table-cell table:formula="of:=POWER([.A64]; 1/([.N$1]+1))" office:value-type="float" office:value="1.45527376127498" calcext:value-type="float">
            <text:p>1.455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.000000</text:p>
          </table:table-cell>
          <table:table-cell table:formula="of:=[.C$3]/[.A65]" office:value-type="float" office:value="0.0158730158730159" calcext:value-type="float">
            <text:p>0.015873</text:p>
          </table:table-cell>
          <table:table-cell table:formula="of:=[.J65]/[.$A65]" office:value-type="float" office:value="1" calcext:value-type="float">
            <text:p>1.000000</text:p>
          </table:table-cell>
          <table:table-cell table:formula="of:=[.K65]/[.$A65]" office:value-type="float" office:value="0.125988157669742" calcext:value-type="float">
            <text:p>0.125988</text:p>
          </table:table-cell>
          <table:table-cell table:formula="of:=[.L65]/[.$A65]" office:value-type="float" office:value="0.0631596382205776" calcext:value-type="float">
            <text:p>0.063160</text:p>
          </table:table-cell>
          <table:table-cell table:formula="of:=[.M65]/[.$A65]" office:value-type="float" office:value="0.0447192578930358" calcext:value-type="float">
            <text:p>0.044719</text:p>
          </table:table-cell>
          <table:table-cell table:formula="of:=[.N65]/[.$A65]" office:value-type="float" office:value="0.0231332080721341" calcext:value-type="float">
            <text:p>0.023133</text:p>
          </table:table-cell>
          <table:table-cell/>
          <table:table-cell table:formula="of:=POWER([.A65]; 1/([.J$1]+1))" office:value-type="float" office:value="63" calcext:value-type="float">
            <text:p>63.000</text:p>
          </table:table-cell>
          <table:table-cell table:formula="of:=POWER([.A65]; 1/([.K$1]+1))" office:value-type="float" office:value="7.93725393319377" calcext:value-type="float">
            <text:p>7.937</text:p>
          </table:table-cell>
          <table:table-cell table:formula="of:=POWER([.A65]; 1/([.L$1]+1))" office:value-type="float" office:value="3.97905720789639" calcext:value-type="float">
            <text:p>3.979</text:p>
          </table:table-cell>
          <table:table-cell table:formula="of:=POWER([.A65]; 1/([.M$1]+1))" office:value-type="float" office:value="2.81731324726126" calcext:value-type="float">
            <text:p>2.817</text:p>
          </table:table-cell>
          <table:table-cell table:formula="of:=POWER([.A65]; 1/([.N$1]+1))" office:value-type="float" office:value="1.45739210854445" calcext:value-type="float">
            <text:p>1.457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.000000</text:p>
          </table:table-cell>
          <table:table-cell table:formula="of:=[.C$3]/[.A66]" office:value-type="float" office:value="0.015625" calcext:value-type="float">
            <text:p>0.015625</text:p>
          </table:table-cell>
          <table:table-cell table:formula="of:=[.J66]/[.$A66]" office:value-type="float" office:value="1" calcext:value-type="float">
            <text:p>1.000000</text:p>
          </table:table-cell>
          <table:table-cell table:formula="of:=[.K66]/[.$A66]" office:value-type="float" office:value="0.125" calcext:value-type="float">
            <text:p>0.125000</text:p>
          </table:table-cell>
          <table:table-cell table:formula="of:=[.L66]/[.$A66]" office:value-type="float" office:value="0.0625" calcext:value-type="float">
            <text:p>0.062500</text:p>
          </table:table-cell>
          <table:table-cell table:formula="of:=[.M66]/[.$A66]" office:value-type="float" office:value="0.0441941738241592" calcext:value-type="float">
            <text:p>0.044194</text:p>
          </table:table-cell>
          <table:table-cell table:formula="of:=[.N66]/[.$A66]" office:value-type="float" office:value="0.0228043766512726" calcext:value-type="float">
            <text:p>0.022804</text:p>
          </table:table-cell>
          <table:table-cell/>
          <table:table-cell table:formula="of:=POWER([.A66]; 1/([.J$1]+1))" office:value-type="float" office:value="64" calcext:value-type="float">
            <text:p>64.000</text:p>
          </table:table-cell>
          <table:table-cell table:formula="of:=POWER([.A66]; 1/([.K$1]+1))" office:value-type="float" office:value="8" calcext:value-type="float">
            <text:p>8.000</text:p>
          </table:table-cell>
          <table:table-cell table:formula="of:=POWER([.A66]; 1/([.L$1]+1))" office:value-type="float" office:value="4" calcext:value-type="float">
            <text:p>4.000</text:p>
          </table:table-cell>
          <table:table-cell table:formula="of:=POWER([.A66]; 1/([.M$1]+1))" office:value-type="float" office:value="2.82842712474619" calcext:value-type="float">
            <text:p>2.828</text:p>
          </table:table-cell>
          <table:table-cell table:formula="of:=POWER([.A66]; 1/([.N$1]+1))" office:value-type="float" office:value="1.45948010568145" calcext:value-type="float">
            <text:p>1.459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.000000</text:p>
          </table:table-cell>
          <table:table-cell table:formula="of:=[.C$3]/[.A67]" office:value-type="float" office:value="0.0153846153846154" calcext:value-type="float">
            <text:p>0.015385</text:p>
          </table:table-cell>
          <table:table-cell table:formula="of:=[.J67]/[.$A67]" office:value-type="float" office:value="1" calcext:value-type="float">
            <text:p>1.000000</text:p>
          </table:table-cell>
          <table:table-cell table:formula="of:=[.K67]/[.$A67]" office:value-type="float" office:value="0.124034734589208" calcext:value-type="float">
            <text:p>0.124035</text:p>
          </table:table-cell>
          <table:table-cell table:formula="of:=[.L67]/[.$A67]" office:value-type="float" office:value="0.0618573193629086" calcext:value-type="float">
            <text:p>0.061857</text:p>
          </table:table-cell>
          <table:table-cell table:formula="of:=[.M67]/[.$A67]" office:value-type="float" office:value="0.0436832540682104" calcext:value-type="float">
            <text:p>0.043683</text:p>
          </table:table-cell>
          <table:table-cell table:formula="of:=[.N67]/[.$A67]" office:value-type="float" office:value="0.0224852100260026" calcext:value-type="float">
            <text:p>0.022485</text:p>
          </table:table-cell>
          <table:table-cell/>
          <table:table-cell table:formula="of:=POWER([.A67]; 1/([.J$1]+1))" office:value-type="float" office:value="65" calcext:value-type="float">
            <text:p>65.000</text:p>
          </table:table-cell>
          <table:table-cell table:formula="of:=POWER([.A67]; 1/([.K$1]+1))" office:value-type="float" office:value="8.06225774829855" calcext:value-type="float">
            <text:p>8.062</text:p>
          </table:table-cell>
          <table:table-cell table:formula="of:=POWER([.A67]; 1/([.L$1]+1))" office:value-type="float" office:value="4.02072575858906" calcext:value-type="float">
            <text:p>4.021</text:p>
          </table:table-cell>
          <table:table-cell table:formula="of:=POWER([.A67]; 1/([.M$1]+1))" office:value-type="float" office:value="2.83941151443368" calcext:value-type="float">
            <text:p>2.839</text:p>
          </table:table-cell>
          <table:table-cell table:formula="of:=POWER([.A67]; 1/([.N$1]+1))" office:value-type="float" office:value="1.46153865169017" calcext:value-type="float">
            <text:p>1.462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.000000</text:p>
          </table:table-cell>
          <table:table-cell table:formula="of:=[.C$3]/[.A68]" office:value-type="float" office:value="0.0151515151515152" calcext:value-type="float">
            <text:p>0.015152</text:p>
          </table:table-cell>
          <table:table-cell table:formula="of:=[.J68]/[.$A68]" office:value-type="float" office:value="1" calcext:value-type="float">
            <text:p>1.000000</text:p>
          </table:table-cell>
          <table:table-cell table:formula="of:=[.K68]/[.$A68]" office:value-type="float" office:value="0.123091490979333" calcext:value-type="float">
            <text:p>0.123091</text:p>
          </table:table-cell>
          <table:table-cell table:formula="of:=[.L68]/[.$A68]" office:value-type="float" office:value="0.0612309094033665" calcext:value-type="float">
            <text:p>0.061231</text:p>
          </table:table-cell>
          <table:table-cell table:formula="of:=[.M68]/[.$A68]" office:value-type="float" office:value="0.0431859073147242" calcext:value-type="float">
            <text:p>0.043186</text:p>
          </table:table-cell>
          <table:table-cell table:formula="of:=[.N68]/[.$A68]" office:value-type="float" office:value="0.0221752819032678" calcext:value-type="float">
            <text:p>0.022175</text:p>
          </table:table-cell>
          <table:table-cell/>
          <table:table-cell table:formula="of:=POWER([.A68]; 1/([.J$1]+1))" office:value-type="float" office:value="66" calcext:value-type="float">
            <text:p>66.000</text:p>
          </table:table-cell>
          <table:table-cell table:formula="of:=POWER([.A68]; 1/([.K$1]+1))" office:value-type="float" office:value="8.12403840463596" calcext:value-type="float">
            <text:p>8.124</text:p>
          </table:table-cell>
          <table:table-cell table:formula="of:=POWER([.A68]; 1/([.L$1]+1))" office:value-type="float" office:value="4.04124002062219" calcext:value-type="float">
            <text:p>4.041</text:p>
          </table:table-cell>
          <table:table-cell table:formula="of:=POWER([.A68]; 1/([.M$1]+1))" office:value-type="float" office:value="2.8502698827718" calcext:value-type="float">
            <text:p>2.850</text:p>
          </table:table-cell>
          <table:table-cell table:formula="of:=POWER([.A68]; 1/([.N$1]+1))" office:value-type="float" office:value="1.46356860561568" calcext:value-type="float">
            <text:p>1.464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.000000</text:p>
          </table:table-cell>
          <table:table-cell table:formula="of:=[.C$3]/[.A69]" office:value-type="float" office:value="0.0149253731343284" calcext:value-type="float">
            <text:p>0.014925</text:p>
          </table:table-cell>
          <table:table-cell table:formula="of:=[.J69]/[.$A69]" office:value-type="float" office:value="1" calcext:value-type="float">
            <text:p>1.000000</text:p>
          </table:table-cell>
          <table:table-cell table:formula="of:=[.K69]/[.$A69]" office:value-type="float" office:value="0.122169444356305" calcext:value-type="float">
            <text:p>0.122169</text:p>
          </table:table-cell>
          <table:table-cell table:formula="of:=[.L69]/[.$A69]" office:value-type="float" office:value="0.0606201209021743" calcext:value-type="float">
            <text:p>0.060620</text:p>
          </table:table-cell>
          <table:table-cell table:formula="of:=[.M69]/[.$A69]" office:value-type="float" office:value="0.0427015754115867" calcext:value-type="float">
            <text:p>0.042702</text:p>
          </table:table-cell>
          <table:table-cell table:formula="of:=[.N69]/[.$A69]" office:value-type="float" office:value="0.0218741908790251" calcext:value-type="float">
            <text:p>0.021874</text:p>
          </table:table-cell>
          <table:table-cell/>
          <table:table-cell table:formula="of:=POWER([.A69]; 1/([.J$1]+1))" office:value-type="float" office:value="67" calcext:value-type="float">
            <text:p>67.000</text:p>
          </table:table-cell>
          <table:table-cell table:formula="of:=POWER([.A69]; 1/([.K$1]+1))" office:value-type="float" office:value="8.18535277187245" calcext:value-type="float">
            <text:p>8.185</text:p>
          </table:table-cell>
          <table:table-cell table:formula="of:=POWER([.A69]; 1/([.L$1]+1))" office:value-type="float" office:value="4.06154810044568" calcext:value-type="float">
            <text:p>4.062</text:p>
          </table:table-cell>
          <table:table-cell table:formula="of:=POWER([.A69]; 1/([.M$1]+1))" office:value-type="float" office:value="2.86100555257631" calcext:value-type="float">
            <text:p>2.861</text:p>
          </table:table-cell>
          <table:table-cell table:formula="of:=POWER([.A69]; 1/([.N$1]+1))" office:value-type="float" office:value="1.46557078889468" calcext:value-type="float">
            <text:p>1.466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.000000</text:p>
          </table:table-cell>
          <table:table-cell table:formula="of:=[.C$3]/[.A70]" office:value-type="float" office:value="0.0147058823529412" calcext:value-type="float">
            <text:p>0.014706</text:p>
          </table:table-cell>
          <table:table-cell table:formula="of:=[.J70]/[.$A70]" office:value-type="float" office:value="1" calcext:value-type="float">
            <text:p>1.000000</text:p>
          </table:table-cell>
          <table:table-cell table:formula="of:=[.K70]/[.$A70]" office:value-type="float" office:value="0.121267812518166" calcext:value-type="float">
            <text:p>0.121268</text:p>
          </table:table-cell>
          <table:table-cell table:formula="of:=[.L70]/[.$A70]" office:value-type="float" office:value="0.0600243397340786" calcext:value-type="float">
            <text:p>0.060024</text:p>
          </table:table-cell>
          <table:table-cell table:formula="of:=[.M70]/[.$A70]" office:value-type="float" office:value="0.0422297310444985" calcext:value-type="float">
            <text:p>0.042230</text:p>
          </table:table-cell>
          <table:table-cell table:formula="of:=[.N70]/[.$A70]" office:value-type="float" office:value="0.021581558640224" calcext:value-type="float">
            <text:p>0.021582</text:p>
          </table:table-cell>
          <table:table-cell/>
          <table:table-cell table:formula="of:=POWER([.A70]; 1/([.J$1]+1))" office:value-type="float" office:value="68" calcext:value-type="float">
            <text:p>68.000</text:p>
          </table:table-cell>
          <table:table-cell table:formula="of:=POWER([.A70]; 1/([.K$1]+1))" office:value-type="float" office:value="8.24621125123532" calcext:value-type="float">
            <text:p>8.246</text:p>
          </table:table-cell>
          <table:table-cell table:formula="of:=POWER([.A70]; 1/([.L$1]+1))" office:value-type="float" office:value="4.08165510191735" calcext:value-type="float">
            <text:p>4.082</text:p>
          </table:table-cell>
          <table:table-cell table:formula="of:=POWER([.A70]; 1/([.M$1]+1))" office:value-type="float" office:value="2.8716217110259" calcext:value-type="float">
            <text:p>2.872</text:p>
          </table:table-cell>
          <table:table-cell table:formula="of:=POWER([.A70]; 1/([.N$1]+1))" office:value-type="float" office:value="1.46754598753523" calcext:value-type="float">
            <text:p>1.468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.000000</text:p>
          </table:table-cell>
          <table:table-cell table:formula="of:=[.C$3]/[.A71]" office:value-type="float" office:value="0.0144927536231884" calcext:value-type="float">
            <text:p>0.014493</text:p>
          </table:table-cell>
          <table:table-cell table:formula="of:=[.J71]/[.$A71]" office:value-type="float" office:value="1" calcext:value-type="float">
            <text:p>1.000000</text:p>
          </table:table-cell>
          <table:table-cell table:formula="of:=[.K71]/[.$A71]" office:value-type="float" office:value="0.120385853085769" calcext:value-type="float">
            <text:p>0.120386</text:p>
          </table:table-cell>
          <table:table-cell table:formula="of:=[.L71]/[.$A71]" office:value-type="float" office:value="0.0594429844884398" calcext:value-type="float">
            <text:p>0.059443</text:p>
          </table:table-cell>
          <table:table-cell table:formula="of:=[.M71]/[.$A71]" office:value-type="float" office:value="0.041769875610174" calcext:value-type="float">
            <text:p>0.041770</text:p>
          </table:table-cell>
          <table:table-cell table:formula="of:=[.N71]/[.$A71]" office:value-type="float" office:value="0.02129702832087" calcext:value-type="float">
            <text:p>0.021297</text:p>
          </table:table-cell>
          <table:table-cell/>
          <table:table-cell table:formula="of:=POWER([.A71]; 1/([.J$1]+1))" office:value-type="float" office:value="69" calcext:value-type="float">
            <text:p>69.000</text:p>
          </table:table-cell>
          <table:table-cell table:formula="of:=POWER([.A71]; 1/([.K$1]+1))" office:value-type="float" office:value="8.30662386291808" calcext:value-type="float">
            <text:p>8.307</text:p>
          </table:table-cell>
          <table:table-cell table:formula="of:=POWER([.A71]; 1/([.L$1]+1))" office:value-type="float" office:value="4.10156592970235" calcext:value-type="float">
            <text:p>4.102</text:p>
          </table:table-cell>
          <table:table-cell table:formula="of:=POWER([.A71]; 1/([.M$1]+1))" office:value-type="float" office:value="2.88212141710201" calcext:value-type="float">
            <text:p>2.882</text:p>
          </table:table-cell>
          <table:table-cell table:formula="of:=POWER([.A71]; 1/([.N$1]+1))" office:value-type="float" office:value="1.46949495414003" calcext:value-type="float">
            <text:p>1.469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.000000</text:p>
          </table:table-cell>
          <table:table-cell table:formula="of:=[.C$3]/[.A72]" office:value-type="float" office:value="0.0142857142857143" calcext:value-type="float">
            <text:p>0.014286</text:p>
          </table:table-cell>
          <table:table-cell table:formula="of:=[.J72]/[.$A72]" office:value-type="float" office:value="1" calcext:value-type="float">
            <text:p>1.000000</text:p>
          </table:table-cell>
          <table:table-cell table:formula="of:=[.K72]/[.$A72]" office:value-type="float" office:value="0.119522860933439" calcext:value-type="float">
            <text:p>0.119523</text:p>
          </table:table-cell>
          <table:table-cell table:formula="of:=[.L72]/[.$A72]" office:value-type="float" office:value="0.0588755042829794" calcext:value-type="float">
            <text:p>0.058876</text:p>
          </table:table-cell>
          <table:table-cell table:formula="of:=[.M72]/[.$A72]" office:value-type="float" office:value="0.0413215372645583" calcext:value-type="float">
            <text:p>0.041322</text:p>
          </table:table-cell>
          <table:table-cell table:formula="of:=[.N72]/[.$A72]" office:value-type="float" office:value="0.0210202629969545" calcext:value-type="float">
            <text:p>0.021020</text:p>
          </table:table-cell>
          <table:table-cell/>
          <table:table-cell table:formula="of:=POWER([.A72]; 1/([.J$1]+1))" office:value-type="float" office:value="70" calcext:value-type="float">
            <text:p>70.000</text:p>
          </table:table-cell>
          <table:table-cell table:formula="of:=POWER([.A72]; 1/([.K$1]+1))" office:value-type="float" office:value="8.36660026534076" calcext:value-type="float">
            <text:p>8.367</text:p>
          </table:table-cell>
          <table:table-cell table:formula="of:=POWER([.A72]; 1/([.L$1]+1))" office:value-type="float" office:value="4.12128529980856" calcext:value-type="float">
            <text:p>4.121</text:p>
          </table:table-cell>
          <table:table-cell table:formula="of:=POWER([.A72]; 1/([.M$1]+1))" office:value-type="float" office:value="2.89250760851908" calcext:value-type="float">
            <text:p>2.893</text:p>
          </table:table-cell>
          <table:table-cell table:formula="of:=POWER([.A72]; 1/([.N$1]+1))" office:value-type="float" office:value="1.47141840978682" calcext:value-type="float">
            <text:p>1.471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.000000</text:p>
          </table:table-cell>
          <table:table-cell table:formula="of:=[.C$3]/[.A73]" office:value-type="float" office:value="0.0140845070422535" calcext:value-type="float">
            <text:p>0.014085</text:p>
          </table:table-cell>
          <table:table-cell table:formula="of:=[.J73]/[.$A73]" office:value-type="float" office:value="1" calcext:value-type="float">
            <text:p>1.000000</text:p>
          </table:table-cell>
          <table:table-cell table:formula="of:=[.K73]/[.$A73]" office:value-type="float" office:value="0.118678165819385" calcext:value-type="float">
            <text:p>0.118678</text:p>
          </table:table-cell>
          <table:table-cell table:formula="of:=[.L73]/[.$A73]" office:value-type="float" office:value="0.0583213767524345" calcext:value-type="float">
            <text:p>0.058321</text:p>
          </table:table-cell>
          <table:table-cell table:formula="of:=[.M73]/[.$A73]" office:value-type="float" office:value="0.0408842691293958" calcext:value-type="float">
            <text:p>0.040884</text:p>
          </table:table-cell>
          <table:table-cell table:formula="of:=[.N73]/[.$A73]" office:value-type="float" office:value="0.0207509443067266" calcext:value-type="float">
            <text:p>0.020751</text:p>
          </table:table-cell>
          <table:table-cell/>
          <table:table-cell table:formula="of:=POWER([.A73]; 1/([.J$1]+1))" office:value-type="float" office:value="71" calcext:value-type="float">
            <text:p>71.000</text:p>
          </table:table-cell>
          <table:table-cell table:formula="of:=POWER([.A73]; 1/([.K$1]+1))" office:value-type="float" office:value="8.42614977317636" calcext:value-type="float">
            <text:p>8.426</text:p>
          </table:table-cell>
          <table:table-cell table:formula="of:=POWER([.A73]; 1/([.L$1]+1))" office:value-type="float" office:value="4.14081774942285" calcext:value-type="float">
            <text:p>4.141</text:p>
          </table:table-cell>
          <table:table-cell table:formula="of:=POWER([.A73]; 1/([.M$1]+1))" office:value-type="float" office:value="2.9027831081871" calcext:value-type="float">
            <text:p>2.903</text:p>
          </table:table-cell>
          <table:table-cell table:formula="of:=POWER([.A73]; 1/([.N$1]+1))" office:value-type="float" office:value="1.47331704577759" calcext:value-type="float">
            <text:p>1.473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.000000</text:p>
          </table:table-cell>
          <table:table-cell table:formula="of:=[.C$3]/[.A74]" office:value-type="float" office:value="0.0138888888888889" calcext:value-type="float">
            <text:p>0.013889</text:p>
          </table:table-cell>
          <table:table-cell table:formula="of:=[.J74]/[.$A74]" office:value-type="float" office:value="1" calcext:value-type="float">
            <text:p>1.000000</text:p>
          </table:table-cell>
          <table:table-cell table:formula="of:=[.K74]/[.$A74]" office:value-type="float" office:value="0.117851130197758" calcext:value-type="float">
            <text:p>0.117851</text:p>
          </table:table-cell>
          <table:table-cell table:formula="of:=[.L74]/[.$A74]" office:value-type="float" office:value="0.0577801061958862" calcext:value-type="float">
            <text:p>0.057780</text:p>
          </table:table-cell>
          <table:table-cell table:formula="of:=[.M74]/[.$A74]" office:value-type="float" office:value="0.040457647642277" calcext:value-type="float">
            <text:p>0.040458</text:p>
          </table:table-cell>
          <table:table-cell table:formula="of:=[.N74]/[.$A74]" office:value-type="float" office:value="0.0204887711842743" calcext:value-type="float">
            <text:p>0.020489</text:p>
          </table:table-cell>
          <table:table-cell/>
          <table:table-cell table:formula="of:=POWER([.A74]; 1/([.J$1]+1))" office:value-type="float" office:value="72" calcext:value-type="float">
            <text:p>72.000</text:p>
          </table:table-cell>
          <table:table-cell table:formula="of:=POWER([.A74]; 1/([.K$1]+1))" office:value-type="float" office:value="8.48528137423857" calcext:value-type="float">
            <text:p>8.485</text:p>
          </table:table-cell>
          <table:table-cell table:formula="of:=POWER([.A74]; 1/([.L$1]+1))" office:value-type="float" office:value="4.16016764610381" calcext:value-type="float">
            <text:p>4.160</text:p>
          </table:table-cell>
          <table:table-cell table:formula="of:=POWER([.A74]; 1/([.M$1]+1))" office:value-type="float" office:value="2.91295063024394" calcext:value-type="float">
            <text:p>2.913</text:p>
          </table:table-cell>
          <table:table-cell table:formula="of:=POWER([.A74]; 1/([.N$1]+1))" office:value-type="float" office:value="1.47519152526775" calcext:value-type="float">
            <text:p>1.475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.000000</text:p>
          </table:table-cell>
          <table:table-cell table:formula="of:=[.C$3]/[.A75]" office:value-type="float" office:value="0.0136986301369863" calcext:value-type="float">
            <text:p>0.013699</text:p>
          </table:table-cell>
          <table:table-cell table:formula="of:=[.J75]/[.$A75]" office:value-type="float" office:value="1" calcext:value-type="float">
            <text:p>1.000000</text:p>
          </table:table-cell>
          <table:table-cell table:formula="of:=[.K75]/[.$A75]" office:value-type="float" office:value="0.117041147196131" calcext:value-type="float">
            <text:p>0.117041</text:p>
          </table:table-cell>
          <table:table-cell table:formula="of:=[.L75]/[.$A75]" office:value-type="float" office:value="0.057251221868236" calcext:value-type="float">
            <text:p>0.057251</text:p>
          </table:table-cell>
          <table:table-cell table:formula="of:=[.M75]/[.$A75]" office:value-type="float" office:value="0.0400412710368735" calcext:value-type="float">
            <text:p>0.040041</text:p>
          </table:table-cell>
          <table:table-cell table:formula="of:=[.N75]/[.$A75]" office:value-type="float" office:value="0.0202334586956821" calcext:value-type="float">
            <text:p>0.020233</text:p>
          </table:table-cell>
          <table:table-cell/>
          <table:table-cell table:formula="of:=POWER([.A75]; 1/([.J$1]+1))" office:value-type="float" office:value="73" calcext:value-type="float">
            <text:p>73.000</text:p>
          </table:table-cell>
          <table:table-cell table:formula="of:=POWER([.A75]; 1/([.K$1]+1))" office:value-type="float" office:value="8.54400374531753" calcext:value-type="float">
            <text:p>8.544</text:p>
          </table:table-cell>
          <table:table-cell table:formula="of:=POWER([.A75]; 1/([.L$1]+1))" office:value-type="float" office:value="4.17933919638123" calcext:value-type="float">
            <text:p>4.179</text:p>
          </table:table-cell>
          <table:table-cell table:formula="of:=POWER([.A75]; 1/([.M$1]+1))" office:value-type="float" office:value="2.92301278569176" calcext:value-type="float">
            <text:p>2.923</text:p>
          </table:table-cell>
          <table:table-cell table:formula="of:=POWER([.A75]; 1/([.N$1]+1))" office:value-type="float" office:value="1.47704248478479" calcext:value-type="float">
            <text:p>1.477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.000000</text:p>
          </table:table-cell>
          <table:table-cell table:formula="of:=[.C$3]/[.A76]" office:value-type="float" office:value="0.0135135135135135" calcext:value-type="float">
            <text:p>0.013514</text:p>
          </table:table-cell>
          <table:table-cell table:formula="of:=[.J76]/[.$A76]" office:value-type="float" office:value="1" calcext:value-type="float">
            <text:p>1.000000</text:p>
          </table:table-cell>
          <table:table-cell table:formula="of:=[.K76]/[.$A76]" office:value-type="float" office:value="0.116247638743819" calcext:value-type="float">
            <text:p>0.116248</text:p>
          </table:table-cell>
          <table:table-cell table:formula="of:=[.L76]/[.$A76]" office:value-type="float" office:value="0.0567342764028163" calcext:value-type="float">
            <text:p>0.056734</text:p>
          </table:table-cell>
          <table:table-cell table:formula="of:=[.M76]/[.$A76]" office:value-type="float" office:value="0.0396347579414665" calcext:value-type="float">
            <text:p>0.039635</text:p>
          </table:table-cell>
          <table:table-cell table:formula="of:=[.N76]/[.$A76]" office:value-type="float" office:value="0.0199847369681826" calcext:value-type="float">
            <text:p>0.019985</text:p>
          </table:table-cell>
          <table:table-cell/>
          <table:table-cell table:formula="of:=POWER([.A76]; 1/([.J$1]+1))" office:value-type="float" office:value="74" calcext:value-type="float">
            <text:p>74.000</text:p>
          </table:table-cell>
          <table:table-cell table:formula="of:=POWER([.A76]; 1/([.K$1]+1))" office:value-type="float" office:value="8.60232526704263" calcext:value-type="float">
            <text:p>8.602</text:p>
          </table:table-cell>
          <table:table-cell table:formula="of:=POWER([.A76]; 1/([.L$1]+1))" office:value-type="float" office:value="4.19833645380841" calcext:value-type="float">
            <text:p>4.198</text:p>
          </table:table-cell>
          <table:table-cell table:formula="of:=POWER([.A76]; 1/([.M$1]+1))" office:value-type="float" office:value="2.93297208766852" calcext:value-type="float">
            <text:p>2.933</text:p>
          </table:table-cell>
          <table:table-cell table:formula="of:=POWER([.A76]; 1/([.N$1]+1))" office:value-type="float" office:value="1.47887053564552" calcext:value-type="float">
            <text:p>1.479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0000</text:p>
          </table:table-cell>
          <table:table-cell table:formula="of:=[.C$3]/[.A77]" office:value-type="float" office:value="0.0133333333333333" calcext:value-type="float">
            <text:p>0.013333</text:p>
          </table:table-cell>
          <table:table-cell table:formula="of:=[.J77]/[.$A77]" office:value-type="float" office:value="1" calcext:value-type="float">
            <text:p>1.000000</text:p>
          </table:table-cell>
          <table:table-cell table:formula="of:=[.K77]/[.$A77]" office:value-type="float" office:value="0.115470053837925" calcext:value-type="float">
            <text:p>0.115470</text:p>
          </table:table-cell>
          <table:table-cell table:formula="of:=[.L77]/[.$A77]" office:value-type="float" office:value="0.0562288443534499" calcext:value-type="float">
            <text:p>0.056229</text:p>
          </table:table-cell>
          <table:table-cell table:formula="of:=[.M77]/[.$A77]" office:value-type="float" office:value="0.0392377460851028" calcext:value-type="float">
            <text:p>0.039238</text:p>
          </table:table-cell>
          <table:table-cell table:formula="of:=[.N77]/[.$A77]" office:value-type="float" office:value="0.01974235020373" calcext:value-type="float">
            <text:p>0.019742</text:p>
          </table:table-cell>
          <table:table-cell/>
          <table:table-cell table:formula="of:=POWER([.A77]; 1/([.J$1]+1))" office:value-type="float" office:value="75" calcext:value-type="float">
            <text:p>75.000</text:p>
          </table:table-cell>
          <table:table-cell table:formula="of:=POWER([.A77]; 1/([.K$1]+1))" office:value-type="float" office:value="8.66025403784439" calcext:value-type="float">
            <text:p>8.660</text:p>
          </table:table-cell>
          <table:table-cell table:formula="of:=POWER([.A77]; 1/([.L$1]+1))" office:value-type="float" office:value="4.21716332650875" calcext:value-type="float">
            <text:p>4.217</text:p>
          </table:table-cell>
          <table:table-cell table:formula="of:=POWER([.A77]; 1/([.M$1]+1))" office:value-type="float" office:value="2.94283095638271" calcext:value-type="float">
            <text:p>2.943</text:p>
          </table:table-cell>
          <table:table-cell table:formula="of:=POWER([.A77]; 1/([.N$1]+1))" office:value-type="float" office:value="1.48067626527975" calcext:value-type="float">
            <text:p>1.481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.000000</text:p>
          </table:table-cell>
          <table:table-cell table:formula="of:=[.C$3]/[.A78]" office:value-type="float" office:value="0.0131578947368421" calcext:value-type="float">
            <text:p>0.013158</text:p>
          </table:table-cell>
          <table:table-cell table:formula="of:=[.J78]/[.$A78]" office:value-type="float" office:value="1" calcext:value-type="float">
            <text:p>1.000000</text:p>
          </table:table-cell>
          <table:table-cell table:formula="of:=[.K78]/[.$A78]" office:value-type="float" office:value="0.114707866935281" calcext:value-type="float">
            <text:p>0.114708</text:p>
          </table:table-cell>
          <table:table-cell table:formula="of:=[.L78]/[.$A78]" office:value-type="float" office:value="0.0557345208454591" calcext:value-type="float">
            <text:p>0.055735</text:p>
          </table:table-cell>
          <table:table-cell table:formula="of:=[.M78]/[.$A78]" office:value-type="float" office:value="0.0388498911018051" calcext:value-type="float">
            <text:p>0.038850</text:p>
          </table:table-cell>
          <table:table-cell table:formula="of:=[.N78]/[.$A78]" office:value-type="float" office:value="0.0195060557693157" calcext:value-type="float">
            <text:p>0.019506</text:p>
          </table:table-cell>
          <table:table-cell/>
          <table:table-cell table:formula="of:=POWER([.A78]; 1/([.J$1]+1))" office:value-type="float" office:value="76" calcext:value-type="float">
            <text:p>76.000</text:p>
          </table:table-cell>
          <table:table-cell table:formula="of:=POWER([.A78]; 1/([.K$1]+1))" office:value-type="float" office:value="8.71779788708135" calcext:value-type="float">
            <text:p>8.718</text:p>
          </table:table-cell>
          <table:table-cell table:formula="of:=POWER([.A78]; 1/([.L$1]+1))" office:value-type="float" office:value="4.23582358425489" calcext:value-type="float">
            <text:p>4.236</text:p>
          </table:table-cell>
          <table:table-cell table:formula="of:=POWER([.A78]; 1/([.M$1]+1))" office:value-type="float" office:value="2.95259172373719" calcext:value-type="float">
            <text:p>2.953</text:p>
          </table:table-cell>
          <table:table-cell table:formula="of:=POWER([.A78]; 1/([.N$1]+1))" office:value-type="float" office:value="1.482460238468" calcext:value-type="float">
            <text:p>1.482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.000000</text:p>
          </table:table-cell>
          <table:table-cell table:formula="of:=[.C$3]/[.A79]" office:value-type="float" office:value="0.012987012987013" calcext:value-type="float">
            <text:p>0.012987</text:p>
          </table:table-cell>
          <table:table-cell table:formula="of:=[.J79]/[.$A79]" office:value-type="float" office:value="1" calcext:value-type="float">
            <text:p>1.000000</text:p>
          </table:table-cell>
          <table:table-cell table:formula="of:=[.K79]/[.$A79]" office:value-type="float" office:value="0.113960576459638" calcext:value-type="float">
            <text:p>0.113961</text:p>
          </table:table-cell>
          <table:table-cell table:formula="of:=[.L79]/[.$A79]" office:value-type="float" office:value="0.0552509203261689" calcext:value-type="float">
            <text:p>0.055251</text:p>
          </table:table-cell>
          <table:table-cell table:formula="of:=[.M79]/[.$A79]" office:value-type="float" office:value="0.0384708654242247" calcext:value-type="float">
            <text:p>0.038471</text:p>
          </table:table-cell>
          <table:table-cell table:formula="of:=[.N79]/[.$A79]" office:value-type="float" office:value="0.019275623357137" calcext:value-type="float">
            <text:p>0.019276</text:p>
          </table:table-cell>
          <table:table-cell/>
          <table:table-cell table:formula="of:=POWER([.A79]; 1/([.J$1]+1))" office:value-type="float" office:value="77" calcext:value-type="float">
            <text:p>77.000</text:p>
          </table:table-cell>
          <table:table-cell table:formula="of:=POWER([.A79]; 1/([.K$1]+1))" office:value-type="float" office:value="8.77496438739212" calcext:value-type="float">
            <text:p>8.775</text:p>
          </table:table-cell>
          <table:table-cell table:formula="of:=POWER([.A79]; 1/([.L$1]+1))" office:value-type="float" office:value="4.25432086511501" calcext:value-type="float">
            <text:p>4.254</text:p>
          </table:table-cell>
          <table:table-cell table:formula="of:=POWER([.A79]; 1/([.M$1]+1))" office:value-type="float" office:value="2.9622566376653" calcext:value-type="float">
            <text:p>2.962</text:p>
          </table:table-cell>
          <table:table-cell table:formula="of:=POWER([.A79]; 1/([.N$1]+1))" office:value-type="float" office:value="1.48422299849955" calcext:value-type="float">
            <text:p>1.484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.000000</text:p>
          </table:table-cell>
          <table:table-cell table:formula="of:=[.C$3]/[.A80]" office:value-type="float" office:value="0.0128205128205128" calcext:value-type="float">
            <text:p>0.012821</text:p>
          </table:table-cell>
          <table:table-cell table:formula="of:=[.J80]/[.$A80]" office:value-type="float" office:value="1" calcext:value-type="float">
            <text:p>1.000000</text:p>
          </table:table-cell>
          <table:table-cell table:formula="of:=[.K80]/[.$A80]" office:value-type="float" office:value="0.11322770341446" calcext:value-type="float">
            <text:p>0.113228</text:p>
          </table:table-cell>
          <table:table-cell table:formula="of:=[.L80]/[.$A80]" office:value-type="float" office:value="0.0547776754063835" calcext:value-type="float">
            <text:p>0.054778</text:p>
          </table:table-cell>
          <table:table-cell table:formula="of:=[.M80]/[.$A80]" office:value-type="float" office:value="0.0381003572589851" calcext:value-type="float">
            <text:p>0.038100</text:p>
          </table:table-cell>
          <table:table-cell table:formula="of:=[.N80]/[.$A80]" office:value-type="float" office:value="0.0190508342084263" calcext:value-type="float">
            <text:p>0.019051</text:p>
          </table:table-cell>
          <table:table-cell/>
          <table:table-cell table:formula="of:=POWER([.A80]; 1/([.J$1]+1))" office:value-type="float" office:value="78" calcext:value-type="float">
            <text:p>78.000</text:p>
          </table:table-cell>
          <table:table-cell table:formula="of:=POWER([.A80]; 1/([.K$1]+1))" office:value-type="float" office:value="8.83176086632785" calcext:value-type="float">
            <text:p>8.832</text:p>
          </table:table-cell>
          <table:table-cell table:formula="of:=POWER([.A80]; 1/([.L$1]+1))" office:value-type="float" office:value="4.27265868169792" calcext:value-type="float">
            <text:p>4.273</text:p>
          </table:table-cell>
          <table:table-cell table:formula="of:=POWER([.A80]; 1/([.M$1]+1))" office:value-type="float" office:value="2.97182786620084" calcext:value-type="float">
            <text:p>2.972</text:p>
          </table:table-cell>
          <table:table-cell table:formula="of:=POWER([.A80]; 1/([.N$1]+1))" office:value-type="float" office:value="1.48596506825725" calcext:value-type="float">
            <text:p>1.486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.000000</text:p>
          </table:table-cell>
          <table:table-cell table:formula="of:=[.C$3]/[.A81]" office:value-type="float" office:value="0.0126582278481013" calcext:value-type="float">
            <text:p>0.012658</text:p>
          </table:table-cell>
          <table:table-cell table:formula="of:=[.J81]/[.$A81]" office:value-type="float" office:value="1" calcext:value-type="float">
            <text:p>1.000000</text:p>
          </table:table-cell>
          <table:table-cell table:formula="of:=[.K81]/[.$A81]" office:value-type="float" office:value="0.112508790092602" calcext:value-type="float">
            <text:p>0.112509</text:p>
          </table:table-cell>
          <table:table-cell table:formula="of:=[.L81]/[.$A81]" office:value-type="float" office:value="0.0543144357851419" calcext:value-type="float">
            <text:p>0.054314</text:p>
          </table:table-cell>
          <table:table-cell table:formula="of:=[.M81]/[.$A81]" office:value-type="float" office:value="0.0377380696367257" calcext:value-type="float">
            <text:p>0.037738</text:p>
          </table:table-cell>
          <table:table-cell table:formula="of:=[.N81]/[.$A81]" office:value-type="float" office:value="0.0188314803953712" calcext:value-type="float">
            <text:p>0.018831</text:p>
          </table:table-cell>
          <table:table-cell/>
          <table:table-cell table:formula="of:=POWER([.A81]; 1/([.J$1]+1))" office:value-type="float" office:value="79" calcext:value-type="float">
            <text:p>79.000</text:p>
          </table:table-cell>
          <table:table-cell table:formula="of:=POWER([.A81]; 1/([.K$1]+1))" office:value-type="float" office:value="8.88819441731559" calcext:value-type="float">
            <text:p>8.888</text:p>
          </table:table-cell>
          <table:table-cell table:formula="of:=POWER([.A81]; 1/([.L$1]+1))" office:value-type="float" office:value="4.29084042702621" calcext:value-type="float">
            <text:p>4.291</text:p>
          </table:table-cell>
          <table:table-cell table:formula="of:=POWER([.A81]; 1/([.M$1]+1))" office:value-type="float" office:value="2.98130750130133" calcext:value-type="float">
            <text:p>2.981</text:p>
          </table:table-cell>
          <table:table-cell table:formula="of:=POWER([.A81]; 1/([.N$1]+1))" office:value-type="float" office:value="1.48768695123432" calcext:value-type="float">
            <text:p>1.488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0000</text:p>
          </table:table-cell>
          <table:table-cell table:formula="of:=[.C$3]/[.A82]" office:value-type="float" office:value="0.0125" calcext:value-type="float">
            <text:p>0.012500</text:p>
          </table:table-cell>
          <table:table-cell table:formula="of:=[.J82]/[.$A82]" office:value-type="float" office:value="1" calcext:value-type="float">
            <text:p>1.000000</text:p>
          </table:table-cell>
          <table:table-cell table:formula="of:=[.K82]/[.$A82]" office:value-type="float" office:value="0.11180339887499" calcext:value-type="float">
            <text:p>0.111803</text:p>
          </table:table-cell>
          <table:table-cell table:formula="of:=[.L82]/[.$A82]" office:value-type="float" office:value="0.0538608672507971" calcext:value-type="float">
            <text:p>0.053861</text:p>
          </table:table-cell>
          <table:table-cell table:formula="of:=[.M82]/[.$A82]" office:value-type="float" office:value="0.0373837195305305" calcext:value-type="float">
            <text:p>0.037384</text:p>
          </table:table-cell>
          <table:table-cell table:formula="of:=[.N82]/[.$A82]" office:value-type="float" office:value="0.018617364156105" calcext:value-type="float">
            <text:p>0.018617</text:p>
          </table:table-cell>
          <table:table-cell/>
          <table:table-cell table:formula="of:=POWER([.A82]; 1/([.J$1]+1))" office:value-type="float" office:value="80" calcext:value-type="float">
            <text:p>80.000</text:p>
          </table:table-cell>
          <table:table-cell table:formula="of:=POWER([.A82]; 1/([.K$1]+1))" office:value-type="float" office:value="8.94427190999916" calcext:value-type="float">
            <text:p>8.944</text:p>
          </table:table-cell>
          <table:table-cell table:formula="of:=POWER([.A82]; 1/([.L$1]+1))" office:value-type="float" office:value="4.30886938006377" calcext:value-type="float">
            <text:p>4.309</text:p>
          </table:table-cell>
          <table:table-cell table:formula="of:=POWER([.A82]; 1/([.M$1]+1))" office:value-type="float" office:value="2.99069756244244" calcext:value-type="float">
            <text:p>2.991</text:p>
          </table:table-cell>
          <table:table-cell table:formula="of:=POWER([.A82]; 1/([.N$1]+1))" office:value-type="float" office:value="1.4893891324884" calcext:value-type="float">
            <text:p>1.489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.000000</text:p>
          </table:table-cell>
          <table:table-cell table:formula="of:=[.C$3]/[.A83]" office:value-type="float" office:value="0.0123456790123457" calcext:value-type="float">
            <text:p>0.012346</text:p>
          </table:table-cell>
          <table:table-cell table:formula="of:=[.J83]/[.$A83]" office:value-type="float" office:value="1" calcext:value-type="float">
            <text:p>1.000000</text:p>
          </table:table-cell>
          <table:table-cell table:formula="of:=[.K83]/[.$A83]" office:value-type="float" office:value="0.111111111111111" calcext:value-type="float">
            <text:p>0.111111</text:p>
          </table:table-cell>
          <table:table-cell table:formula="of:=[.L83]/[.$A83]" office:value-type="float" office:value="0.0534166507521262" calcext:value-type="float">
            <text:p>0.053417</text:p>
          </table:table-cell>
          <table:table-cell table:formula="of:=[.M83]/[.$A83]" office:value-type="float" office:value="0.037037037037037" calcext:value-type="float">
            <text:p>0.037037</text:p>
          </table:table-cell>
          <table:table-cell table:formula="of:=[.N83]/[.$A83]" office:value-type="float" office:value="0.0184082972782386" calcext:value-type="float">
            <text:p>0.018408</text:p>
          </table:table-cell>
          <table:table-cell/>
          <table:table-cell table:formula="of:=POWER([.A83]; 1/([.J$1]+1))" office:value-type="float" office:value="81" calcext:value-type="float">
            <text:p>81.000</text:p>
          </table:table-cell>
          <table:table-cell table:formula="of:=POWER([.A83]; 1/([.K$1]+1))" office:value-type="float" office:value="9" calcext:value-type="float">
            <text:p>9.000</text:p>
          </table:table-cell>
          <table:table-cell table:formula="of:=POWER([.A83]; 1/([.L$1]+1))" office:value-type="float" office:value="4.32674871092223" calcext:value-type="float">
            <text:p>4.327</text:p>
          </table:table-cell>
          <table:table-cell table:formula="of:=POWER([.A83]; 1/([.M$1]+1))" office:value-type="float" office:value="3" calcext:value-type="float">
            <text:p>3.000</text:p>
          </table:table-cell>
          <table:table-cell table:formula="of:=POWER([.A83]; 1/([.N$1]+1))" office:value-type="float" office:value="1.49107207953732" calcext:value-type="float">
            <text:p>1.491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.000000</text:p>
          </table:table-cell>
          <table:table-cell table:formula="of:=[.C$3]/[.A84]" office:value-type="float" office:value="0.0121951219512195" calcext:value-type="float">
            <text:p>0.012195</text:p>
          </table:table-cell>
          <table:table-cell table:formula="of:=[.J84]/[.$A84]" office:value-type="float" office:value="1" calcext:value-type="float">
            <text:p>1.000000</text:p>
          </table:table-cell>
          <table:table-cell table:formula="of:=[.K84]/[.$A84]" office:value-type="float" office:value="0.110431526074847" calcext:value-type="float">
            <text:p>0.110432</text:p>
          </table:table-cell>
          <table:table-cell table:formula="of:=[.L84]/[.$A84]" office:value-type="float" office:value="0.0529814815337635" calcext:value-type="float">
            <text:p>0.052981</text:p>
          </table:table-cell>
          <table:table-cell table:formula="of:=[.M84]/[.$A84]" office:value-type="float" office:value="0.0366977646150557" calcext:value-type="float">
            <text:p>0.036698</text:p>
          </table:table-cell>
          <table:table-cell table:formula="of:=[.N84]/[.$A84]" office:value-type="float" office:value="0.018204100526841" calcext:value-type="float">
            <text:p>0.018204</text:p>
          </table:table-cell>
          <table:table-cell/>
          <table:table-cell table:formula="of:=POWER([.A84]; 1/([.J$1]+1))" office:value-type="float" office:value="82" calcext:value-type="float">
            <text:p>82.000</text:p>
          </table:table-cell>
          <table:table-cell table:formula="of:=POWER([.A84]; 1/([.K$1]+1))" office:value-type="float" office:value="9.05538513813742" calcext:value-type="float">
            <text:p>9.055</text:p>
          </table:table-cell>
          <table:table-cell table:formula="of:=POWER([.A84]; 1/([.L$1]+1))" office:value-type="float" office:value="4.34448148576861" calcext:value-type="float">
            <text:p>4.344</text:p>
          </table:table-cell>
          <table:table-cell table:formula="of:=POWER([.A84]; 1/([.M$1]+1))" office:value-type="float" office:value="3.00921669843456" calcext:value-type="float">
            <text:p>3.009</text:p>
          </table:table-cell>
          <table:table-cell table:formula="of:=POWER([.A84]; 1/([.N$1]+1))" office:value-type="float" office:value="1.49273624320096" calcext:value-type="float">
            <text:p>1.493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.000000</text:p>
          </table:table-cell>
          <table:table-cell table:formula="of:=[.C$3]/[.A85]" office:value-type="float" office:value="0.0120481927710843" calcext:value-type="float">
            <text:p>0.012048</text:p>
          </table:table-cell>
          <table:table-cell table:formula="of:=[.J85]/[.$A85]" office:value-type="float" office:value="1" calcext:value-type="float">
            <text:p>1.000000</text:p>
          </table:table-cell>
          <table:table-cell table:formula="of:=[.K85]/[.$A85]" office:value-type="float" office:value="0.10976425998969" calcext:value-type="float">
            <text:p>0.109764</text:p>
          </table:table-cell>
          <table:table-cell table:formula="of:=[.L85]/[.$A85]" office:value-type="float" office:value="0.0525550683307812" calcext:value-type="float">
            <text:p>0.052555</text:p>
          </table:table-cell>
          <table:table-cell table:formula="of:=[.M85]/[.$A85]" office:value-type="float" office:value="0.0363656563770161" calcext:value-type="float">
            <text:p>0.036366</text:p>
          </table:table-cell>
          <table:table-cell table:formula="of:=[.N85]/[.$A85]" office:value-type="float" office:value="0.0180046031131674" calcext:value-type="float">
            <text:p>0.018005</text:p>
          </table:table-cell>
          <table:table-cell/>
          <table:table-cell table:formula="of:=POWER([.A85]; 1/([.J$1]+1))" office:value-type="float" office:value="83" calcext:value-type="float">
            <text:p>83.000</text:p>
          </table:table-cell>
          <table:table-cell table:formula="of:=POWER([.A85]; 1/([.K$1]+1))" office:value-type="float" office:value="9.1104335791443" calcext:value-type="float">
            <text:p>9.110</text:p>
          </table:table-cell>
          <table:table-cell table:formula="of:=POWER([.A85]; 1/([.L$1]+1))" office:value-type="float" office:value="4.36207067145484" calcext:value-type="float">
            <text:p>4.362</text:p>
          </table:table-cell>
          <table:table-cell table:formula="of:=POWER([.A85]; 1/([.M$1]+1))" office:value-type="float" office:value="3.01834947929233" calcext:value-type="float">
            <text:p>3.018</text:p>
          </table:table-cell>
          <table:table-cell table:formula="of:=POWER([.A85]; 1/([.N$1]+1))" office:value-type="float" office:value="1.49438205839289" calcext:value-type="float">
            <text:p>1.494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.000000</text:p>
          </table:table-cell>
          <table:table-cell table:formula="of:=[.C$3]/[.A86]" office:value-type="float" office:value="0.0119047619047619" calcext:value-type="float">
            <text:p>0.011905</text:p>
          </table:table-cell>
          <table:table-cell table:formula="of:=[.J86]/[.$A86]" office:value-type="float" office:value="1" calcext:value-type="float">
            <text:p>1.000000</text:p>
          </table:table-cell>
          <table:table-cell table:formula="of:=[.K86]/[.$A86]" office:value-type="float" office:value="0.109108945117996" calcext:value-type="float">
            <text:p>0.109109</text:p>
          </table:table-cell>
          <table:table-cell table:formula="of:=[.L86]/[.$A86]" office:value-type="float" office:value="0.052137132617713" calcext:value-type="float">
            <text:p>0.052137</text:p>
          </table:table-cell>
          <table:table-cell table:formula="of:=[.M86]/[.$A86]" office:value-type="float" office:value="0.0360404774289892" calcext:value-type="float">
            <text:p>0.036040</text:p>
          </table:table-cell>
          <table:table-cell table:formula="of:=[.N86]/[.$A86]" office:value-type="float" office:value="0.0178096422007801" calcext:value-type="float">
            <text:p>0.017810</text:p>
          </table:table-cell>
          <table:table-cell/>
          <table:table-cell table:formula="of:=POWER([.A86]; 1/([.J$1]+1))" office:value-type="float" office:value="84" calcext:value-type="float">
            <text:p>84.000</text:p>
          </table:table-cell>
          <table:table-cell table:formula="of:=POWER([.A86]; 1/([.K$1]+1))" office:value-type="float" office:value="9.16515138991168" calcext:value-type="float">
            <text:p>9.165</text:p>
          </table:table-cell>
          <table:table-cell table:formula="of:=POWER([.A86]; 1/([.L$1]+1))" office:value-type="float" office:value="4.37951913988789" calcext:value-type="float">
            <text:p>4.380</text:p>
          </table:table-cell>
          <table:table-cell table:formula="of:=POWER([.A86]; 1/([.M$1]+1))" office:value-type="float" office:value="3.02740010403509" calcext:value-type="float">
            <text:p>3.027</text:p>
          </table:table-cell>
          <table:table-cell table:formula="of:=POWER([.A86]; 1/([.N$1]+1))" office:value-type="float" office:value="1.49600994486553" calcext:value-type="float">
            <text:p>1.496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.000000</text:p>
          </table:table-cell>
          <table:table-cell table:formula="of:=[.C$3]/[.A87]" office:value-type="float" office:value="0.0117647058823529" calcext:value-type="float">
            <text:p>0.011765</text:p>
          </table:table-cell>
          <table:table-cell table:formula="of:=[.J87]/[.$A87]" office:value-type="float" office:value="1" calcext:value-type="float">
            <text:p>1.000000</text:p>
          </table:table-cell>
          <table:table-cell table:formula="of:=[.K87]/[.$A87]" office:value-type="float" office:value="0.108465228909328" calcext:value-type="float">
            <text:p>0.108465</text:p>
          </table:table-cell>
          <table:table-cell table:formula="of:=[.L87]/[.$A87]" office:value-type="float" office:value="0.0517274079077433" calcext:value-type="float">
            <text:p>0.051727</text:p>
          </table:table-cell>
          <table:table-cell table:formula="of:=[.M87]/[.$A87]" office:value-type="float" office:value="0.0357220032554213" calcext:value-type="float">
            <text:p>0.035722</text:p>
          </table:table-cell>
          <table:table-cell table:formula="of:=[.N87]/[.$A87]" office:value-type="float" office:value="0.0176190624460223" calcext:value-type="float">
            <text:p>0.017619</text:p>
          </table:table-cell>
          <table:table-cell/>
          <table:table-cell table:formula="of:=POWER([.A87]; 1/([.J$1]+1))" office:value-type="float" office:value="85" calcext:value-type="float">
            <text:p>85.000</text:p>
          </table:table-cell>
          <table:table-cell table:formula="of:=POWER([.A87]; 1/([.K$1]+1))" office:value-type="float" office:value="9.21954445729289" calcext:value-type="float">
            <text:p>9.220</text:p>
          </table:table-cell>
          <table:table-cell table:formula="of:=POWER([.A87]; 1/([.L$1]+1))" office:value-type="float" office:value="4.39682967215818" calcext:value-type="float">
            <text:p>4.397</text:p>
          </table:table-cell>
          <table:table-cell table:formula="of:=POWER([.A87]; 1/([.M$1]+1))" office:value-type="float" office:value="3.03637027671081" calcext:value-type="float">
            <text:p>3.036</text:p>
          </table:table-cell>
          <table:table-cell table:formula="of:=POWER([.A87]; 1/([.N$1]+1))" office:value-type="float" office:value="1.49762030791189" calcext:value-type="float">
            <text:p>1.498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00000</text:p>
          </table:table-cell>
          <table:table-cell table:formula="of:=[.C$3]/[.A88]" office:value-type="float" office:value="0.0116279069767442" calcext:value-type="float">
            <text:p>0.011628</text:p>
          </table:table-cell>
          <table:table-cell table:formula="of:=[.J88]/[.$A88]" office:value-type="float" office:value="1" calcext:value-type="float">
            <text:p>1.000000</text:p>
          </table:table-cell>
          <table:table-cell table:formula="of:=[.K88]/[.$A88]" office:value-type="float" office:value="0.107832773203438" calcext:value-type="float">
            <text:p>0.107833</text:p>
          </table:table-cell>
          <table:table-cell table:formula="of:=[.L88]/[.$A88]" office:value-type="float" office:value="0.051325639098164" calcext:value-type="float">
            <text:p>0.051326</text:p>
          </table:table-cell>
          <table:table-cell table:formula="of:=[.M88]/[.$A88]" office:value-type="float" office:value="0.0354100191450659" calcext:value-type="float">
            <text:p>0.035410</text:p>
          </table:table-cell>
          <table:table-cell table:formula="of:=[.N88]/[.$A88]" office:value-type="float" office:value="0.0174327155700829" calcext:value-type="float">
            <text:p>0.017433</text:p>
          </table:table-cell>
          <table:table-cell/>
          <table:table-cell table:formula="of:=POWER([.A88]; 1/([.J$1]+1))" office:value-type="float" office:value="86" calcext:value-type="float">
            <text:p>86.000</text:p>
          </table:table-cell>
          <table:table-cell table:formula="of:=POWER([.A88]; 1/([.K$1]+1))" office:value-type="float" office:value="9.2736184954957" calcext:value-type="float">
            <text:p>9.274</text:p>
          </table:table-cell>
          <table:table-cell table:formula="of:=POWER([.A88]; 1/([.L$1]+1))" office:value-type="float" office:value="4.4140049624421" calcext:value-type="float">
            <text:p>4.414</text:p>
          </table:table-cell>
          <table:table-cell table:formula="of:=POWER([.A88]; 1/([.M$1]+1))" office:value-type="float" office:value="3.04526164647567" calcext:value-type="float">
            <text:p>3.045</text:p>
          </table:table-cell>
          <table:table-cell table:formula="of:=POWER([.A88]; 1/([.N$1]+1))" office:value-type="float" office:value="1.49921353902713" calcext:value-type="float">
            <text:p>1.499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.000000</text:p>
          </table:table-cell>
          <table:table-cell table:formula="of:=[.C$3]/[.A89]" office:value-type="float" office:value="0.0114942528735632" calcext:value-type="float">
            <text:p>0.011494</text:p>
          </table:table-cell>
          <table:table-cell table:formula="of:=[.J89]/[.$A89]" office:value-type="float" office:value="1" calcext:value-type="float">
            <text:p>1.000000</text:p>
          </table:table-cell>
          <table:table-cell table:formula="of:=[.K89]/[.$A89]" office:value-type="float" office:value="0.10721125348378" calcext:value-type="float">
            <text:p>0.107211</text:p>
          </table:table-cell>
          <table:table-cell table:formula="of:=[.L89]/[.$A89]" office:value-type="float" office:value="0.0509315818585475" calcext:value-type="float">
            <text:p>0.050932</text:p>
          </table:table-cell>
          <table:table-cell table:formula="of:=[.M89]/[.$A89]" office:value-type="float" office:value="0.0351043196549121" calcext:value-type="float">
            <text:p>0.035104</text:p>
          </table:table-cell>
          <table:table-cell table:formula="of:=[.N89]/[.$A89]" office:value-type="float" office:value="0.0172504599601425" calcext:value-type="float">
            <text:p>0.017250</text:p>
          </table:table-cell>
          <table:table-cell/>
          <table:table-cell table:formula="of:=POWER([.A89]; 1/([.J$1]+1))" office:value-type="float" office:value="87" calcext:value-type="float">
            <text:p>87.000</text:p>
          </table:table-cell>
          <table:table-cell table:formula="of:=POWER([.A89]; 1/([.K$1]+1))" office:value-type="float" office:value="9.32737905308882" calcext:value-type="float">
            <text:p>9.327</text:p>
          </table:table-cell>
          <table:table-cell table:formula="of:=POWER([.A89]; 1/([.L$1]+1))" office:value-type="float" office:value="4.43104762169363" calcext:value-type="float">
            <text:p>4.431</text:p>
          </table:table-cell>
          <table:table-cell table:formula="of:=POWER([.A89]; 1/([.M$1]+1))" office:value-type="float" office:value="3.05407580997735" calcext:value-type="float">
            <text:p>3.054</text:p>
          </table:table-cell>
          <table:table-cell table:formula="of:=POWER([.A89]; 1/([.N$1]+1))" office:value-type="float" office:value="1.5007900165324" calcext:value-type="float">
            <text:p>1.501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.000000</text:p>
          </table:table-cell>
          <table:table-cell table:formula="of:=[.C$3]/[.A90]" office:value-type="float" office:value="0.0113636363636364" calcext:value-type="float">
            <text:p>0.011364</text:p>
          </table:table-cell>
          <table:table-cell table:formula="of:=[.J90]/[.$A90]" office:value-type="float" office:value="1" calcext:value-type="float">
            <text:p>1.000000</text:p>
          </table:table-cell>
          <table:table-cell table:formula="of:=[.K90]/[.$A90]" office:value-type="float" office:value="0.106600358177805" calcext:value-type="float">
            <text:p>0.106600</text:p>
          </table:table-cell>
          <table:table-cell table:formula="of:=[.L90]/[.$A90]" office:value-type="float" office:value="0.0505450020583935" calcext:value-type="float">
            <text:p>0.050545</text:p>
          </table:table-cell>
          <table:table-cell table:formula="of:=[.M90]/[.$A90]" office:value-type="float" office:value="0.0348047081091907" calcext:value-type="float">
            <text:p>0.034805</text:p>
          </table:table-cell>
          <table:table-cell table:formula="of:=[.N90]/[.$A90]" office:value-type="float" office:value="0.0170721602973158" calcext:value-type="float">
            <text:p>0.017072</text:p>
          </table:table-cell>
          <table:table-cell/>
          <table:table-cell table:formula="of:=POWER([.A90]; 1/([.J$1]+1))" office:value-type="float" office:value="88" calcext:value-type="float">
            <text:p>88.000</text:p>
          </table:table-cell>
          <table:table-cell table:formula="of:=POWER([.A90]; 1/([.K$1]+1))" office:value-type="float" office:value="9.38083151964686" calcext:value-type="float">
            <text:p>9.381</text:p>
          </table:table-cell>
          <table:table-cell table:formula="of:=POWER([.A90]; 1/([.L$1]+1))" office:value-type="float" office:value="4.44796018113863" calcext:value-type="float">
            <text:p>4.448</text:p>
          </table:table-cell>
          <table:table-cell table:formula="of:=POWER([.A90]; 1/([.M$1]+1))" office:value-type="float" office:value="3.06281431360879" calcext:value-type="float">
            <text:p>3.063</text:p>
          </table:table-cell>
          <table:table-cell table:formula="of:=POWER([.A90]; 1/([.N$1]+1))" office:value-type="float" office:value="1.50235010616379" calcext:value-type="float">
            <text:p>1.502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.000000</text:p>
          </table:table-cell>
          <table:table-cell table:formula="of:=[.C$3]/[.A91]" office:value-type="float" office:value="0.0112359550561798" calcext:value-type="float">
            <text:p>0.011236</text:p>
          </table:table-cell>
          <table:table-cell table:formula="of:=[.J91]/[.$A91]" office:value-type="float" office:value="1" calcext:value-type="float">
            <text:p>1.000000</text:p>
          </table:table-cell>
          <table:table-cell table:formula="of:=[.K91]/[.$A91]" office:value-type="float" office:value="0.105999788000636" calcext:value-type="float">
            <text:p>0.106000</text:p>
          </table:table-cell>
          <table:table-cell table:formula="of:=[.L91]/[.$A91]" office:value-type="float" office:value="0.0501656752312869" calcext:value-type="float">
            <text:p>0.050166</text:p>
          </table:table-cell>
          <table:table-cell table:formula="of:=[.M91]/[.$A91]" office:value-type="float" office:value="0.0345109961307948" calcext:value-type="float">
            <text:p>0.034511</text:p>
          </table:table-cell>
          <table:table-cell table:formula="of:=[.N91]/[.$A91]" office:value-type="float" office:value="0.016897687209309" calcext:value-type="float">
            <text:p>0.016898</text:p>
          </table:table-cell>
          <table:table-cell/>
          <table:table-cell table:formula="of:=POWER([.A91]; 1/([.J$1]+1))" office:value-type="float" office:value="89" calcext:value-type="float">
            <text:p>89.000</text:p>
          </table:table-cell>
          <table:table-cell table:formula="of:=POWER([.A91]; 1/([.K$1]+1))" office:value-type="float" office:value="9.4339811320566" calcext:value-type="float">
            <text:p>9.434</text:p>
          </table:table-cell>
          <table:table-cell table:formula="of:=POWER([.A91]; 1/([.L$1]+1))" office:value-type="float" office:value="4.46474509558454" calcext:value-type="float">
            <text:p>4.465</text:p>
          </table:table-cell>
          <table:table-cell table:formula="of:=POWER([.A91]; 1/([.M$1]+1))" office:value-type="float" office:value="3.07147865564073" calcext:value-type="float">
            <text:p>3.071</text:p>
          </table:table-cell>
          <table:table-cell table:formula="of:=POWER([.A91]; 1/([.N$1]+1))" office:value-type="float" office:value="1.5038941616285" calcext:value-type="float">
            <text:p>1.504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.000000</text:p>
          </table:table-cell>
          <table:table-cell table:formula="of:=[.C$3]/[.A92]" office:value-type="float" office:value="0.0111111111111111" calcext:value-type="float">
            <text:p>0.011111</text:p>
          </table:table-cell>
          <table:table-cell table:formula="of:=[.J92]/[.$A92]" office:value-type="float" office:value="1" calcext:value-type="float">
            <text:p>1.000000</text:p>
          </table:table-cell>
          <table:table-cell table:formula="of:=[.K92]/[.$A92]" office:value-type="float" office:value="0.105409255338946" calcext:value-type="float">
            <text:p>0.105409</text:p>
          </table:table-cell>
          <table:table-cell table:formula="of:=[.L92]/[.$A92]" office:value-type="float" office:value="0.0497933860728574" calcext:value-type="float">
            <text:p>0.049793</text:p>
          </table:table-cell>
          <table:table-cell table:formula="of:=[.M92]/[.$A92]" office:value-type="float" office:value="0.034223003202678" calcext:value-type="float">
            <text:p>0.034223</text:p>
          </table:table-cell>
          <table:table-cell table:formula="of:=[.N92]/[.$A92]" office:value-type="float" office:value="0.0167269169458951" calcext:value-type="float">
            <text:p>0.016727</text:p>
          </table:table-cell>
          <table:table-cell/>
          <table:table-cell table:formula="of:=POWER([.A92]; 1/([.J$1]+1))" office:value-type="float" office:value="90" calcext:value-type="float">
            <text:p>90.000</text:p>
          </table:table-cell>
          <table:table-cell table:formula="of:=POWER([.A92]; 1/([.K$1]+1))" office:value-type="float" office:value="9.48683298050514" calcext:value-type="float">
            <text:p>9.487</text:p>
          </table:table-cell>
          <table:table-cell table:formula="of:=POWER([.A92]; 1/([.L$1]+1))" office:value-type="float" office:value="4.48140474655717" calcext:value-type="float">
            <text:p>4.481</text:p>
          </table:table-cell>
          <table:table-cell table:formula="of:=POWER([.A92]; 1/([.M$1]+1))" office:value-type="float" office:value="3.08007028824102" calcext:value-type="float">
            <text:p>3.080</text:p>
          </table:table-cell>
          <table:table-cell table:formula="of:=POWER([.A92]; 1/([.N$1]+1))" office:value-type="float" office:value="1.50542252513055" calcext:value-type="float">
            <text:p>1.505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.000000</text:p>
          </table:table-cell>
          <table:table-cell table:formula="of:=[.C$3]/[.A93]" office:value-type="float" office:value="0.010989010989011" calcext:value-type="float">
            <text:p>0.010989</text:p>
          </table:table-cell>
          <table:table-cell table:formula="of:=[.J93]/[.$A93]" office:value-type="float" office:value="1" calcext:value-type="float">
            <text:p>1.000000</text:p>
          </table:table-cell>
          <table:table-cell table:formula="of:=[.K93]/[.$A93]" office:value-type="float" office:value="0.104828483672192" calcext:value-type="float">
            <text:p>0.104828</text:p>
          </table:table-cell>
          <table:table-cell table:formula="of:=[.L93]/[.$A93]" office:value-type="float" office:value="0.0494279279700595" calcext:value-type="float">
            <text:p>0.049428</text:p>
          </table:table-cell>
          <table:table-cell table:formula="of:=[.M93]/[.$A93]" office:value-type="float" office:value="0.0339405562570073" calcext:value-type="float">
            <text:p>0.033941</text:p>
          </table:table-cell>
          <table:table-cell table:formula="of:=[.N93]/[.$A93]" office:value-type="float" office:value="0.0165597310754716" calcext:value-type="float">
            <text:p>0.016560</text:p>
          </table:table-cell>
          <table:table-cell/>
          <table:table-cell table:formula="of:=POWER([.A93]; 1/([.J$1]+1))" office:value-type="float" office:value="91" calcext:value-type="float">
            <text:p>91.000</text:p>
          </table:table-cell>
          <table:table-cell table:formula="of:=POWER([.A93]; 1/([.K$1]+1))" office:value-type="float" office:value="9.53939201416946" calcext:value-type="float">
            <text:p>9.539</text:p>
          </table:table-cell>
          <table:table-cell table:formula="of:=POWER([.A93]; 1/([.L$1]+1))" office:value-type="float" office:value="4.49794144527542" calcext:value-type="float">
            <text:p>4.498</text:p>
          </table:table-cell>
          <table:table-cell table:formula="of:=POWER([.A93]; 1/([.M$1]+1))" office:value-type="float" office:value="3.08859061938766" calcext:value-type="float">
            <text:p>3.089</text:p>
          </table:table-cell>
          <table:table-cell table:formula="of:=POWER([.A93]; 1/([.N$1]+1))" office:value-type="float" office:value="1.50693552786792" calcext:value-type="float">
            <text:p>1.507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.000000</text:p>
          </table:table-cell>
          <table:table-cell table:formula="of:=[.C$3]/[.A94]" office:value-type="float" office:value="0.0108695652173913" calcext:value-type="float">
            <text:p>0.010870</text:p>
          </table:table-cell>
          <table:table-cell table:formula="of:=[.J94]/[.$A94]" office:value-type="float" office:value="1" calcext:value-type="float">
            <text:p>1.000000</text:p>
          </table:table-cell>
          <table:table-cell table:formula="of:=[.K94]/[.$A94]" office:value-type="float" office:value="0.104257207028537" calcext:value-type="float">
            <text:p>0.104257</text:p>
          </table:table-cell>
          <table:table-cell table:formula="of:=[.L94]/[.$A94]" office:value-type="float" office:value="0.0490691025595" calcext:value-type="float">
            <text:p>0.049069</text:p>
          </table:table-cell>
          <table:table-cell table:formula="of:=[.M94]/[.$A94]" office:value-type="float" office:value="0.0336634892900269" calcext:value-type="float">
            <text:p>0.033663</text:p>
          </table:table-cell>
          <table:table-cell table:formula="of:=[.N94]/[.$A94]" office:value-type="float" office:value="0.0163960162011193" calcext:value-type="float">
            <text:p>0.016396</text:p>
          </table:table-cell>
          <table:table-cell/>
          <table:table-cell table:formula="of:=POWER([.A94]; 1/([.J$1]+1))" office:value-type="float" office:value="92" calcext:value-type="float">
            <text:p>92.000</text:p>
          </table:table-cell>
          <table:table-cell table:formula="of:=POWER([.A94]; 1/([.K$1]+1))" office:value-type="float" office:value="9.59166304662544" calcext:value-type="float">
            <text:p>9.592</text:p>
          </table:table-cell>
          <table:table-cell table:formula="of:=POWER([.A94]; 1/([.L$1]+1))" office:value-type="float" office:value="4.514357435474" calcext:value-type="float">
            <text:p>4.514</text:p>
          </table:table-cell>
          <table:table-cell table:formula="of:=POWER([.A94]; 1/([.M$1]+1))" office:value-type="float" office:value="3.09704101468247" calcext:value-type="float">
            <text:p>3.097</text:p>
          </table:table-cell>
          <table:table-cell table:formula="of:=POWER([.A94]; 1/([.N$1]+1))" office:value-type="float" office:value="1.50843349050298" calcext:value-type="float">
            <text:p>1.508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.000000</text:p>
          </table:table-cell>
          <table:table-cell table:formula="of:=[.C$3]/[.A95]" office:value-type="float" office:value="0.010752688172043" calcext:value-type="float">
            <text:p>0.010753</text:p>
          </table:table-cell>
          <table:table-cell table:formula="of:=[.J95]/[.$A95]" office:value-type="float" office:value="1" calcext:value-type="float">
            <text:p>1.000000</text:p>
          </table:table-cell>
          <table:table-cell table:formula="of:=[.K95]/[.$A95]" office:value-type="float" office:value="0.103695169473043" calcext:value-type="float">
            <text:p>0.103695</text:p>
          </table:table-cell>
          <table:table-cell table:formula="of:=[.L95]/[.$A95]" office:value-type="float" office:value="0.0487167193127257" calcext:value-type="float">
            <text:p>0.048717</text:p>
          </table:table-cell>
          <table:table-cell table:formula="of:=[.M95]/[.$A95]" office:value-type="float" office:value="0.0333916430007686" calcext:value-type="float">
            <text:p>0.033392</text:p>
          </table:table-cell>
          <table:table-cell table:formula="of:=[.N95]/[.$A95]" office:value-type="float" office:value="0.0162356636947101" calcext:value-type="float">
            <text:p>0.016236</text:p>
          </table:table-cell>
          <table:table-cell/>
          <table:table-cell table:formula="of:=POWER([.A95]; 1/([.J$1]+1))" office:value-type="float" office:value="93" calcext:value-type="float">
            <text:p>93.000</text:p>
          </table:table-cell>
          <table:table-cell table:formula="of:=POWER([.A95]; 1/([.K$1]+1))" office:value-type="float" office:value="9.64365076099296" calcext:value-type="float">
            <text:p>9.644</text:p>
          </table:table-cell>
          <table:table-cell table:formula="of:=POWER([.A95]; 1/([.L$1]+1))" office:value-type="float" office:value="4.53065489608349" calcext:value-type="float">
            <text:p>4.531</text:p>
          </table:table-cell>
          <table:table-cell table:formula="of:=POWER([.A95]; 1/([.M$1]+1))" office:value-type="float" office:value="3.10542279907148" calcext:value-type="float">
            <text:p>3.105</text:p>
          </table:table-cell>
          <table:table-cell table:formula="of:=POWER([.A95]; 1/([.N$1]+1))" office:value-type="float" office:value="1.50991672360804" calcext:value-type="float">
            <text:p>1.510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0000</text:p>
          </table:table-cell>
          <table:table-cell table:formula="of:=[.C$3]/[.A96]" office:value-type="float" office:value="0.0106382978723404" calcext:value-type="float">
            <text:p>0.010638</text:p>
          </table:table-cell>
          <table:table-cell table:formula="of:=[.J96]/[.$A96]" office:value-type="float" office:value="1" calcext:value-type="float">
            <text:p>1.000000</text:p>
          </table:table-cell>
          <table:table-cell table:formula="of:=[.K96]/[.$A96]" office:value-type="float" office:value="0.103142124625879" calcext:value-type="float">
            <text:p>0.103142</text:p>
          </table:table-cell>
          <table:table-cell table:formula="of:=[.L96]/[.$A96]" office:value-type="float" office:value="0.0483705951465568" calcext:value-type="float">
            <text:p>0.048371</text:p>
          </table:table-cell>
          <table:table-cell table:formula="of:=[.M96]/[.$A96]" office:value-type="float" office:value="0.0331248644518912" calcext:value-type="float">
            <text:p>0.033125</text:p>
          </table:table-cell>
          <table:table-cell table:formula="of:=[.N96]/[.$A96]" office:value-type="float" office:value="0.016078569447738" calcext:value-type="float">
            <text:p>0.016079</text:p>
          </table:table-cell>
          <table:table-cell/>
          <table:table-cell table:formula="of:=POWER([.A96]; 1/([.J$1]+1))" office:value-type="float" office:value="94" calcext:value-type="float">
            <text:p>94.000</text:p>
          </table:table-cell>
          <table:table-cell table:formula="of:=POWER([.A96]; 1/([.K$1]+1))" office:value-type="float" office:value="9.69535971483266" calcext:value-type="float">
            <text:p>9.695</text:p>
          </table:table-cell>
          <table:table-cell table:formula="of:=POWER([.A96]; 1/([.L$1]+1))" office:value-type="float" office:value="4.54683594377634" calcext:value-type="float">
            <text:p>4.547</text:p>
          </table:table-cell>
          <table:table-cell table:formula="of:=POWER([.A96]; 1/([.M$1]+1))" office:value-type="float" office:value="3.11373725847777" calcext:value-type="float">
            <text:p>3.114</text:p>
          </table:table-cell>
          <table:table-cell table:formula="of:=POWER([.A96]; 1/([.N$1]+1))" office:value-type="float" office:value="1.51138552808737" calcext:value-type="float">
            <text:p>1.511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.000000</text:p>
          </table:table-cell>
          <table:table-cell table:formula="of:=[.C$3]/[.A97]" office:value-type="float" office:value="0.0105263157894737" calcext:value-type="float">
            <text:p>0.010526</text:p>
          </table:table-cell>
          <table:table-cell table:formula="of:=[.J97]/[.$A97]" office:value-type="float" office:value="1" calcext:value-type="float">
            <text:p>1.000000</text:p>
          </table:table-cell>
          <table:table-cell table:formula="of:=[.K97]/[.$A97]" office:value-type="float" office:value="0.102597835208515" calcext:value-type="float">
            <text:p>0.102598</text:p>
          </table:table-cell>
          <table:table-cell table:formula="of:=[.L97]/[.$A97]" office:value-type="float" office:value="0.0480305540567049" calcext:value-type="float">
            <text:p>0.048031</text:p>
          </table:table-cell>
          <table:table-cell table:formula="of:=[.M97]/[.$A97]" office:value-type="float" office:value="0.0328630067510752" calcext:value-type="float">
            <text:p>0.032863</text:p>
          </table:table-cell>
          <table:table-cell table:formula="of:=[.N97]/[.$A97]" office:value-type="float" office:value="0.0159246336376565" calcext:value-type="float">
            <text:p>0.015925</text:p>
          </table:table-cell>
          <table:table-cell/>
          <table:table-cell table:formula="of:=POWER([.A97]; 1/([.J$1]+1))" office:value-type="float" office:value="95" calcext:value-type="float">
            <text:p>95.000</text:p>
          </table:table-cell>
          <table:table-cell table:formula="of:=POWER([.A97]; 1/([.K$1]+1))" office:value-type="float" office:value="9.74679434480897" calcext:value-type="float">
            <text:p>9.747</text:p>
          </table:table-cell>
          <table:table-cell table:formula="of:=POWER([.A97]; 1/([.L$1]+1))" office:value-type="float" office:value="4.56290263538697" calcext:value-type="float">
            <text:p>4.563</text:p>
          </table:table-cell>
          <table:table-cell table:formula="of:=POWER([.A97]; 1/([.M$1]+1))" office:value-type="float" office:value="3.12198564135214" calcext:value-type="float">
            <text:p>3.122</text:p>
          </table:table-cell>
          <table:table-cell table:formula="of:=POWER([.A97]; 1/([.N$1]+1))" office:value-type="float" office:value="1.51284019557737" calcext:value-type="float">
            <text:p>1.513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.000000</text:p>
          </table:table-cell>
          <table:table-cell table:formula="of:=[.C$3]/[.A98]" office:value-type="float" office:value="0.0104166666666667" calcext:value-type="float">
            <text:p>0.010417</text:p>
          </table:table-cell>
          <table:table-cell table:formula="of:=[.J98]/[.$A98]" office:value-type="float" office:value="1" calcext:value-type="float">
            <text:p>1.000000</text:p>
          </table:table-cell>
          <table:table-cell table:formula="of:=[.K98]/[.$A98]" office:value-type="float" office:value="0.102062072615966" calcext:value-type="float">
            <text:p>0.102062</text:p>
          </table:table-cell>
          <table:table-cell table:formula="of:=[.L98]/[.$A98]" office:value-type="float" office:value="0.0476964267730555" calcext:value-type="float">
            <text:p>0.047696</text:p>
          </table:table-cell>
          <table:table-cell table:formula="of:=[.M98]/[.$A98]" office:value-type="float" office:value="0.0326059287515268" calcext:value-type="float">
            <text:p>0.032606</text:p>
          </table:table-cell>
          <table:table-cell table:formula="of:=[.N98]/[.$A98]" office:value-type="float" office:value="0.0157737605086053" calcext:value-type="float">
            <text:p>0.015774</text:p>
          </table:table-cell>
          <table:table-cell/>
          <table:table-cell table:formula="of:=POWER([.A98]; 1/([.J$1]+1))" office:value-type="float" office:value="96" calcext:value-type="float">
            <text:p>96.000</text:p>
          </table:table-cell>
          <table:table-cell table:formula="of:=POWER([.A98]; 1/([.K$1]+1))" office:value-type="float" office:value="9.79795897113271" calcext:value-type="float">
            <text:p>9.798</text:p>
          </table:table-cell>
          <table:table-cell table:formula="of:=POWER([.A98]; 1/([.L$1]+1))" office:value-type="float" office:value="4.57885697021333" calcext:value-type="float">
            <text:p>4.579</text:p>
          </table:table-cell>
          <table:table-cell table:formula="of:=POWER([.A98]; 1/([.M$1]+1))" office:value-type="float" office:value="3.13016916014657" calcext:value-type="float">
            <text:p>3.130</text:p>
          </table:table-cell>
          <table:table-cell table:formula="of:=POWER([.A98]; 1/([.N$1]+1))" office:value-type="float" office:value="1.51428100882611" calcext:value-type="float">
            <text:p>1.514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.000000</text:p>
          </table:table-cell>
          <table:table-cell table:formula="of:=[.C$3]/[.A99]" office:value-type="float" office:value="0.0103092783505155" calcext:value-type="float">
            <text:p>0.010309</text:p>
          </table:table-cell>
          <table:table-cell table:formula="of:=[.J99]/[.$A99]" office:value-type="float" office:value="1" calcext:value-type="float">
            <text:p>1.000000</text:p>
          </table:table-cell>
          <table:table-cell table:formula="of:=[.K99]/[.$A99]" office:value-type="float" office:value="0.101534616513362" calcext:value-type="float">
            <text:p>0.101535</text:p>
          </table:table-cell>
          <table:table-cell table:formula="of:=[.L99]/[.$A99]" office:value-type="float" office:value="0.0473680504351241" calcext:value-type="float">
            <text:p>0.047368</text:p>
          </table:table-cell>
          <table:table-cell table:formula="of:=[.M99]/[.$A99]" office:value-type="float" office:value="0.0323534947702577" calcext:value-type="float">
            <text:p>0.032353</text:p>
          </table:table-cell>
          <table:table-cell table:formula="of:=[.N99]/[.$A99]" office:value-type="float" office:value="0.0156258581655009" calcext:value-type="float">
            <text:p>0.015626</text:p>
          </table:table-cell>
          <table:table-cell/>
          <table:table-cell table:formula="of:=POWER([.A99]; 1/([.J$1]+1))" office:value-type="float" office:value="97" calcext:value-type="float">
            <text:p>97.000</text:p>
          </table:table-cell>
          <table:table-cell table:formula="of:=POWER([.A99]; 1/([.K$1]+1))" office:value-type="float" office:value="9.8488578017961" calcext:value-type="float">
            <text:p>9.849</text:p>
          </table:table-cell>
          <table:table-cell table:formula="of:=POWER([.A99]; 1/([.L$1]+1))" office:value-type="float" office:value="4.59470089220704" calcext:value-type="float">
            <text:p>4.595</text:p>
          </table:table-cell>
          <table:table-cell table:formula="of:=POWER([.A99]; 1/([.M$1]+1))" office:value-type="float" office:value="3.138288992715" calcext:value-type="float">
            <text:p>3.138</text:p>
          </table:table-cell>
          <table:table-cell table:formula="of:=POWER([.A99]; 1/([.N$1]+1))" office:value-type="float" office:value="1.51570824205359" calcext:value-type="float">
            <text:p>1.516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.000000</text:p>
          </table:table-cell>
          <table:table-cell table:formula="of:=[.C$3]/[.A100]" office:value-type="float" office:value="0.0102040816326531" calcext:value-type="float">
            <text:p>0.010204</text:p>
          </table:table-cell>
          <table:table-cell table:formula="of:=[.J100]/[.$A100]" office:value-type="float" office:value="1" calcext:value-type="float">
            <text:p>1.000000</text:p>
          </table:table-cell>
          <table:table-cell table:formula="of:=[.K100]/[.$A100]" office:value-type="float" office:value="0.101015254455221" calcext:value-type="float">
            <text:p>0.101015</text:p>
          </table:table-cell>
          <table:table-cell table:formula="of:=[.L100]/[.$A100]" office:value-type="float" office:value="0.0470452682863107" calcext:value-type="float">
            <text:p>0.047045</text:p>
          </table:table-cell>
          <table:table-cell table:formula="of:=[.M100]/[.$A100]" office:value-type="float" office:value="0.0321055743229162" calcext:value-type="float">
            <text:p>0.032106</text:p>
          </table:table-cell>
          <table:table-cell table:formula="of:=[.N100]/[.$A100]" office:value-type="float" office:value="0.0154808383805493" calcext:value-type="float">
            <text:p>0.015481</text:p>
          </table:table-cell>
          <table:table-cell/>
          <table:table-cell table:formula="of:=POWER([.A100]; 1/([.J$1]+1))" office:value-type="float" office:value="98" calcext:value-type="float">
            <text:p>98.000</text:p>
          </table:table-cell>
          <table:table-cell table:formula="of:=POWER([.A100]; 1/([.K$1]+1))" office:value-type="float" office:value="9.89949493661167" calcext:value-type="float">
            <text:p>9.899</text:p>
          </table:table-cell>
          <table:table-cell table:formula="of:=POWER([.A100]; 1/([.L$1]+1))" office:value-type="float" office:value="4.61043629205845" calcext:value-type="float">
            <text:p>4.610</text:p>
          </table:table-cell>
          <table:table-cell table:formula="of:=POWER([.A100]; 1/([.M$1]+1))" office:value-type="float" office:value="3.14634628364579" calcext:value-type="float">
            <text:p>3.146</text:p>
          </table:table-cell>
          <table:table-cell table:formula="of:=POWER([.A100]; 1/([.N$1]+1))" office:value-type="float" office:value="1.51712216129383" calcext:value-type="float">
            <text:p>1.517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.000000</text:p>
          </table:table-cell>
          <table:table-cell table:formula="of:=[.C$3]/[.A101]" office:value-type="float" office:value="0.0101010101010101" calcext:value-type="float">
            <text:p>0.010101</text:p>
          </table:table-cell>
          <table:table-cell table:formula="of:=[.J101]/[.$A101]" office:value-type="float" office:value="1" calcext:value-type="float">
            <text:p>1.000000</text:p>
          </table:table-cell>
          <table:table-cell table:formula="of:=[.K101]/[.$A101]" office:value-type="float" office:value="0.100503781525921" calcext:value-type="float">
            <text:p>0.100504</text:p>
          </table:table-cell>
          <table:table-cell table:formula="of:=[.L101]/[.$A101]" office:value-type="float" office:value="0.0467279293856843" calcext:value-type="float">
            <text:p>0.046728</text:p>
          </table:table-cell>
          <table:table-cell table:formula="of:=[.M101]/[.$A101]" office:value-type="float" office:value="0.0318620418740394" calcext:value-type="float">
            <text:p>0.031862</text:p>
          </table:table-cell>
          <table:table-cell table:formula="of:=[.N101]/[.$A101]" office:value-type="float" office:value="0.0153386164113122" calcext:value-type="float">
            <text:p>0.015339</text:p>
          </table:table-cell>
          <table:table-cell/>
          <table:table-cell table:formula="of:=POWER([.A101]; 1/([.J$1]+1))" office:value-type="float" office:value="99" calcext:value-type="float">
            <text:p>99.000</text:p>
          </table:table-cell>
          <table:table-cell table:formula="of:=POWER([.A101]; 1/([.K$1]+1))" office:value-type="float" office:value="9.9498743710662" calcext:value-type="float">
            <text:p>9.950</text:p>
          </table:table-cell>
          <table:table-cell table:formula="of:=POWER([.A101]; 1/([.L$1]+1))" office:value-type="float" office:value="4.62606500918274" calcext:value-type="float">
            <text:p>4.626</text:p>
          </table:table-cell>
          <table:table-cell table:formula="of:=POWER([.A101]; 1/([.M$1]+1))" office:value-type="float" office:value="3.1543421455299" calcext:value-type="float">
            <text:p>3.154</text:p>
          </table:table-cell>
          <table:table-cell table:formula="of:=POWER([.A101]; 1/([.N$1]+1))" office:value-type="float" office:value="1.51852302471991" calcext:value-type="float">
            <text:p>1.519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0000</text:p>
          </table:table-cell>
          <table:table-cell table:formula="of:=[.C$3]/[.A102]" office:value-type="float" office:value="0.01" calcext:value-type="float">
            <text:p>0.010000</text:p>
          </table:table-cell>
          <table:table-cell table:formula="of:=[.J102]/[.$A102]" office:value-type="float" office:value="1" calcext:value-type="float">
            <text:p>1.000000</text:p>
          </table:table-cell>
          <table:table-cell table:formula="of:=[.K102]/[.$A102]" office:value-type="float" office:value="0.1" calcext:value-type="float">
            <text:p>0.100000</text:p>
          </table:table-cell>
          <table:table-cell table:formula="of:=[.L102]/[.$A102]" office:value-type="float" office:value="0.0464158883361278" calcext:value-type="float">
            <text:p>0.046416</text:p>
          </table:table-cell>
          <table:table-cell table:formula="of:=[.M102]/[.$A102]" office:value-type="float" office:value="0.0316227766016838" calcext:value-type="float">
            <text:p>0.031623</text:p>
          </table:table-cell>
          <table:table-cell table:formula="of:=[.N102]/[.$A102]" office:value-type="float" office:value="0.0151991108295293" calcext:value-type="float">
            <text:p>0.015199</text:p>
          </table:table-cell>
          <table:table-cell/>
          <table:table-cell table:formula="of:=POWER([.A102]; 1/([.J$1]+1))" office:value-type="float" office:value="100" calcext:value-type="float">
            <text:p>100.000</text:p>
          </table:table-cell>
          <table:table-cell table:formula="of:=POWER([.A102]; 1/([.K$1]+1))" office:value-type="float" office:value="10" calcext:value-type="float">
            <text:p>10.000</text:p>
          </table:table-cell>
          <table:table-cell table:formula="of:=POWER([.A102]; 1/([.L$1]+1))" office:value-type="float" office:value="4.64158883361278" calcext:value-type="float">
            <text:p>4.642</text:p>
          </table:table-cell>
          <table:table-cell table:formula="of:=POWER([.A102]; 1/([.M$1]+1))" office:value-type="float" office:value="3.16227766016838" calcext:value-type="float">
            <text:p>3.162</text:p>
          </table:table-cell>
          <table:table-cell table:formula="of:=POWER([.A102]; 1/([.N$1]+1))" office:value-type="float" office:value="1.51991108295293" calcext:value-type="float">
            <text:p>1.520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.000000</text:p>
          </table:table-cell>
          <table:table-cell table:formula="of:=[.C$3]/[.A103]" office:value-type="float" office:value="0.0099009900990099" calcext:value-type="float">
            <text:p>0.009901</text:p>
          </table:table-cell>
          <table:table-cell table:formula="of:=[.J103]/[.$A103]" office:value-type="float" office:value="1" calcext:value-type="float">
            <text:p>1.000000</text:p>
          </table:table-cell>
          <table:table-cell table:formula="of:=[.K103]/[.$A103]" office:value-type="float" office:value="0.0995037190209989" calcext:value-type="float">
            <text:p>0.099504</text:p>
          </table:table-cell>
          <table:table-cell table:formula="of:=[.L103]/[.$A103]" office:value-type="float" office:value="0.0461090050277607" calcext:value-type="float">
            <text:p>0.046109</text:p>
          </table:table-cell>
          <table:table-cell table:formula="of:=[.M103]/[.$A103]" office:value-type="float" office:value="0.0313876621754723" calcext:value-type="float">
            <text:p>0.031388</text:p>
          </table:table-cell>
          <table:table-cell table:formula="of:=[.N103]/[.$A103]" office:value-type="float" office:value="0.0150622433599599" calcext:value-type="float">
            <text:p>0.015062</text:p>
          </table:table-cell>
          <table:table-cell/>
          <table:table-cell table:formula="of:=POWER([.A103]; 1/([.J$1]+1))" office:value-type="float" office:value="101" calcext:value-type="float">
            <text:p>101.000</text:p>
          </table:table-cell>
          <table:table-cell table:formula="of:=POWER([.A103]; 1/([.K$1]+1))" office:value-type="float" office:value="10.0498756211209" calcext:value-type="float">
            <text:p>10.050</text:p>
          </table:table-cell>
          <table:table-cell table:formula="of:=POWER([.A103]; 1/([.L$1]+1))" office:value-type="float" office:value="4.65700950780384" calcext:value-type="float">
            <text:p>4.657</text:p>
          </table:table-cell>
          <table:table-cell table:formula="of:=POWER([.A103]; 1/([.M$1]+1))" office:value-type="float" office:value="3.1701538797227" calcext:value-type="float">
            <text:p>3.170</text:p>
          </table:table-cell>
          <table:table-cell table:formula="of:=POWER([.A103]; 1/([.N$1]+1))" office:value-type="float" office:value="1.52128657935595" calcext:value-type="float">
            <text:p>1.521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.000000</text:p>
          </table:table-cell>
          <table:table-cell table:formula="of:=[.C$3]/[.A104]" office:value-type="float" office:value="0.00980392156862745" calcext:value-type="float">
            <text:p>0.009804</text:p>
          </table:table-cell>
          <table:table-cell table:formula="of:=[.J104]/[.$A104]" office:value-type="float" office:value="1" calcext:value-type="float">
            <text:p>1.000000</text:p>
          </table:table-cell>
          <table:table-cell table:formula="of:=[.K104]/[.$A104]" office:value-type="float" office:value="0.0990147542976674" calcext:value-type="float">
            <text:p>0.099015</text:p>
          </table:table-cell>
          <table:table-cell table:formula="of:=[.L104]/[.$A104]" office:value-type="float" office:value="0.0458071443956398" calcext:value-type="float">
            <text:p>0.045807</text:p>
          </table:table-cell>
          <table:table-cell table:formula="of:=[.M104]/[.$A104]" office:value-type="float" office:value="0.0311565865471693" calcext:value-type="float">
            <text:p>0.031157</text:p>
          </table:table-cell>
          <table:table-cell table:formula="of:=[.N104]/[.$A104]" office:value-type="float" office:value="0.0149279387285649" calcext:value-type="float">
            <text:p>0.014928</text:p>
          </table:table-cell>
          <table:table-cell/>
          <table:table-cell table:formula="of:=POWER([.A104]; 1/([.J$1]+1))" office:value-type="float" office:value="102" calcext:value-type="float">
            <text:p>102.000</text:p>
          </table:table-cell>
          <table:table-cell table:formula="of:=POWER([.A104]; 1/([.K$1]+1))" office:value-type="float" office:value="10.0995049383621" calcext:value-type="float">
            <text:p>10.100</text:p>
          </table:table-cell>
          <table:table-cell table:formula="of:=POWER([.A104]; 1/([.L$1]+1))" office:value-type="float" office:value="4.67232872835526" calcext:value-type="float">
            <text:p>4.672</text:p>
          </table:table-cell>
          <table:table-cell table:formula="of:=POWER([.A104]; 1/([.M$1]+1))" office:value-type="float" office:value="3.17797182781127" calcext:value-type="float">
            <text:p>3.178</text:p>
          </table:table-cell>
          <table:table-cell table:formula="of:=POWER([.A104]; 1/([.N$1]+1))" office:value-type="float" office:value="1.52264975031362" calcext:value-type="float">
            <text:p>1.523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.000000</text:p>
          </table:table-cell>
          <table:table-cell table:formula="of:=[.C$3]/[.A105]" office:value-type="float" office:value="0.00970873786407767" calcext:value-type="float">
            <text:p>0.009709</text:p>
          </table:table-cell>
          <table:table-cell table:formula="of:=[.J105]/[.$A105]" office:value-type="float" office:value="1" calcext:value-type="float">
            <text:p>1.000000</text:p>
          </table:table-cell>
          <table:table-cell table:formula="of:=[.K105]/[.$A105]" office:value-type="float" office:value="0.0985329278164293" calcext:value-type="float">
            <text:p>0.098533</text:p>
          </table:table-cell>
          <table:table-cell table:formula="of:=[.L105]/[.$A105]" office:value-type="float" office:value="0.0455101761908116" calcext:value-type="float">
            <text:p>0.045510</text:p>
          </table:table-cell>
          <table:table-cell table:formula="of:=[.M105]/[.$A105]" office:value-type="float" office:value="0.0309294417529609" calcext:value-type="float">
            <text:p>0.030929</text:p>
          </table:table-cell>
          <table:table-cell table:formula="of:=[.N105]/[.$A105]" office:value-type="float" office:value="0.0147961245194026" calcext:value-type="float">
            <text:p>0.014796</text:p>
          </table:table-cell>
          <table:table-cell/>
          <table:table-cell table:formula="of:=POWER([.A105]; 1/([.J$1]+1))" office:value-type="float" office:value="103" calcext:value-type="float">
            <text:p>103.000</text:p>
          </table:table-cell>
          <table:table-cell table:formula="of:=POWER([.A105]; 1/([.K$1]+1))" office:value-type="float" office:value="10.1488915650922" calcext:value-type="float">
            <text:p>10.149</text:p>
          </table:table-cell>
          <table:table-cell table:formula="of:=POWER([.A105]; 1/([.L$1]+1))" office:value-type="float" office:value="4.6875481476536" calcext:value-type="float">
            <text:p>4.688</text:p>
          </table:table-cell>
          <table:table-cell table:formula="of:=POWER([.A105]; 1/([.M$1]+1))" office:value-type="float" office:value="3.18573250055497" calcext:value-type="float">
            <text:p>3.186</text:p>
          </table:table-cell>
          <table:table-cell table:formula="of:=POWER([.A105]; 1/([.N$1]+1))" office:value-type="float" office:value="1.52400082549846" calcext:value-type="float">
            <text:p>1.524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.000000</text:p>
          </table:table-cell>
          <table:table-cell table:formula="of:=[.C$3]/[.A106]" office:value-type="float" office:value="0.00961538461538462" calcext:value-type="float">
            <text:p>0.009615</text:p>
          </table:table-cell>
          <table:table-cell table:formula="of:=[.J106]/[.$A106]" office:value-type="float" office:value="1" calcext:value-type="float">
            <text:p>1.000000</text:p>
          </table:table-cell>
          <table:table-cell table:formula="of:=[.K106]/[.$A106]" office:value-type="float" office:value="0.098058067569092" calcext:value-type="float">
            <text:p>0.098058</text:p>
          </table:table-cell>
          <table:table-cell table:formula="of:=[.L106]/[.$A106]" office:value-type="float" office:value="0.0452179747638607" calcext:value-type="float">
            <text:p>0.045218</text:p>
          </table:table-cell>
          <table:table-cell table:formula="of:=[.M106]/[.$A106]" office:value-type="float" office:value="0.0307061237266802" calcext:value-type="float">
            <text:p>0.030706</text:p>
          </table:table-cell>
          <table:table-cell table:formula="of:=[.N106]/[.$A106]" office:value-type="float" office:value="0.0146667310396588" calcext:value-type="float">
            <text:p>0.014667</text:p>
          </table:table-cell>
          <table:table-cell/>
          <table:table-cell table:formula="of:=POWER([.A106]; 1/([.J$1]+1))" office:value-type="float" office:value="104" calcext:value-type="float">
            <text:p>104.000</text:p>
          </table:table-cell>
          <table:table-cell table:formula="of:=POWER([.A106]; 1/([.K$1]+1))" office:value-type="float" office:value="10.1980390271856" calcext:value-type="float">
            <text:p>10.198</text:p>
          </table:table-cell>
          <table:table-cell table:formula="of:=POWER([.A106]; 1/([.L$1]+1))" office:value-type="float" office:value="4.70266937544151" calcext:value-type="float">
            <text:p>4.703</text:p>
          </table:table-cell>
          <table:table-cell table:formula="of:=POWER([.A106]; 1/([.M$1]+1))" office:value-type="float" office:value="3.19343686757474" calcext:value-type="float">
            <text:p>3.193</text:p>
          </table:table-cell>
          <table:table-cell table:formula="of:=POWER([.A106]; 1/([.N$1]+1))" office:value-type="float" office:value="1.52534002812451" calcext:value-type="float">
            <text:p>1.525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.000000</text:p>
          </table:table-cell>
          <table:table-cell table:formula="of:=[.C$3]/[.A107]" office:value-type="float" office:value="0.00952380952380952" calcext:value-type="float">
            <text:p>0.009524</text:p>
          </table:table-cell>
          <table:table-cell table:formula="of:=[.J107]/[.$A107]" office:value-type="float" office:value="1" calcext:value-type="float">
            <text:p>1.000000</text:p>
          </table:table-cell>
          <table:table-cell table:formula="of:=[.K107]/[.$A107]" office:value-type="float" office:value="0.0975900072948533" calcext:value-type="float">
            <text:p>0.097590</text:p>
          </table:table-cell>
          <table:table-cell table:formula="of:=[.L107]/[.$A107]" office:value-type="float" office:value="0.0449304188601575" calcext:value-type="float">
            <text:p>0.044930</text:p>
          </table:table-cell>
          <table:table-cell table:formula="of:=[.M107]/[.$A107]" office:value-type="float" office:value="0.0304865321232731" calcext:value-type="float">
            <text:p>0.030487</text:p>
          </table:table-cell>
          <table:table-cell table:formula="of:=[.N107]/[.$A107]" office:value-type="float" office:value="0.0145396911922762" calcext:value-type="float">
            <text:p>0.014540</text:p>
          </table:table-cell>
          <table:table-cell/>
          <table:table-cell table:formula="of:=POWER([.A107]; 1/([.J$1]+1))" office:value-type="float" office:value="105" calcext:value-type="float">
            <text:p>105.000</text:p>
          </table:table-cell>
          <table:table-cell table:formula="of:=POWER([.A107]; 1/([.K$1]+1))" office:value-type="float" office:value="10.2469507659596" calcext:value-type="float">
            <text:p>10.247</text:p>
          </table:table-cell>
          <table:table-cell table:formula="of:=POWER([.A107]; 1/([.L$1]+1))" office:value-type="float" office:value="4.71769398031653" calcext:value-type="float">
            <text:p>4.718</text:p>
          </table:table-cell>
          <table:table-cell table:formula="of:=POWER([.A107]; 1/([.M$1]+1))" office:value-type="float" office:value="3.20108587294368" calcext:value-type="float">
            <text:p>3.201</text:p>
          </table:table-cell>
          <table:table-cell table:formula="of:=POWER([.A107]; 1/([.N$1]+1))" office:value-type="float" office:value="1.526667575189" calcext:value-type="float">
            <text:p>1.527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.000000</text:p>
          </table:table-cell>
          <table:table-cell table:formula="of:=[.C$3]/[.A108]" office:value-type="float" office:value="0.00943396226415094" calcext:value-type="float">
            <text:p>0.009434</text:p>
          </table:table-cell>
          <table:table-cell table:formula="of:=[.J108]/[.$A108]" office:value-type="float" office:value="1" calcext:value-type="float">
            <text:p>1.000000</text:p>
          </table:table-cell>
          <table:table-cell table:formula="of:=[.K108]/[.$A108]" office:value-type="float" office:value="0.0971285862357264" calcext:value-type="float">
            <text:p>0.097129</text:p>
          </table:table-cell>
          <table:table-cell table:formula="of:=[.L108]/[.$A108]" office:value-type="float" office:value="0.0446473914260695" calcext:value-type="float">
            <text:p>0.044647</text:p>
          </table:table-cell>
          <table:table-cell table:formula="of:=[.M108]/[.$A108]" office:value-type="float" office:value="0.0302705701518517" calcext:value-type="float">
            <text:p>0.030271</text:p>
          </table:table-cell>
          <table:table-cell table:formula="of:=[.N108]/[.$A108]" office:value-type="float" office:value="0.0144149403556874" calcext:value-type="float">
            <text:p>0.014415</text:p>
          </table:table-cell>
          <table:table-cell/>
          <table:table-cell table:formula="of:=POWER([.A108]; 1/([.J$1]+1))" office:value-type="float" office:value="106" calcext:value-type="float">
            <text:p>106.000</text:p>
          </table:table-cell>
          <table:table-cell table:formula="of:=POWER([.A108]; 1/([.K$1]+1))" office:value-type="float" office:value="10.295630140987" calcext:value-type="float">
            <text:p>10.296</text:p>
          </table:table-cell>
          <table:table-cell table:formula="of:=POWER([.A108]; 1/([.L$1]+1))" office:value-type="float" office:value="4.73262349116337" calcext:value-type="float">
            <text:p>4.733</text:p>
          </table:table-cell>
          <table:table-cell table:formula="of:=POWER([.A108]; 1/([.M$1]+1))" office:value-type="float" office:value="3.20868043609628" calcext:value-type="float">
            <text:p>3.209</text:p>
          </table:table-cell>
          <table:table-cell table:formula="of:=POWER([.A108]; 1/([.N$1]+1))" office:value-type="float" office:value="1.52798367770287" calcext:value-type="float">
            <text:p>1.528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.000000</text:p>
          </table:table-cell>
          <table:table-cell table:formula="of:=[.C$3]/[.A109]" office:value-type="float" office:value="0.00934579439252336" calcext:value-type="float">
            <text:p>0.009346</text:p>
          </table:table-cell>
          <table:table-cell table:formula="of:=[.J109]/[.$A109]" office:value-type="float" office:value="1" calcext:value-type="float">
            <text:p>1.000000</text:p>
          </table:table-cell>
          <table:table-cell table:formula="of:=[.K109]/[.$A109]" office:value-type="float" office:value="0.0966736489045664" calcext:value-type="float">
            <text:p>0.096674</text:p>
          </table:table-cell>
          <table:table-cell table:formula="of:=[.L109]/[.$A109]" office:value-type="float" office:value="0.0443687794254523" calcext:value-type="float">
            <text:p>0.044369</text:p>
          </table:table-cell>
          <table:table-cell table:formula="of:=[.M109]/[.$A109]" office:value-type="float" office:value="0.0300581444177293" calcext:value-type="float">
            <text:p>0.030058</text:p>
          </table:table-cell>
          <table:table-cell table:formula="of:=[.N109]/[.$A109]" office:value-type="float" office:value="0.0142924162701918" calcext:value-type="float">
            <text:p>0.014292</text:p>
          </table:table-cell>
          <table:table-cell/>
          <table:table-cell table:formula="of:=POWER([.A109]; 1/([.J$1]+1))" office:value-type="float" office:value="107" calcext:value-type="float">
            <text:p>107.000</text:p>
          </table:table-cell>
          <table:table-cell table:formula="of:=POWER([.A109]; 1/([.K$1]+1))" office:value-type="float" office:value="10.3440804327886" calcext:value-type="float">
            <text:p>10.344</text:p>
          </table:table-cell>
          <table:table-cell table:formula="of:=POWER([.A109]; 1/([.L$1]+1))" office:value-type="float" office:value="4.7474593985234" calcext:value-type="float">
            <text:p>4.747</text:p>
          </table:table-cell>
          <table:table-cell table:formula="of:=POWER([.A109]; 1/([.M$1]+1))" office:value-type="float" office:value="3.21622145269703" calcext:value-type="float">
            <text:p>3.216</text:p>
          </table:table-cell>
          <table:table-cell table:formula="of:=POWER([.A109]; 1/([.N$1]+1))" office:value-type="float" office:value="1.52928854091052" calcext:value-type="float">
            <text:p>1.529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.000000</text:p>
          </table:table-cell>
          <table:table-cell table:formula="of:=[.C$3]/[.A110]" office:value-type="float" office:value="0.00925925925925926" calcext:value-type="float">
            <text:p>0.009259</text:p>
          </table:table-cell>
          <table:table-cell table:formula="of:=[.J110]/[.$A110]" office:value-type="float" office:value="1" calcext:value-type="float">
            <text:p>1.000000</text:p>
          </table:table-cell>
          <table:table-cell table:formula="of:=[.K110]/[.$A110]" office:value-type="float" office:value="0.0962250448649376" calcext:value-type="float">
            <text:p>0.096225</text:p>
          </table:table-cell>
          <table:table-cell table:formula="of:=[.L110]/[.$A110]" office:value-type="float" office:value="0.0440944736657833" calcext:value-type="float">
            <text:p>0.044094</text:p>
          </table:table-cell>
          <table:table-cell table:formula="of:=[.M110]/[.$A110]" office:value-type="float" office:value="0.0298491647728762" calcext:value-type="float">
            <text:p>0.029849</text:p>
          </table:table-cell>
          <table:table-cell table:formula="of:=[.N110]/[.$A110]" office:value-type="float" office:value="0.0141720589305527" calcext:value-type="float">
            <text:p>0.014172</text:p>
          </table:table-cell>
          <table:table-cell/>
          <table:table-cell table:formula="of:=POWER([.A110]; 1/([.J$1]+1))" office:value-type="float" office:value="108" calcext:value-type="float">
            <text:p>108.000</text:p>
          </table:table-cell>
          <table:table-cell table:formula="of:=POWER([.A110]; 1/([.K$1]+1))" office:value-type="float" office:value="10.3923048454133" calcext:value-type="float">
            <text:p>10.392</text:p>
          </table:table-cell>
          <table:table-cell table:formula="of:=POWER([.A110]; 1/([.L$1]+1))" office:value-type="float" office:value="4.7622031559046" calcext:value-type="float">
            <text:p>4.762</text:p>
          </table:table-cell>
          <table:table-cell table:formula="of:=POWER([.A110]; 1/([.M$1]+1))" office:value-type="float" office:value="3.22370979547063" calcext:value-type="float">
            <text:p>3.224</text:p>
          </table:table-cell>
          <table:table-cell table:formula="of:=POWER([.A110]; 1/([.N$1]+1))" office:value-type="float" office:value="1.53058236449969" calcext:value-type="float">
            <text:p>1.531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.000000</text:p>
          </table:table-cell>
          <table:table-cell table:formula="of:=[.C$3]/[.A111]" office:value-type="float" office:value="0.0091743119266055" calcext:value-type="float">
            <text:p>0.009174</text:p>
          </table:table-cell>
          <table:table-cell table:formula="of:=[.J111]/[.$A111]" office:value-type="float" office:value="1" calcext:value-type="float">
            <text:p>1.000000</text:p>
          </table:table-cell>
          <table:table-cell table:formula="of:=[.K111]/[.$A111]" office:value-type="float" office:value="0.0957826285221151" calcext:value-type="float">
            <text:p>0.095783</text:p>
          </table:table-cell>
          <table:table-cell table:formula="of:=[.L111]/[.$A111]" office:value-type="float" office:value="0.0438243686333488" calcext:value-type="float">
            <text:p>0.043824</text:p>
          </table:table-cell>
          <table:table-cell table:formula="of:=[.M111]/[.$A111]" office:value-type="float" office:value="0.0296435441742728" calcext:value-type="float">
            <text:p>0.029644</text:p>
          </table:table-cell>
          <table:table-cell table:formula="of:=[.N111]/[.$A111]" office:value-type="float" office:value="0.0140538104844191" calcext:value-type="float">
            <text:p>0.014054</text:p>
          </table:table-cell>
          <table:table-cell/>
          <table:table-cell table:formula="of:=POWER([.A111]; 1/([.J$1]+1))" office:value-type="float" office:value="109" calcext:value-type="float">
            <text:p>109.000</text:p>
          </table:table-cell>
          <table:table-cell table:formula="of:=POWER([.A111]; 1/([.K$1]+1))" office:value-type="float" office:value="10.4403065089105" calcext:value-type="float">
            <text:p>10.440</text:p>
          </table:table-cell>
          <table:table-cell table:formula="of:=POWER([.A111]; 1/([.L$1]+1))" office:value-type="float" office:value="4.77685618103502" calcext:value-type="float">
            <text:p>4.777</text:p>
          </table:table-cell>
          <table:table-cell table:formula="of:=POWER([.A111]; 1/([.M$1]+1))" office:value-type="float" office:value="3.23114631499574" calcext:value-type="float">
            <text:p>3.231</text:p>
          </table:table-cell>
          <table:table-cell table:formula="of:=POWER([.A111]; 1/([.N$1]+1))" office:value-type="float" office:value="1.53186534280168" calcext:value-type="float">
            <text:p>1.532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.000000</text:p>
          </table:table-cell>
          <table:table-cell table:formula="of:=[.C$3]/[.A112]" office:value-type="float" office:value="0.00909090909090909" calcext:value-type="float">
            <text:p>0.009091</text:p>
          </table:table-cell>
          <table:table-cell table:formula="of:=[.J112]/[.$A112]" office:value-type="float" office:value="1" calcext:value-type="float">
            <text:p>1.000000</text:p>
          </table:table-cell>
          <table:table-cell table:formula="of:=[.K112]/[.$A112]" office:value-type="float" office:value="0.0953462589245592" calcext:value-type="float">
            <text:p>0.095346</text:p>
          </table:table-cell>
          <table:table-cell table:formula="of:=[.L112]/[.$A112]" office:value-type="float" office:value="0.0435583623369344" calcext:value-type="float">
            <text:p>0.043558</text:p>
          </table:table-cell>
          <table:table-cell table:formula="of:=[.M112]/[.$A112]" office:value-type="float" office:value="0.0294411985496761" calcext:value-type="float">
            <text:p>0.029441</text:p>
          </table:table-cell>
          <table:table-cell table:formula="of:=[.N112]/[.$A112]" office:value-type="float" office:value="0.0139376151362063" calcext:value-type="float">
            <text:p>0.013938</text:p>
          </table:table-cell>
          <table:table-cell/>
          <table:table-cell table:formula="of:=POWER([.A112]; 1/([.J$1]+1))" office:value-type="float" office:value="110" calcext:value-type="float">
            <text:p>110.000</text:p>
          </table:table-cell>
          <table:table-cell table:formula="of:=POWER([.A112]; 1/([.K$1]+1))" office:value-type="float" office:value="10.4880884817015" calcext:value-type="float">
            <text:p>10.488</text:p>
          </table:table-cell>
          <table:table-cell table:formula="of:=POWER([.A112]; 1/([.L$1]+1))" office:value-type="float" office:value="4.79141985706278" calcext:value-type="float">
            <text:p>4.791</text:p>
          </table:table-cell>
          <table:table-cell table:formula="of:=POWER([.A112]; 1/([.M$1]+1))" office:value-type="float" office:value="3.23853184046437" calcext:value-type="float">
            <text:p>3.239</text:p>
          </table:table-cell>
          <table:table-cell table:formula="of:=POWER([.A112]; 1/([.N$1]+1))" office:value-type="float" office:value="1.53313766498269" calcext:value-type="float">
            <text:p>1.533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.000000</text:p>
          </table:table-cell>
          <table:table-cell table:formula="of:=[.C$3]/[.A113]" office:value-type="float" office:value="0.00900900900900901" calcext:value-type="float">
            <text:p>0.009009</text:p>
          </table:table-cell>
          <table:table-cell table:formula="of:=[.J113]/[.$A113]" office:value-type="float" office:value="1" calcext:value-type="float">
            <text:p>1.000000</text:p>
          </table:table-cell>
          <table:table-cell table:formula="of:=[.K113]/[.$A113]" office:value-type="float" office:value="0.0949157995752499" calcext:value-type="float">
            <text:p>0.094916</text:p>
          </table:table-cell>
          <table:table-cell table:formula="of:=[.L113]/[.$A113]" office:value-type="float" office:value="0.0432963561595075" calcext:value-type="float">
            <text:p>0.043296</text:p>
          </table:table-cell>
          <table:table-cell table:formula="of:=[.M113]/[.$A113]" office:value-type="float" office:value="0.0292420466703464" calcext:value-type="float">
            <text:p>0.029242</text:p>
          </table:table-cell>
          <table:table-cell table:formula="of:=[.N113]/[.$A113]" office:value-type="float" office:value="0.0138234190560956" calcext:value-type="float">
            <text:p>0.013823</text:p>
          </table:table-cell>
          <table:table-cell/>
          <table:table-cell table:formula="of:=POWER([.A113]; 1/([.J$1]+1))" office:value-type="float" office:value="111" calcext:value-type="float">
            <text:p>111.000</text:p>
          </table:table-cell>
          <table:table-cell table:formula="of:=POWER([.A113]; 1/([.K$1]+1))" office:value-type="float" office:value="10.5356537528527" calcext:value-type="float">
            <text:p>10.536</text:p>
          </table:table-cell>
          <table:table-cell table:formula="of:=POWER([.A113]; 1/([.L$1]+1))" office:value-type="float" office:value="4.80589553370533" calcext:value-type="float">
            <text:p>4.806</text:p>
          </table:table-cell>
          <table:table-cell table:formula="of:=POWER([.A113]; 1/([.M$1]+1))" office:value-type="float" office:value="3.24586718040846" calcext:value-type="float">
            <text:p>3.246</text:p>
          </table:table-cell>
          <table:table-cell table:formula="of:=POWER([.A113]; 1/([.N$1]+1))" office:value-type="float" office:value="1.53439951522661" calcext:value-type="float">
            <text:p>1.534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.000000</text:p>
          </table:table-cell>
          <table:table-cell table:formula="of:=[.C$3]/[.A114]" office:value-type="float" office:value="0.00892857142857143" calcext:value-type="float">
            <text:p>0.008929</text:p>
          </table:table-cell>
          <table:table-cell table:formula="of:=[.J114]/[.$A114]" office:value-type="float" office:value="1" calcext:value-type="float">
            <text:p>1.000000</text:p>
          </table:table-cell>
          <table:table-cell table:formula="of:=[.K114]/[.$A114]" office:value-type="float" office:value="0.0944911182523068" calcext:value-type="float">
            <text:p>0.094491</text:p>
          </table:table-cell>
          <table:table-cell table:formula="of:=[.L114]/[.$A114]" office:value-type="float" office:value="0.0430382547174148" calcext:value-type="float">
            <text:p>0.043038</text:p>
          </table:table-cell>
          <table:table-cell table:formula="of:=[.M114]/[.$A114]" office:value-type="float" office:value="0.0290460100303176" calcext:value-type="float">
            <text:p>0.029046</text:p>
          </table:table-cell>
          <table:table-cell table:formula="of:=[.N114]/[.$A114]" office:value-type="float" office:value="0.0137111702938375" calcext:value-type="float">
            <text:p>0.013711</text:p>
          </table:table-cell>
          <table:table-cell/>
          <table:table-cell table:formula="of:=POWER([.A114]; 1/([.J$1]+1))" office:value-type="float" office:value="112" calcext:value-type="float">
            <text:p>112.000</text:p>
          </table:table-cell>
          <table:table-cell table:formula="of:=POWER([.A114]; 1/([.K$1]+1))" office:value-type="float" office:value="10.5830052442584" calcext:value-type="float">
            <text:p>10.583</text:p>
          </table:table-cell>
          <table:table-cell table:formula="of:=POWER([.A114]; 1/([.L$1]+1))" office:value-type="float" office:value="4.82028452835046" calcext:value-type="float">
            <text:p>4.820</text:p>
          </table:table-cell>
          <table:table-cell table:formula="of:=POWER([.A114]; 1/([.M$1]+1))" office:value-type="float" office:value="3.25315312339557" calcext:value-type="float">
            <text:p>3.253</text:p>
          </table:table-cell>
          <table:table-cell table:formula="of:=POWER([.A114]; 1/([.N$1]+1))" office:value-type="float" office:value="1.5356510729098" calcext:value-type="float">
            <text:p>1.536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.000000</text:p>
          </table:table-cell>
          <table:table-cell table:formula="of:=[.C$3]/[.A115]" office:value-type="float" office:value="0.00884955752212389" calcext:value-type="float">
            <text:p>0.008850</text:p>
          </table:table-cell>
          <table:table-cell table:formula="of:=[.J115]/[.$A115]" office:value-type="float" office:value="1" calcext:value-type="float">
            <text:p>1.000000</text:p>
          </table:table-cell>
          <table:table-cell table:formula="of:=[.K115]/[.$A115]" office:value-type="float" office:value="0.0940720868383597" calcext:value-type="float">
            <text:p>0.094072</text:p>
          </table:table-cell>
          <table:table-cell table:formula="of:=[.L115]/[.$A115]" office:value-type="float" office:value="0.0427839657266517" calcext:value-type="float">
            <text:p>0.042784</text:p>
          </table:table-cell>
          <table:table-cell table:formula="of:=[.M115]/[.$A115]" office:value-type="float" office:value="0.0288530127318153" calcext:value-type="float">
            <text:p>0.028853</text:p>
          </table:table-cell>
          <table:table-cell table:formula="of:=[.N115]/[.$A115]" office:value-type="float" office:value="0.0136008186970634" calcext:value-type="float">
            <text:p>0.013601</text:p>
          </table:table-cell>
          <table:table-cell/>
          <table:table-cell table:formula="of:=POWER([.A115]; 1/([.J$1]+1))" office:value-type="float" office:value="113" calcext:value-type="float">
            <text:p>113.000</text:p>
          </table:table-cell>
          <table:table-cell table:formula="of:=POWER([.A115]; 1/([.K$1]+1))" office:value-type="float" office:value="10.6301458127346" calcext:value-type="float">
            <text:p>10.630</text:p>
          </table:table-cell>
          <table:table-cell table:formula="of:=POWER([.A115]; 1/([.L$1]+1))" office:value-type="float" office:value="4.83458812711164" calcext:value-type="float">
            <text:p>4.835</text:p>
          </table:table-cell>
          <table:table-cell table:formula="of:=POWER([.A115]; 1/([.M$1]+1))" office:value-type="float" office:value="3.26039043869513" calcext:value-type="float">
            <text:p>3.260</text:p>
          </table:table-cell>
          <table:table-cell table:formula="of:=POWER([.A115]; 1/([.N$1]+1))" office:value-type="float" office:value="1.53689251276816" calcext:value-type="float">
            <text:p>1.537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.000000</text:p>
          </table:table-cell>
          <table:table-cell table:formula="of:=[.C$3]/[.A116]" office:value-type="float" office:value="0.0087719298245614" calcext:value-type="float">
            <text:p>0.008772</text:p>
          </table:table-cell>
          <table:table-cell table:formula="of:=[.J116]/[.$A116]" office:value-type="float" office:value="1" calcext:value-type="float">
            <text:p>1.000000</text:p>
          </table:table-cell>
          <table:table-cell table:formula="of:=[.K116]/[.$A116]" office:value-type="float" office:value="0.0936585811581694" calcext:value-type="float">
            <text:p>0.093659</text:p>
          </table:table-cell>
          <table:table-cell table:formula="of:=[.L116]/[.$A116]" office:value-type="float" office:value="0.0425333998757884" calcext:value-type="float">
            <text:p>0.042533</text:p>
          </table:table-cell>
          <table:table-cell table:formula="of:=[.M116]/[.$A116]" office:value-type="float" office:value="0.0286629813764628" calcext:value-type="float">
            <text:p>0.028663</text:p>
          </table:table-cell>
          <table:table-cell table:formula="of:=[.N116]/[.$A116]" office:value-type="float" office:value="0.0134923158338342" calcext:value-type="float">
            <text:p>0.013492</text:p>
          </table:table-cell>
          <table:table-cell/>
          <table:table-cell table:formula="of:=POWER([.A116]; 1/([.J$1]+1))" office:value-type="float" office:value="114" calcext:value-type="float">
            <text:p>114.000</text:p>
          </table:table-cell>
          <table:table-cell table:formula="of:=POWER([.A116]; 1/([.K$1]+1))" office:value-type="float" office:value="10.6770782520313" calcext:value-type="float">
            <text:p>10.677</text:p>
          </table:table-cell>
          <table:table-cell table:formula="of:=POWER([.A116]; 1/([.L$1]+1))" office:value-type="float" office:value="4.84880758583988" calcext:value-type="float">
            <text:p>4.849</text:p>
          </table:table-cell>
          <table:table-cell table:formula="of:=POWER([.A116]; 1/([.M$1]+1))" office:value-type="float" office:value="3.26757987691675" calcext:value-type="float">
            <text:p>3.268</text:p>
          </table:table-cell>
          <table:table-cell table:formula="of:=POWER([.A116]; 1/([.N$1]+1))" office:value-type="float" office:value="1.5381240050571" calcext:value-type="float">
            <text:p>1.538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.000000</text:p>
          </table:table-cell>
          <table:table-cell table:formula="of:=[.C$3]/[.A117]" office:value-type="float" office:value="0.00869565217391304" calcext:value-type="float">
            <text:p>0.008696</text:p>
          </table:table-cell>
          <table:table-cell table:formula="of:=[.J117]/[.$A117]" office:value-type="float" office:value="1" calcext:value-type="float">
            <text:p>1.000000</text:p>
          </table:table-cell>
          <table:table-cell table:formula="of:=[.K117]/[.$A117]" office:value-type="float" office:value="0.0932504808240314" calcext:value-type="float">
            <text:p>0.093250</text:p>
          </table:table-cell>
          <table:table-cell table:formula="of:=[.L117]/[.$A117]" office:value-type="float" office:value="0.0422864707051677" calcext:value-type="float">
            <text:p>0.042286</text:p>
          </table:table-cell>
          <table:table-cell table:formula="of:=[.M117]/[.$A117]" office:value-type="float" office:value="0.0284758449619309" calcext:value-type="float">
            <text:p>0.028476</text:p>
          </table:table-cell>
          <table:table-cell table:formula="of:=[.N117]/[.$A117]" office:value-type="float" office:value="0.0133856149191695" calcext:value-type="float">
            <text:p>0.013386</text:p>
          </table:table-cell>
          <table:table-cell/>
          <table:table-cell table:formula="of:=POWER([.A117]; 1/([.J$1]+1))" office:value-type="float" office:value="115" calcext:value-type="float">
            <text:p>115.000</text:p>
          </table:table-cell>
          <table:table-cell table:formula="of:=POWER([.A117]; 1/([.K$1]+1))" office:value-type="float" office:value="10.7238052947636" calcext:value-type="float">
            <text:p>10.724</text:p>
          </table:table-cell>
          <table:table-cell table:formula="of:=POWER([.A117]; 1/([.L$1]+1))" office:value-type="float" office:value="4.86294413109428" calcext:value-type="float">
            <text:p>4.863</text:p>
          </table:table-cell>
          <table:table-cell table:formula="of:=POWER([.A117]; 1/([.M$1]+1))" office:value-type="float" office:value="3.27472217062205" calcext:value-type="float">
            <text:p>3.275</text:p>
          </table:table-cell>
          <table:table-cell table:formula="of:=POWER([.A117]; 1/([.N$1]+1))" office:value-type="float" office:value="1.5393457157045" calcext:value-type="float">
            <text:p>1.539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00000</text:p>
          </table:table-cell>
          <table:table-cell table:formula="of:=[.C$3]/[.A118]" office:value-type="float" office:value="0.00862068965517241" calcext:value-type="float">
            <text:p>0.008621</text:p>
          </table:table-cell>
          <table:table-cell table:formula="of:=[.J118]/[.$A118]" office:value-type="float" office:value="1" calcext:value-type="float">
            <text:p>1.000000</text:p>
          </table:table-cell>
          <table:table-cell table:formula="of:=[.K118]/[.$A118]" office:value-type="float" office:value="0.0928476690885259" calcext:value-type="float">
            <text:p>0.092848</text:p>
          </table:table-cell>
          <table:table-cell table:formula="of:=[.L118]/[.$A118]" office:value-type="float" office:value="0.0420430944920113" calcext:value-type="float">
            <text:p>0.042043</text:p>
          </table:table-cell>
          <table:table-cell table:formula="of:=[.M118]/[.$A118]" office:value-type="float" office:value="0.028291534783718" calcext:value-type="float">
            <text:p>0.028292</text:p>
          </table:table-cell>
          <table:table-cell table:formula="of:=[.N118]/[.$A118]" office:value-type="float" office:value="0.0132806707453213" calcext:value-type="float">
            <text:p>0.013281</text:p>
          </table:table-cell>
          <table:table-cell/>
          <table:table-cell table:formula="of:=POWER([.A118]; 1/([.J$1]+1))" office:value-type="float" office:value="116" calcext:value-type="float">
            <text:p>116.000</text:p>
          </table:table-cell>
          <table:table-cell table:formula="of:=POWER([.A118]; 1/([.K$1]+1))" office:value-type="float" office:value="10.770329614269" calcext:value-type="float">
            <text:p>10.770</text:p>
          </table:table-cell>
          <table:table-cell table:formula="of:=POWER([.A118]; 1/([.L$1]+1))" office:value-type="float" office:value="4.87699896107331" calcext:value-type="float">
            <text:p>4.877</text:p>
          </table:table-cell>
          <table:table-cell table:formula="of:=POWER([.A118]; 1/([.M$1]+1))" office:value-type="float" office:value="3.28181803491129" calcext:value-type="float">
            <text:p>3.282</text:p>
          </table:table-cell>
          <table:table-cell table:formula="of:=POWER([.A118]; 1/([.N$1]+1))" office:value-type="float" office:value="1.54055780645727" calcext:value-type="float">
            <text:p>1.541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.000000</text:p>
          </table:table-cell>
          <table:table-cell table:formula="of:=[.C$3]/[.A119]" office:value-type="float" office:value="0.00854700854700855" calcext:value-type="float">
            <text:p>0.008547</text:p>
          </table:table-cell>
          <table:table-cell table:formula="of:=[.J119]/[.$A119]" office:value-type="float" office:value="1" calcext:value-type="float">
            <text:p>1.000000</text:p>
          </table:table-cell>
          <table:table-cell table:formula="of:=[.K119]/[.$A119]" office:value-type="float" office:value="0.0924500327042049" calcext:value-type="float">
            <text:p>0.092450</text:p>
          </table:table-cell>
          <table:table-cell table:formula="of:=[.L119]/[.$A119]" office:value-type="float" office:value="0.0418031901411004" calcext:value-type="float">
            <text:p>0.041803</text:p>
          </table:table-cell>
          <table:table-cell table:formula="of:=[.M119]/[.$A119]" office:value-type="float" office:value="0.0281099843417612" calcext:value-type="float">
            <text:p>0.028110</text:p>
          </table:table-cell>
          <table:table-cell table:formula="of:=[.N119]/[.$A119]" office:value-type="float" office:value="0.0131774396155701" calcext:value-type="float">
            <text:p>0.013177</text:p>
          </table:table-cell>
          <table:table-cell/>
          <table:table-cell table:formula="of:=POWER([.A119]; 1/([.J$1]+1))" office:value-type="float" office:value="117" calcext:value-type="float">
            <text:p>117.000</text:p>
          </table:table-cell>
          <table:table-cell table:formula="of:=POWER([.A119]; 1/([.K$1]+1))" office:value-type="float" office:value="10.816653826392" calcext:value-type="float">
            <text:p>10.817</text:p>
          </table:table-cell>
          <table:table-cell table:formula="of:=POWER([.A119]; 1/([.L$1]+1))" office:value-type="float" office:value="4.89097324650875" calcext:value-type="float">
            <text:p>4.891</text:p>
          </table:table-cell>
          <table:table-cell table:formula="of:=POWER([.A119]; 1/([.M$1]+1))" office:value-type="float" office:value="3.28886816798606" calcext:value-type="float">
            <text:p>3.289</text:p>
          </table:table-cell>
          <table:table-cell table:formula="of:=POWER([.A119]; 1/([.N$1]+1))" office:value-type="float" office:value="1.5417604350217" calcext:value-type="float">
            <text:p>1.542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.000000</text:p>
          </table:table-cell>
          <table:table-cell table:formula="of:=[.C$3]/[.A120]" office:value-type="float" office:value="0.00847457627118644" calcext:value-type="float">
            <text:p>0.008475</text:p>
          </table:table-cell>
          <table:table-cell table:formula="of:=[.J120]/[.$A120]" office:value-type="float" office:value="1" calcext:value-type="float">
            <text:p>1.000000</text:p>
          </table:table-cell>
          <table:table-cell table:formula="of:=[.K120]/[.$A120]" office:value-type="float" office:value="0.0920574617898324" calcext:value-type="float">
            <text:p>0.092057</text:p>
          </table:table-cell>
          <table:table-cell table:formula="of:=[.L120]/[.$A120]" office:value-type="float" office:value="0.041566679080712" calcext:value-type="float">
            <text:p>0.041567</text:p>
          </table:table-cell>
          <table:table-cell table:formula="of:=[.M120]/[.$A120]" office:value-type="float" office:value="0.0279311292516032" calcext:value-type="float">
            <text:p>0.027931</text:p>
          </table:table-cell>
          <table:table-cell table:formula="of:=[.N120]/[.$A120]" office:value-type="float" office:value="0.0130758792813386" calcext:value-type="float">
            <text:p>0.013076</text:p>
          </table:table-cell>
          <table:table-cell/>
          <table:table-cell table:formula="of:=POWER([.A120]; 1/([.J$1]+1))" office:value-type="float" office:value="118" calcext:value-type="float">
            <text:p>118.000</text:p>
          </table:table-cell>
          <table:table-cell table:formula="of:=POWER([.A120]; 1/([.K$1]+1))" office:value-type="float" office:value="10.8627804912002" calcext:value-type="float">
            <text:p>10.863</text:p>
          </table:table-cell>
          <table:table-cell table:formula="of:=POWER([.A120]; 1/([.L$1]+1))" office:value-type="float" office:value="4.90486813152402" calcext:value-type="float">
            <text:p>4.905</text:p>
          </table:table-cell>
          <table:table-cell table:formula="of:=POWER([.A120]; 1/([.M$1]+1))" office:value-type="float" office:value="3.29587325168918" calcext:value-type="float">
            <text:p>3.296</text:p>
          </table:table-cell>
          <table:table-cell table:formula="of:=POWER([.A120]; 1/([.N$1]+1))" office:value-type="float" office:value="1.54295375519795" calcext:value-type="float">
            <text:p>1.543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.000000</text:p>
          </table:table-cell>
          <table:table-cell table:formula="of:=[.C$3]/[.A121]" office:value-type="float" office:value="0.00840336134453782" calcext:value-type="float">
            <text:p>0.008403</text:p>
          </table:table-cell>
          <table:table-cell table:formula="of:=[.J121]/[.$A121]" office:value-type="float" office:value="1" calcext:value-type="float">
            <text:p>1.000000</text:p>
          </table:table-cell>
          <table:table-cell table:formula="of:=[.K121]/[.$A121]" office:value-type="float" office:value="0.0916698497028211" calcext:value-type="float">
            <text:p>0.091670</text:p>
          </table:table-cell>
          <table:table-cell table:formula="of:=[.L121]/[.$A121]" office:value-type="float" office:value="0.0413334851635187" calcext:value-type="float">
            <text:p>0.041333</text:p>
          </table:table-cell>
          <table:table-cell table:formula="of:=[.M121]/[.$A121]" office:value-type="float" office:value="0.0277549071598569" calcext:value-type="float">
            <text:p>0.027755</text:p>
          </table:table-cell>
          <table:table-cell table:formula="of:=[.N121]/[.$A121]" office:value-type="float" office:value="0.0129759488824281" calcext:value-type="float">
            <text:p>0.012976</text:p>
          </table:table-cell>
          <table:table-cell/>
          <table:table-cell table:formula="of:=POWER([.A121]; 1/([.J$1]+1))" office:value-type="float" office:value="119" calcext:value-type="float">
            <text:p>119.000</text:p>
          </table:table-cell>
          <table:table-cell table:formula="of:=POWER([.A121]; 1/([.K$1]+1))" office:value-type="float" office:value="10.9087121146357" calcext:value-type="float">
            <text:p>10.909</text:p>
          </table:table-cell>
          <table:table-cell table:formula="of:=POWER([.A121]; 1/([.L$1]+1))" office:value-type="float" office:value="4.91868473445873" calcext:value-type="float">
            <text:p>4.919</text:p>
          </table:table-cell>
          <table:table-cell table:formula="of:=POWER([.A121]; 1/([.M$1]+1))" office:value-type="float" office:value="3.30283395202298" calcext:value-type="float">
            <text:p>3.303</text:p>
          </table:table-cell>
          <table:table-cell table:formula="of:=POWER([.A121]; 1/([.N$1]+1))" office:value-type="float" office:value="1.54413791700894" calcext:value-type="float">
            <text:p>1.544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.000000</text:p>
          </table:table-cell>
          <table:table-cell table:formula="of:=[.C$3]/[.A122]" office:value-type="float" office:value="0.00833333333333333" calcext:value-type="float">
            <text:p>0.008333</text:p>
          </table:table-cell>
          <table:table-cell table:formula="of:=[.J122]/[.$A122]" office:value-type="float" office:value="1" calcext:value-type="float">
            <text:p>1.000000</text:p>
          </table:table-cell>
          <table:table-cell table:formula="of:=[.K122]/[.$A122]" office:value-type="float" office:value="0.0912870929175277" calcext:value-type="float">
            <text:p>0.091287</text:p>
          </table:table-cell>
          <table:table-cell table:formula="of:=[.L122]/[.$A122]" office:value-type="float" office:value="0.0411035345721745" calcext:value-type="float">
            <text:p>0.041104</text:p>
          </table:table-cell>
          <table:table-cell table:formula="of:=[.M122]/[.$A122]" office:value-type="float" office:value="0.0275812576637239" calcext:value-type="float">
            <text:p>0.027581</text:p>
          </table:table-cell>
          <table:table-cell table:formula="of:=[.N122]/[.$A122]" office:value-type="float" office:value="0.0128776088901998" calcext:value-type="float">
            <text:p>0.012878</text:p>
          </table:table-cell>
          <table:table-cell/>
          <table:table-cell table:formula="of:=POWER([.A122]; 1/([.J$1]+1))" office:value-type="float" office:value="120" calcext:value-type="float">
            <text:p>120.000</text:p>
          </table:table-cell>
          <table:table-cell table:formula="of:=POWER([.A122]; 1/([.K$1]+1))" office:value-type="float" office:value="10.9544511501033" calcext:value-type="float">
            <text:p>10.954</text:p>
          </table:table-cell>
          <table:table-cell table:formula="of:=POWER([.A122]; 1/([.L$1]+1))" office:value-type="float" office:value="4.93242414866094" calcext:value-type="float">
            <text:p>4.932</text:p>
          </table:table-cell>
          <table:table-cell table:formula="of:=POWER([.A122]; 1/([.M$1]+1))" office:value-type="float" office:value="3.30975091964687" calcext:value-type="float">
            <text:p>3.310</text:p>
          </table:table-cell>
          <table:table-cell table:formula="of:=POWER([.A122]; 1/([.N$1]+1))" office:value-type="float" office:value="1.54531306682397" calcext:value-type="float">
            <text:p>1.545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.000000</text:p>
          </table:table-cell>
          <table:table-cell table:formula="of:=[.C$3]/[.A123]" office:value-type="float" office:value="0.00826446280991736" calcext:value-type="float">
            <text:p>0.008264</text:p>
          </table:table-cell>
          <table:table-cell table:formula="of:=[.J123]/[.$A123]" office:value-type="float" office:value="1" calcext:value-type="float">
            <text:p>1.000000</text:p>
          </table:table-cell>
          <table:table-cell table:formula="of:=[.K123]/[.$A123]" office:value-type="float" office:value="0.0909090909090909" calcext:value-type="float">
            <text:p>0.090909</text:p>
          </table:table-cell>
          <table:table-cell table:formula="of:=[.L123]/[.$A123]" office:value-type="float" office:value="0.0408767557293281" calcext:value-type="float">
            <text:p>0.040877</text:p>
          </table:table-cell>
          <table:table-cell table:formula="of:=[.M123]/[.$A123]" office:value-type="float" office:value="0.0274101222343421" calcext:value-type="float">
            <text:p>0.027410</text:p>
          </table:table-cell>
          <table:table-cell table:formula="of:=[.N123]/[.$A123]" office:value-type="float" office:value="0.0127808210535314" calcext:value-type="float">
            <text:p>0.012781</text:p>
          </table:table-cell>
          <table:table-cell/>
          <table:table-cell table:formula="of:=POWER([.A123]; 1/([.J$1]+1))" office:value-type="float" office:value="121" calcext:value-type="float">
            <text:p>121.000</text:p>
          </table:table-cell>
          <table:table-cell table:formula="of:=POWER([.A123]; 1/([.K$1]+1))" office:value-type="float" office:value="11" calcext:value-type="float">
            <text:p>11.000</text:p>
          </table:table-cell>
          <table:table-cell table:formula="of:=POWER([.A123]; 1/([.L$1]+1))" office:value-type="float" office:value="4.9460874432487" calcext:value-type="float">
            <text:p>4.946</text:p>
          </table:table-cell>
          <table:table-cell table:formula="of:=POWER([.A123]; 1/([.M$1]+1))" office:value-type="float" office:value="3.3166247903554" calcext:value-type="float">
            <text:p>3.317</text:p>
          </table:table-cell>
          <table:table-cell table:formula="of:=POWER([.A123]; 1/([.N$1]+1))" office:value-type="float" office:value="1.5464793474773" calcext:value-type="float">
            <text:p>1.546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.000000</text:p>
          </table:table-cell>
          <table:table-cell table:formula="of:=[.C$3]/[.A124]" office:value-type="float" office:value="0.00819672131147541" calcext:value-type="float">
            <text:p>0.008197</text:p>
          </table:table-cell>
          <table:table-cell table:formula="of:=[.J124]/[.$A124]" office:value-type="float" office:value="1" calcext:value-type="float">
            <text:p>1.000000</text:p>
          </table:table-cell>
          <table:table-cell table:formula="of:=[.K124]/[.$A124]" office:value-type="float" office:value="0.0905357460425185" calcext:value-type="float">
            <text:p>0.090536</text:p>
          </table:table-cell>
          <table:table-cell table:formula="of:=[.L124]/[.$A124]" office:value-type="float" office:value="0.0406530792118221" calcext:value-type="float">
            <text:p>0.040653</text:p>
          </table:table-cell>
          <table:table-cell table:formula="of:=[.M124]/[.$A124]" office:value-type="float" office:value="0.0272414441437497" calcext:value-type="float">
            <text:p>0.027241</text:p>
          </table:table-cell>
          <table:table-cell table:formula="of:=[.N124]/[.$A124]" office:value-type="float" office:value="0.0126855483473929" calcext:value-type="float">
            <text:p>0.012686</text:p>
          </table:table-cell>
          <table:table-cell/>
          <table:table-cell table:formula="of:=POWER([.A124]; 1/([.J$1]+1))" office:value-type="float" office:value="122" calcext:value-type="float">
            <text:p>122.000</text:p>
          </table:table-cell>
          <table:table-cell table:formula="of:=POWER([.A124]; 1/([.K$1]+1))" office:value-type="float" office:value="11.0453610171873" calcext:value-type="float">
            <text:p>11.045</text:p>
          </table:table-cell>
          <table:table-cell table:formula="of:=POWER([.A124]; 1/([.L$1]+1))" office:value-type="float" office:value="4.9596756638423" calcext:value-type="float">
            <text:p>4.960</text:p>
          </table:table-cell>
          <table:table-cell table:formula="of:=POWER([.A124]; 1/([.M$1]+1))" office:value-type="float" office:value="3.32345618553747" calcext:value-type="float">
            <text:p>3.323</text:p>
          </table:table-cell>
          <table:table-cell table:formula="of:=POWER([.A124]; 1/([.N$1]+1))" office:value-type="float" office:value="1.54763689838193" calcext:value-type="float">
            <text:p>1.548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.000000</text:p>
          </table:table-cell>
          <table:table-cell table:formula="of:=[.C$3]/[.A125]" office:value-type="float" office:value="0.00813008130081301" calcext:value-type="float">
            <text:p>0.008130</text:p>
          </table:table-cell>
          <table:table-cell table:formula="of:=[.J125]/[.$A125]" office:value-type="float" office:value="1" calcext:value-type="float">
            <text:p>1.000000</text:p>
          </table:table-cell>
          <table:table-cell table:formula="of:=[.K125]/[.$A125]" office:value-type="float" office:value="0.0901669634667432" calcext:value-type="float">
            <text:p>0.090167</text:p>
          </table:table-cell>
          <table:table-cell table:formula="of:=[.L125]/[.$A125]" office:value-type="float" office:value="0.0404324376688503" calcext:value-type="float">
            <text:p>0.040432</text:p>
          </table:table-cell>
          <table:table-cell table:formula="of:=[.M125]/[.$A125]" office:value-type="float" office:value="0.0270751683952669" calcext:value-type="float">
            <text:p>0.027075</text:p>
          </table:table-cell>
          <table:table-cell table:formula="of:=[.N125]/[.$A125]" office:value-type="float" office:value="0.0125917549238927" calcext:value-type="float">
            <text:p>0.012592</text:p>
          </table:table-cell>
          <table:table-cell/>
          <table:table-cell table:formula="of:=POWER([.A125]; 1/([.J$1]+1))" office:value-type="float" office:value="123" calcext:value-type="float">
            <text:p>123.000</text:p>
          </table:table-cell>
          <table:table-cell table:formula="of:=POWER([.A125]; 1/([.K$1]+1))" office:value-type="float" office:value="11.0905365064094" calcext:value-type="float">
            <text:p>11.091</text:p>
          </table:table-cell>
          <table:table-cell table:formula="of:=POWER([.A125]; 1/([.L$1]+1))" office:value-type="float" office:value="4.97318983326859" calcext:value-type="float">
            <text:p>4.973</text:p>
          </table:table-cell>
          <table:table-cell table:formula="of:=POWER([.A125]; 1/([.M$1]+1))" office:value-type="float" office:value="3.33024571261783" calcext:value-type="float">
            <text:p>3.330</text:p>
          </table:table-cell>
          <table:table-cell table:formula="of:=POWER([.A125]; 1/([.N$1]+1))" office:value-type="float" office:value="1.5487858556388" calcext:value-type="float">
            <text:p>1.549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.000000</text:p>
          </table:table-cell>
          <table:table-cell table:formula="of:=[.C$3]/[.A126]" office:value-type="float" office:value="0.00806451612903226" calcext:value-type="float">
            <text:p>0.008065</text:p>
          </table:table-cell>
          <table:table-cell table:formula="of:=[.J126]/[.$A126]" office:value-type="float" office:value="1" calcext:value-type="float">
            <text:p>1.000000</text:p>
          </table:table-cell>
          <table:table-cell table:formula="of:=[.K126]/[.$A126]" office:value-type="float" office:value="0.0898026510133875" calcext:value-type="float">
            <text:p>0.089803</text:p>
          </table:table-cell>
          <table:table-cell table:formula="of:=[.L126]/[.$A126]" office:value-type="float" office:value="0.0402147657438601" calcext:value-type="float">
            <text:p>0.040215</text:p>
          </table:table-cell>
          <table:table-cell table:formula="of:=[.M126]/[.$A126]" office:value-type="float" office:value="0.026911241657109" calcext:value-type="float">
            <text:p>0.026911</text:p>
          </table:table-cell>
          <table:table-cell table:formula="of:=[.N126]/[.$A126]" office:value-type="float" office:value="0.0124994060656589" calcext:value-type="float">
            <text:p>0.012499</text:p>
          </table:table-cell>
          <table:table-cell/>
          <table:table-cell table:formula="of:=POWER([.A126]; 1/([.J$1]+1))" office:value-type="float" office:value="124" calcext:value-type="float">
            <text:p>124.000</text:p>
          </table:table-cell>
          <table:table-cell table:formula="of:=POWER([.A126]; 1/([.K$1]+1))" office:value-type="float" office:value="11.13552872566" calcext:value-type="float">
            <text:p>11.136</text:p>
          </table:table-cell>
          <table:table-cell table:formula="of:=POWER([.A126]; 1/([.L$1]+1))" office:value-type="float" office:value="4.98663095223865" calcext:value-type="float">
            <text:p>4.987</text:p>
          </table:table-cell>
          <table:table-cell table:formula="of:=POWER([.A126]; 1/([.M$1]+1))" office:value-type="float" office:value="3.33699396548151" calcext:value-type="float">
            <text:p>3.337</text:p>
          </table:table-cell>
          <table:table-cell table:formula="of:=POWER([.A126]; 1/([.N$1]+1))" office:value-type="float" office:value="1.5499263521417" calcext:value-type="float">
            <text:p>1.550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.000000</text:p>
          </table:table-cell>
          <table:table-cell table:formula="of:=[.C$3]/[.A127]" office:value-type="float" office:value="0.008" calcext:value-type="float">
            <text:p>0.008000</text:p>
          </table:table-cell>
          <table:table-cell table:formula="of:=[.J127]/[.$A127]" office:value-type="float" office:value="1" calcext:value-type="float">
            <text:p>1.000000</text:p>
          </table:table-cell>
          <table:table-cell table:formula="of:=[.K127]/[.$A127]" office:value-type="float" office:value="0.0894427190999916" calcext:value-type="float">
            <text:p>0.089443</text:p>
          </table:table-cell>
          <table:table-cell table:formula="of:=[.L127]/[.$A127]" office:value-type="float" office:value="0.04" calcext:value-type="float">
            <text:p>0.040000</text:p>
          </table:table-cell>
          <table:table-cell table:formula="of:=[.M127]/[.$A127]" office:value-type="float" office:value="0.0267496121990569" calcext:value-type="float">
            <text:p>0.026750</text:p>
          </table:table-cell>
          <table:table-cell table:formula="of:=[.N127]/[.$A127]" office:value-type="float" office:value="0.0124084681414239" calcext:value-type="float">
            <text:p>0.012408</text:p>
          </table:table-cell>
          <table:table-cell/>
          <table:table-cell table:formula="of:=POWER([.A127]; 1/([.J$1]+1))" office:value-type="float" office:value="125" calcext:value-type="float">
            <text:p>125.000</text:p>
          </table:table-cell>
          <table:table-cell table:formula="of:=POWER([.A127]; 1/([.K$1]+1))" office:value-type="float" office:value="11.180339887499" calcext:value-type="float">
            <text:p>11.180</text:p>
          </table:table-cell>
          <table:table-cell table:formula="of:=POWER([.A127]; 1/([.L$1]+1))" office:value-type="float" office:value="5" calcext:value-type="float">
            <text:p>5.000</text:p>
          </table:table-cell>
          <table:table-cell table:formula="of:=POWER([.A127]; 1/([.M$1]+1))" office:value-type="float" office:value="3.34370152488211" calcext:value-type="float">
            <text:p>3.344</text:p>
          </table:table-cell>
          <table:table-cell table:formula="of:=POWER([.A127]; 1/([.N$1]+1))" office:value-type="float" office:value="1.55105851767799" calcext:value-type="float">
            <text:p>1.551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.000000</text:p>
          </table:table-cell>
          <table:table-cell table:formula="of:=[.C$3]/[.A128]" office:value-type="float" office:value="0.00793650793650794" calcext:value-type="float">
            <text:p>0.007937</text:p>
          </table:table-cell>
          <table:table-cell table:formula="of:=[.J128]/[.$A128]" office:value-type="float" office:value="1" calcext:value-type="float">
            <text:p>1.000000</text:p>
          </table:table-cell>
          <table:table-cell table:formula="of:=[.K128]/[.$A128]" office:value-type="float" office:value="0.0890870806374748" calcext:value-type="float">
            <text:p>0.089087</text:p>
          </table:table-cell>
          <table:table-cell table:formula="of:=[.L128]/[.$A128]" office:value-type="float" office:value="0.0397880788489253" calcext:value-type="float">
            <text:p>0.039788</text:p>
          </table:table-cell>
          <table:table-cell table:formula="of:=[.M128]/[.$A128]" office:value-type="float" office:value="0.0265902298320199" calcext:value-type="float">
            <text:p>0.026590</text:p>
          </table:table-cell>
          <table:table-cell table:formula="of:=[.N128]/[.$A128]" office:value-type="float" office:value="0.0123189085636935" calcext:value-type="float">
            <text:p>0.012319</text:p>
          </table:table-cell>
          <table:table-cell/>
          <table:table-cell table:formula="of:=POWER([.A128]; 1/([.J$1]+1))" office:value-type="float" office:value="126" calcext:value-type="float">
            <text:p>126.000</text:p>
          </table:table-cell>
          <table:table-cell table:formula="of:=POWER([.A128]; 1/([.K$1]+1))" office:value-type="float" office:value="11.2249721603218" calcext:value-type="float">
            <text:p>11.225</text:p>
          </table:table-cell>
          <table:table-cell table:formula="of:=POWER([.A128]; 1/([.L$1]+1))" office:value-type="float" office:value="5.01329793496458" calcext:value-type="float">
            <text:p>5.013</text:p>
          </table:table-cell>
          <table:table-cell table:formula="of:=POWER([.A128]; 1/([.M$1]+1))" office:value-type="float" office:value="3.35036895883451" calcext:value-type="float">
            <text:p>3.350</text:p>
          </table:table-cell>
          <table:table-cell table:formula="of:=POWER([.A128]; 1/([.N$1]+1))" office:value-type="float" office:value="1.55218247902539" calcext:value-type="float">
            <text:p>1.552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.000000</text:p>
          </table:table-cell>
          <table:table-cell table:formula="of:=[.C$3]/[.A129]" office:value-type="float" office:value="0.0078740157480315" calcext:value-type="float">
            <text:p>0.007874</text:p>
          </table:table-cell>
          <table:table-cell table:formula="of:=[.J129]/[.$A129]" office:value-type="float" office:value="1" calcext:value-type="float">
            <text:p>1.000000</text:p>
          </table:table-cell>
          <table:table-cell table:formula="of:=[.K129]/[.$A129]" office:value-type="float" office:value="0.0887356509416114" calcext:value-type="float">
            <text:p>0.088736</text:p>
          </table:table-cell>
          <table:table-cell table:formula="of:=[.L129]/[.$A129]" office:value-type="float" office:value="0.0395789424827833" calcext:value-type="float">
            <text:p>0.039579</text:p>
          </table:table-cell>
          <table:table-cell table:formula="of:=[.M129]/[.$A129]" office:value-type="float" office:value="0.026433045850338" calcext:value-type="float">
            <text:p>0.026433</text:p>
          </table:table-cell>
          <table:table-cell table:formula="of:=[.N129]/[.$A129]" office:value-type="float" office:value="0.0122306957483861" calcext:value-type="float">
            <text:p>0.012231</text:p>
          </table:table-cell>
          <table:table-cell/>
          <table:table-cell table:formula="of:=POWER([.A129]; 1/([.J$1]+1))" office:value-type="float" office:value="127" calcext:value-type="float">
            <text:p>127.000</text:p>
          </table:table-cell>
          <table:table-cell table:formula="of:=POWER([.A129]; 1/([.K$1]+1))" office:value-type="float" office:value="11.2694276695846" calcext:value-type="float">
            <text:p>11.269</text:p>
          </table:table-cell>
          <table:table-cell table:formula="of:=POWER([.A129]; 1/([.L$1]+1))" office:value-type="float" office:value="5.02652569531348" calcext:value-type="float">
            <text:p>5.027</text:p>
          </table:table-cell>
          <table:table-cell table:formula="of:=POWER([.A129]; 1/([.M$1]+1))" office:value-type="float" office:value="3.35699682299293" calcext:value-type="float">
            <text:p>3.357</text:p>
          </table:table-cell>
          <table:table-cell table:formula="of:=POWER([.A129]; 1/([.N$1]+1))" office:value-type="float" office:value="1.55329836004503" calcext:value-type="float">
            <text:p>1.553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.000000</text:p>
          </table:table-cell>
          <table:table-cell table:formula="of:=[.C$3]/[.A130]" office:value-type="float" office:value="0.0078125" calcext:value-type="float">
            <text:p>0.007813</text:p>
          </table:table-cell>
          <table:table-cell table:formula="of:=[.J130]/[.$A130]" office:value-type="float" office:value="1" calcext:value-type="float">
            <text:p>1.000000</text:p>
          </table:table-cell>
          <table:table-cell table:formula="of:=[.K130]/[.$A130]" office:value-type="float" office:value="0.0883883476483184" calcext:value-type="float">
            <text:p>0.088388</text:p>
          </table:table-cell>
          <table:table-cell table:formula="of:=[.L130]/[.$A130]" office:value-type="float" office:value="0.0393725328092148" calcext:value-type="float">
            <text:p>0.039373</text:p>
          </table:table-cell>
          <table:table-cell table:formula="of:=[.M130]/[.$A130]" office:value-type="float" office:value="0.0262780129766786" calcext:value-type="float">
            <text:p>0.026278</text:p>
          </table:table-cell>
          <table:table-cell table:formula="of:=[.N130]/[.$A130]" office:value-type="float" office:value="0.0121437990763353" calcext:value-type="float">
            <text:p>0.012144</text:p>
          </table:table-cell>
          <table:table-cell/>
          <table:table-cell table:formula="of:=POWER([.A130]; 1/([.J$1]+1))" office:value-type="float" office:value="128" calcext:value-type="float">
            <text:p>128.000</text:p>
          </table:table-cell>
          <table:table-cell table:formula="of:=POWER([.A130]; 1/([.K$1]+1))" office:value-type="float" office:value="11.3137084989848" calcext:value-type="float">
            <text:p>11.314</text:p>
          </table:table-cell>
          <table:table-cell table:formula="of:=POWER([.A130]; 1/([.L$1]+1))" office:value-type="float" office:value="5.03968419957949" calcext:value-type="float">
            <text:p>5.040</text:p>
          </table:table-cell>
          <table:table-cell table:formula="of:=POWER([.A130]; 1/([.M$1]+1))" office:value-type="float" office:value="3.36358566101486" calcext:value-type="float">
            <text:p>3.364</text:p>
          </table:table-cell>
          <table:table-cell table:formula="of:=POWER([.A130]; 1/([.N$1]+1))" office:value-type="float" office:value="1.55440628177092" calcext:value-type="float">
            <text:p>1.554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9-28T22:40:19.968991783</meta:creation-date>
    <dc:date>2015-09-28T23:03:28.554007808</dc:date>
    <dc:creator>martin </dc:creator>
    <meta:editing-duration>PT7M44S</meta:editing-duration>
    <meta:editing-cycles>9</meta:editing-cycles>
    <meta:generator>LibreOffice/5.0.1.2$Linux_X86_64 LibreOffice_project/81898c9f5c0d43f3473ba111d7b351050be20261</meta:generator>
    <meta:document-statistic meta:table-count="1" meta:cell-count="16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5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5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5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807cm" svg:height="12.04cm" xlink:href=".." xlink:type="simple" chart:class="chart:scatter" chart:style-name="ch1">
        <chart:legend chart:legend-position="end" svg:x="18.188cm" svg:y="4.227cm" style:legend-expansion="high" chart:style-name="ch2"/>
        <chart:plot-area chart:style-name="ch3" table:cell-range-address="Sheet1.A2:Sheet1.H130" chart:data-source-has-labels="both" svg:x="1.447cm" svg:y="0.24cm" svg:width="16.305cm" svg:height="10.579cm">
          <chartooo:coordinate-region svg:x="3.1cm" svg:y="0.439cm" svg:width="14.372cm" svg:height="9.733cm"/>
          <chart:axis chart:dimension="x" chart:name="primary-x" chart:style-name="ch4" chartooo:axis-type="auto">
            <chart:title svg:x="8.351cm" svg:y="11.059cm" chart:style-name="ch5">
              <text:p>Number of cores</text:p>
            </chart:title>
            <chart:categories table:cell-range-address="Sheet1.A3:Sheet1.A130"/>
          </chart:axis>
          <chart:axis chart:dimension="y" chart:name="primary-y" chart:style-name="ch6">
            <chart:title svg:x="0.451cm" svg:y="6.896cm" chart:style-name="ch7">
              <text:p>Workload per core</text:p>
            </chart:title>
            <chart:grid chart:style-name="ch8" chart:class="major"/>
          </chart:axis>
          <chart:series chart:style-name="ch9" chart:values-cell-range-address="Sheet1.B3:Sheet1.B130" chart:label-cell-address="Sheet1.B2:Sheet1.B2" chart:class="chart:scatter">
            <chart:domain table:cell-range-address="Sheet1.A3:Sheet1.A130"/>
            <chart:data-point chart:repeated="128"/>
          </chart:series>
          <chart:series chart:style-name="ch10" chart:values-cell-range-address="Sheet1.C3:Sheet1.C130" chart:label-cell-address="Sheet1.C2:Sheet1.C2" chart:class="chart:scatter">
            <chart:data-point chart:repeated="128"/>
          </chart:series>
          <chart:series chart:style-name="ch11" chart:values-cell-range-address="Sheet1.D3:Sheet1.D130" chart:label-cell-address="Sheet1.D2:Sheet1.D2" chart:class="chart:scatter">
            <chart:data-point chart:repeated="128"/>
          </chart:series>
          <chart:series chart:style-name="ch12" chart:values-cell-range-address="Sheet1.E3:Sheet1.E130" chart:label-cell-address="Sheet1.E2:Sheet1.E2" chart:class="chart:scatter">
            <chart:data-point chart:repeated="128"/>
          </chart:series>
          <chart:series chart:style-name="ch13" chart:values-cell-range-address="Sheet1.F3:Sheet1.F130" chart:label-cell-address="Sheet1.F2:Sheet1.F2" chart:class="chart:scatter">
            <chart:data-point chart:repeated="128"/>
          </chart:series>
          <chart:series chart:style-name="ch14" chart:values-cell-range-address="Sheet1.G3:Sheet1.G130" chart:label-cell-address="Sheet1.G2:Sheet1.G2" chart:class="chart:scatter">
            <chart:data-point chart:repeated="128"/>
          </chart:series>
          <chart:series chart:style-name="ch15" chart:values-cell-range-address="Sheet1.H3:Sheet1.H130" chart:label-cell-address="Sheet1.H2:Sheet1.H2" chart:class="chart:scatter">
            <chart:data-point chart:repeated="1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  <draw:g>
                  <svg:desc>Sheet1.B2:Sheet1.B2</svg:desc>
                </draw:g>
              </table:table-cell>
              <table:table-cell office:value-type="string">
                <text:p>Strong</text:p>
                <draw:g>
                  <svg:desc>Sheet1.C2:Sheet1.C2</svg:desc>
                </draw:g>
              </table:table-cell>
              <table:table-cell office:value-type="string">
                <text:p>Realtime D=0</text:p>
                <draw:g>
                  <svg:desc>Sheet1.D2:Sheet1.D2</svg:desc>
                </draw:g>
              </table:table-cell>
              <table:table-cell office:value-type="string">
                <text:p>Realtime D=1</text:p>
                <draw:g>
                  <svg:desc>Sheet1.E2:Sheet1.E2</svg:desc>
                </draw:g>
              </table:table-cell>
              <table:table-cell office:value-type="string">
                <text:p>Realtime D=2</text:p>
                <draw:g>
                  <svg:desc>Sheet1.F2:Sheet1.F2</svg:desc>
                </draw:g>
              </table:table-cell>
              <table:table-cell office:value-type="string">
                <text:p>Realtime D=3</text:p>
                <draw:g>
                  <svg:desc>Sheet1.G2:Sheet1.G2</svg:desc>
                </draw:g>
              </table:table-cell>
              <table:table-cell office:value-type="string">
                <text:p>Realtime D=10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30</svg:desc>
                </draw:g>
              </table:table-cell>
              <table:table-cell office:value-type="float" office:value="1">
                <text:p>1</text:p>
                <draw:g>
                  <svg:desc>Sheet1.B3:Sheet1.B130</svg:desc>
                </draw:g>
              </table:table-cell>
              <table:table-cell office:value-type="float" office:value="1">
                <text:p>1</text:p>
                <draw:g>
                  <svg:desc>Sheet1.C3:Sheet1.C130</svg:desc>
                </draw:g>
              </table:table-cell>
              <table:table-cell office:value-type="float" office:value="1">
                <text:p>1</text:p>
                <draw:g>
                  <svg:desc>Sheet1.D3:Sheet1.D130</svg:desc>
                </draw:g>
              </table:table-cell>
              <table:table-cell office:value-type="float" office:value="1">
                <text:p>1</text:p>
                <draw:g>
                  <svg:desc>Sheet1.E3:Sheet1.E130</svg:desc>
                </draw:g>
              </table:table-cell>
              <table:table-cell office:value-type="float" office:value="1">
                <text:p>1</text:p>
                <draw:g>
                  <svg:desc>Sheet1.F3:Sheet1.F130</svg:desc>
                </draw:g>
              </table:table-cell>
              <table:table-cell office:value-type="float" office:value="1">
                <text:p>1</text:p>
                <draw:g>
                  <svg:desc>Sheet1.G3:Sheet1.G130</svg:desc>
                </draw:g>
              </table:table-cell>
              <table:table-cell office:value-type="float" office:value="1">
                <text:p>1</text:p>
                <draw:g>
                  <svg:desc>Sheet1.H3:Sheet1.H13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629960524947437">
                <text:p>0.629960524947437</text:p>
              </table:table-cell>
              <table:table-cell office:value-type="float" office:value="0.594603557501361">
                <text:p>0.594603557501361</text:p>
              </table:table-cell>
              <table:table-cell office:value-type="float" office:value="0.532520544719981">
                <text:p>0.5325205447199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480749856769136">
                <text:p>0.480749856769136</text:p>
              </table:table-cell>
              <table:table-cell office:value-type="float" office:value="0.438691337650831">
                <text:p>0.438691337650831</text:p>
              </table:table-cell>
              <table:table-cell office:value-type="float" office:value="0.368343834465489">
                <text:p>0.3683438344654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9685026299205">
                <text:p>0.39685026299205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283578130548866">
                <text:p>0.2835781305488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341995189335339">
                <text:p>0.341995189335339</text:p>
              </table:table-cell>
              <table:table-cell office:value-type="float" office:value="0.299069756244244">
                <text:p>0.299069756244244</text:p>
              </table:table-cell>
              <table:table-cell office:value-type="float" office:value="0.231511582354131">
                <text:p>0.2315115823541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408248290463863">
                <text:p>0.408248290463863</text:p>
              </table:table-cell>
              <table:table-cell office:value-type="float" office:value="0.30285343213869">
                <text:p>0.30285343213869</text:p>
              </table:table-cell>
              <table:table-cell office:value-type="float" office:value="0.260847430012215">
                <text:p>0.260847430012215</text:p>
              </table:table-cell>
              <table:table-cell office:value-type="float" office:value="0.196150659373809">
                <text:p>0.1961506593738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">
                <text:p>1</text:p>
              </table:table-cell>
              <table:table-cell office:value-type="float" office:value="0.377964473009227">
                <text:p>0.377964473009227</text:p>
              </table:table-cell>
              <table:table-cell office:value-type="float" office:value="0.273275883253198">
                <text:p>0.273275883253198</text:p>
              </table:table-cell>
              <table:table-cell office:value-type="float" office:value="0.232368080242541">
                <text:p>0.232368080242541</text:p>
              </table:table-cell>
              <table:table-cell office:value-type="float" office:value="0.170501833881374">
                <text:p>0.1705018338813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25">
                <text:p>0.25</text:p>
              </table:table-cell>
              <table:table-cell office:value-type="float" office:value="0.210224103813429">
                <text:p>0.210224103813429</text:p>
              </table:table-cell>
              <table:table-cell office:value-type="float" office:value="0.151011180550556">
                <text:p>0.151011180550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31120424783545">
                <text:p>0.231120424783545</text:p>
              </table:table-cell>
              <table:table-cell office:value-type="float" office:value="0.192450089729875">
                <text:p>0.192450089729875</text:p>
              </table:table-cell>
              <table:table-cell office:value-type="float" office:value="0.135677180388739">
                <text:p>0.135677180388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215443469003188">
                <text:p>0.215443469003188</text:p>
              </table:table-cell>
              <table:table-cell office:value-type="float" office:value="0.177827941003892">
                <text:p>0.177827941003892</text:p>
              </table:table-cell>
              <table:table-cell office:value-type="float" office:value="0.123284673944207">
                <text:p>0.1232846739442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">
                <text:p>1</text:p>
              </table:table-cell>
              <table:table-cell office:value-type="float" office:value="0.301511344577764">
                <text:p>0.301511344577764</text:p>
              </table:table-cell>
              <table:table-cell office:value-type="float" office:value="0.202180008233574">
                <text:p>0.202180008233574</text:p>
              </table:table-cell>
              <table:table-cell office:value-type="float" office:value="0.16556002607617">
                <text:p>0.16556002607617</text:p>
              </table:table-cell>
              <table:table-cell office:value-type="float" office:value="0.113052293446579">
                <text:p>0.1130522934465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0.288675134594813">
                <text:p>0.288675134594813</text:p>
              </table:table-cell>
              <table:table-cell office:value-type="float" office:value="0.190785707092222">
                <text:p>0.190785707092222</text:p>
              </table:table-cell>
              <table:table-cell office:value-type="float" office:value="0.15510080985035">
                <text:p>0.15510080985035</text:p>
              </table:table-cell>
              <table:table-cell office:value-type="float" office:value="0.104454255976924">
                <text:p>0.1044542559769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">
                <text:p>1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180871899055443">
                <text:p>0.180871899055443</text:p>
              </table:table-cell>
              <table:table-cell office:value-type="float" office:value="0.146063763239688">
                <text:p>0.146063763239688</text:p>
              </table:table-cell>
              <table:table-cell office:value-type="float" office:value="0.0971234777861272">
                <text:p>0.09712347778612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1">
                <text:p>1</text:p>
              </table:table-cell>
              <table:table-cell office:value-type="float" office:value="0.267261241912424">
                <text:p>0.267261241912424</text:p>
              </table:table-cell>
              <table:table-cell office:value-type="float" office:value="0.172153018869659">
                <text:p>0.172153018869659</text:p>
              </table:table-cell>
              <table:table-cell office:value-type="float" office:value="0.138166887161976">
                <text:p>0.138166887161976</text:p>
              </table:table-cell>
              <table:table-cell office:value-type="float" office:value="0.0907957294542652">
                <text:p>0.09079572945426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">
                <text:p>1</text:p>
              </table:table-cell>
              <table:table-cell office:value-type="float" office:value="0.258198889747161">
                <text:p>0.258198889747161</text:p>
              </table:table-cell>
              <table:table-cell office:value-type="float" office:value="0.164414138288698">
                <text:p>0.164414138288698</text:p>
              </table:table-cell>
              <table:table-cell office:value-type="float" office:value="0.131199311417695">
                <text:p>0.131199311417695</text:p>
              </table:table-cell>
              <table:table-cell office:value-type="float" office:value="0.0852758639674934">
                <text:p>0.08527586396749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157490131236859">
                <text:p>0.157490131236859</text:p>
              </table:table-cell>
              <table:table-cell office:value-type="float" office:value="0.125">
                <text:p>0.125</text:p>
              </table:table-cell>
              <table:table-cell office:value-type="float" office:value="0.0804165561255895">
                <text:p>0.08041655612558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1">
                <text:p>1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151251858274014">
                <text:p>0.151251858274014</text:p>
              </table:table-cell>
              <table:table-cell office:value-type="float" office:value="0.119443716756996">
                <text:p>0.119443716756996</text:p>
              </table:table-cell>
              <table:table-cell office:value-type="float" office:value="0.0761044534656211">
                <text:p>0.07610445346562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1">
                <text:p>1</text:p>
              </table:table-cell>
              <table:table-cell office:value-type="float" office:value="0.235702260395516">
                <text:p>0.235702260395516</text:p>
              </table:table-cell>
              <table:table-cell office:value-type="float" office:value="0.145596744122716">
                <text:p>0.145596744122716</text:p>
              </table:table-cell>
              <table:table-cell office:value-type="float" office:value="0.11443150799484">
                <text:p>0.11443150799484</text:p>
              </table:table-cell>
              <table:table-cell office:value-type="float" office:value="0.0722508860066827">
                <text:p>0.072250886006682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1">
                <text:p>1</text:p>
              </table:table-cell>
              <table:table-cell office:value-type="float" office:value="0.229415733870562">
                <text:p>0.229415733870562</text:p>
              </table:table-cell>
              <table:table-cell office:value-type="float" office:value="0.140442192037997">
                <text:p>0.140442192037997</text:p>
              </table:table-cell>
              <table:table-cell office:value-type="float" office:value="0.109884085785781">
                <text:p>0.109884085785781</text:p>
              </table:table-cell>
              <table:table-cell office:value-type="float" office:value="0.0687854727427737">
                <text:p>0.06878547274277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135720880829745">
                <text:p>0.135720880829745</text:p>
              </table:table-cell>
              <table:table-cell office:value-type="float" office:value="0.105737126344056">
                <text:p>0.105737126344056</text:p>
              </table:table-cell>
              <table:table-cell office:value-type="float" office:value="0.0656516217243942">
                <text:p>0.065651621724394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1">
                <text:p>1</text:p>
              </table:table-cell>
              <table:table-cell office:value-type="float" office:value="0.218217890235992">
                <text:p>0.218217890235992</text:p>
              </table:table-cell>
              <table:table-cell office:value-type="float" office:value="0.131377341732434">
                <text:p>0.131377341732434</text:p>
              </table:table-cell>
              <table:table-cell office:value-type="float" office:value="0.101937863948956">
                <text:p>0.101937863948956</text:p>
              </table:table-cell>
              <table:table-cell office:value-type="float" office:value="0.0628032992752632">
                <text:p>0.06280329927526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21320071635561">
                <text:p>0.21320071635561</text:p>
              </table:table-cell>
              <table:table-cell office:value-type="float" office:value="0.127365424120699">
                <text:p>0.127365424120699</text:p>
              </table:table-cell>
              <table:table-cell office:value-type="float" office:value="0.0984425804849088">
                <text:p>0.0984425804849088</text:p>
              </table:table-cell>
              <table:table-cell office:value-type="float" office:value="0.0602026688880155">
                <text:p>0.06020266888801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1">
                <text:p>1</text:p>
              </table:table-cell>
              <table:table-cell office:value-type="float" office:value="0.208514414057075">
                <text:p>0.208514414057075</text:p>
              </table:table-cell>
              <table:table-cell office:value-type="float" office:value="0.123646390428329">
                <text:p>0.123646390428329</text:p>
              </table:table-cell>
              <table:table-cell office:value-type="float" office:value="0.0952147262215149">
                <text:p>0.0952147262215149</text:p>
              </table:table-cell>
              <table:table-cell office:value-type="float" office:value="0.0578183379987196">
                <text:p>0.057818337998719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">
                <text:p>1</text:p>
              </table:table-cell>
              <table:table-cell office:value-type="float" office:value="0.204124145231932">
                <text:p>0.204124145231932</text:p>
              </table:table-cell>
              <table:table-cell office:value-type="float" office:value="0.120187464192284">
                <text:p>0.120187464192284</text:p>
              </table:table-cell>
              <table:table-cell office:value-type="float" office:value="0.0922234933083601">
                <text:p>0.0922234933083601</text:p>
              </table:table-cell>
              <table:table-cell office:value-type="float" office:value="0.055624037291152">
                <text:p>0.0556240372911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16960709528515">
                <text:p>0.116960709528515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0.0535976127641135">
                <text:p>0.053597612764113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1">
                <text:p>1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113942156477207">
                <text:p>0.113942156477207</text:p>
              </table:table-cell>
              <table:table-cell office:value-type="float" office:value="0.0868500332443548">
                <text:p>0.0868500332443548</text:p>
              </table:table-cell>
              <table:table-cell office:value-type="float" office:value="0.0517202472957674">
                <text:p>0.051720247295767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1">
                <text:p>1</text:p>
              </table:table-cell>
              <table:table-cell office:value-type="float" office:value="0.192450089729875">
                <text:p>0.1924500897298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44261872946214">
                <text:p>0.0844261872946214</text:p>
              </table:table-cell>
              <table:table-cell office:value-type="float" office:value="0.0499758528738541">
                <text:p>0.049975852873854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1">
                <text:p>1</text:p>
              </table:table-cell>
              <table:table-cell office:value-type="float" office:value="0.188982236504614">
                <text:p>0.188982236504614</text:p>
              </table:table-cell>
              <table:table-cell office:value-type="float" office:value="0.108449606138417">
                <text:p>0.108449606138417</text:p>
              </table:table-cell>
              <table:table-cell office:value-type="float" office:value="0.0821545226354002">
                <text:p>0.0821545226354002</text:p>
              </table:table-cell>
              <table:table-cell office:value-type="float" office:value="0.0483505913072334">
                <text:p>0.04835059130723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1">
                <text:p>1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105941959506409">
                <text:p>0.105941959506409</text:p>
              </table:table-cell>
              <table:table-cell office:value-type="float" office:value="0.0800205443829684">
                <text:p>0.0800205443829684</text:p>
              </table:table-cell>
              <table:table-cell office:value-type="float" office:value="0.0468324927582269">
                <text:p>0.04683249275822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">
                <text:p>1</text:p>
              </table:table-cell>
              <table:table-cell office:value-type="float" office:value="0.182574185835055">
                <text:p>0.182574185835055</text:p>
              </table:table-cell>
              <table:table-cell office:value-type="float" office:value="0.103574416865129">
                <text:p>0.103574416865129</text:p>
              </table:table-cell>
              <table:table-cell office:value-type="float" office:value="0.0780115773106905">
                <text:p>0.0780115773106905</text:p>
              </table:table-cell>
              <table:table-cell office:value-type="float" office:value="0.0454111495314366">
                <text:p>0.045411149531436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179605302026775">
                <text:p>0.179605302026775</text:p>
              </table:table-cell>
              <table:table-cell office:value-type="float" office:value="0.101334859754561">
                <text:p>0.101334859754561</text:p>
              </table:table-cell>
              <table:table-cell office:value-type="float" office:value="0.0761164858635667">
                <text:p>0.0761164858635667</text:p>
              </table:table-cell>
              <table:table-cell office:value-type="float" office:value="0.0440774683205163">
                <text:p>0.04407746832051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0.176776695296637">
                <text:p>0.176776695296637</text:p>
              </table:table-cell>
              <table:table-cell office:value-type="float" office:value="0.0992125657480125">
                <text:p>0.0992125657480125</text:p>
              </table:table-cell>
              <table:table-cell office:value-type="float" office:value="0.0743254446876701">
                <text:p>0.0743254446876701</text:p>
              </table:table-cell>
              <table:table-cell office:value-type="float" office:value="0.0428234682725039">
                <text:p>0.042823468272503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174077655955698">
                <text:p>0.174077655955698</text:p>
              </table:table-cell>
              <table:table-cell office:value-type="float" office:value="0.0971980099998735">
                <text:p>0.0971980099998735</text:p>
              </table:table-cell>
              <table:table-cell office:value-type="float" office:value="0.0726297493008615">
                <text:p>0.0726297493008615</text:p>
              </table:table-cell>
              <table:table-cell office:value-type="float" office:value="0.0416421152632306">
                <text:p>0.041642115263230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1">
                <text:p>1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095282700037573">
                <text:p>0.095282700037573</text:p>
              </table:table-cell>
              <table:table-cell office:value-type="float" office:value="0.0710216589048947">
                <text:p>0.0710216589048947</text:p>
              </table:table-cell>
              <table:table-cell office:value-type="float" office:value="0.040527185015129">
                <text:p>0.0405271850151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1">
                <text:p>1</text:p>
              </table:table-cell>
              <table:table-cell office:value-type="float" office:value="0.169030850945703">
                <text:p>0.169030850945703</text:p>
              </table:table-cell>
              <table:table-cell office:value-type="float" office:value="0.0934590374339597">
                <text:p>0.0934590374339597</text:p>
              </table:table-cell>
              <table:table-cell office:value-type="float" office:value="0.0694942651170796">
                <text:p>0.0694942651170796</text:p>
              </table:table-cell>
              <table:table-cell office:value-type="float" office:value="0.0394731493561581">
                <text:p>0.039473149356158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917202013581841">
                <text:p>0.0917202013581841</text:p>
              </table:table-cell>
              <table:table-cell office:value-type="float" office:value="0.0680413817439772">
                <text:p>0.0680413817439772</text:p>
              </table:table-cell>
              <table:table-cell office:value-type="float" office:value="0.03847508117278">
                <text:p>0.038475081172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1">
                <text:p>1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0900600500444852">
                <text:p>0.0900600500444852</text:p>
              </table:table-cell>
              <table:table-cell office:value-type="float" office:value="0.0666574517448557">
                <text:p>0.0666574517448557</text:p>
              </table:table-cell>
              <table:table-cell office:value-type="float" office:value="0.0375285745617408">
                <text:p>0.03752857456174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1">
                <text:p>1</text:p>
              </table:table-cell>
              <table:table-cell office:value-type="float" office:value="0.162221421130763">
                <text:p>0.162221421130763</text:p>
              </table:table-cell>
              <table:table-cell office:value-type="float" office:value="0.0884730370210253">
                <text:p>0.0884730370210253</text:p>
              </table:table-cell>
              <table:table-cell office:value-type="float" office:value="0.0653374683210102">
                <text:p>0.0653374683210102</text:p>
              </table:table-cell>
              <table:table-cell office:value-type="float" office:value="0.0366296774138033">
                <text:p>0.03662967741380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160128153805087">
                <text:p>0.160128153805087</text:p>
              </table:table-cell>
              <table:table-cell office:value-type="float" office:value="0.0869541395644658">
                <text:p>0.0869541395644658</text:p>
              </table:table-cell>
              <table:table-cell office:value-type="float" office:value="0.0640769076779329">
                <text:p>0.0640769076779329</text:p>
              </table:table-cell>
              <table:table-cell office:value-type="float" office:value="0.0357748342243658">
                <text:p>0.03577483422436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0854987973338348">
                <text:p>0.0854987973338348</text:p>
              </table:table-cell>
              <table:table-cell office:value-type="float" office:value="0.0628716714841468">
                <text:p>0.0628716714841468</text:p>
              </table:table-cell>
              <table:table-cell office:value-type="float" office:value="0.0349608373624246">
                <text:p>0.034960837362424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08410285952153">
                <text:p>0.08410285952153</text:p>
              </table:table-cell>
              <table:table-cell office:value-type="float" office:value="0.0617180374252498">
                <text:p>0.0617180374252498</text:p>
              </table:table-cell>
              <table:table-cell office:value-type="float" office:value="0.0341847853708881">
                <text:p>0.034184785370888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1">
                <text:p>1</text:p>
              </table:table-cell>
              <table:table-cell office:value-type="float" office:value="0.154303349962092">
                <text:p>0.154303349962092</text:p>
              </table:table-cell>
              <table:table-cell office:value-type="float" office:value="0.0827625391639631">
                <text:p>0.0827625391639631</text:p>
              </table:table-cell>
              <table:table-cell office:value-type="float" office:value="0.0606126165481388">
                <text:p>0.0606126165481388</text:p>
              </table:table-cell>
              <table:table-cell office:value-type="float" office:value="0.0334440471402752">
                <text:p>0.033444047140275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1">
                <text:p>1</text:p>
              </table:table-cell>
              <table:table-cell office:value-type="float" office:value="0.152498570332605">
                <text:p>0.152498570332605</text:p>
              </table:table-cell>
              <table:table-cell office:value-type="float" office:value="0.0814743734973657">
                <text:p>0.0814743734973657</text:p>
              </table:table-cell>
              <table:table-cell office:value-type="float" office:value="0.0595523163263027">
                <text:p>0.0595523163263027</text:p>
              </table:table-cell>
              <table:table-cell office:value-type="float" office:value="0.0327362310110489">
                <text:p>0.032736231011048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  <table:table-cell office:value-type="float" office:value="0.150755672288882">
                <text:p>0.150755672288882</text:p>
              </table:table-cell>
              <table:table-cell office:value-type="float" office:value="0.0802351894392287">
                <text:p>0.0802351894392287</text:p>
              </table:table-cell>
              <table:table-cell office:value-type="float" office:value="0.0585343085659408">
                <text:p>0.0585343085659408</text:p>
              </table:table-cell>
              <table:table-cell office:value-type="float" office:value="0.0320591580298427">
                <text:p>0.03205915802984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">
                <text:p>1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0790420734331125">
                <text:p>0.0790420734331125</text:p>
              </table:table-cell>
              <table:table-cell office:value-type="float" office:value="0.0575560014246967">
                <text:p>0.0575560014246967</text:p>
              </table:table-cell>
              <table:table-cell office:value-type="float" office:value="0.0314108387211439">
                <text:p>0.031410838721143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1">
                <text:p>1</text:p>
              </table:table-cell>
              <table:table-cell office:value-type="float" office:value="0.147441956154897">
                <text:p>0.147441956154897</text:p>
              </table:table-cell>
              <table:table-cell office:value-type="float" office:value="0.0778923450220858">
                <text:p>0.0778923450220858</text:p>
              </table:table-cell>
              <table:table-cell office:value-type="float" office:value="0.0566150149378308">
                <text:p>0.0566150149378308</text:p>
              </table:table-cell>
              <table:table-cell office:value-type="float" office:value="0.0307894528458821">
                <text:p>0.030789452845882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1">
                <text:p>1</text:p>
              </table:table-cell>
              <table:table-cell office:value-type="float" office:value="0.145864991497895">
                <text:p>0.145864991497895</text:p>
              </table:table-cell>
              <table:table-cell office:value-type="float" office:value="0.0767835336199722">
                <text:p>0.0767835336199722</text:p>
              </table:table-cell>
              <table:table-cell office:value-type="float" office:value="0.055709159546721">
                <text:p>0.055709159546721</text:p>
              </table:table-cell>
              <table:table-cell office:value-type="float" office:value="0.0301933317074042">
                <text:p>0.03019333170740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1">
                <text:p>1</text:p>
              </table:table-cell>
              <table:table-cell office:value-type="float" office:value="0.144337567297406">
                <text:p>0.144337567297406</text:p>
              </table:table-cell>
              <table:table-cell office:value-type="float" office:value="0.0757133580346725">
                <text:p>0.0757133580346725</text:p>
              </table:table-cell>
              <table:table-cell office:value-type="float" office:value="0.0548364172063539">
                <text:p>0.0548364172063539</text:p>
              </table:table-cell>
              <table:table-cell office:value-type="float" office:value="0.0296209426378088">
                <text:p>0.029620942637808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746797083678157">
                <text:p>0.0746797083678157</text:p>
              </table:table-cell>
              <table:table-cell office:value-type="float" office:value="0.0539949247156039">
                <text:p>0.0539949247156039</text:p>
              </table:table-cell>
              <table:table-cell office:value-type="float" office:value="0.0290708753569118">
                <text:p>0.02907087535691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0736806299728077">
                <text:p>0.0736806299728077</text:p>
              </table:table-cell>
              <table:table-cell office:value-type="float" office:value="0.0531829589694499">
                <text:p>0.0531829589694499</text:p>
              </table:table-cell>
              <table:table-cell office:value-type="float" office:value="0.0285418299448364">
                <text:p>0.028541829944836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1">
                <text:p>1</text:p>
              </table:table-cell>
              <table:table-cell office:value-type="float" office:value="0.140028008402801">
                <text:p>0.140028008402801</text:p>
              </table:table-cell>
              <table:table-cell office:value-type="float" office:value="0.0727143092012978">
                <text:p>0.0727143092012978</text:p>
              </table:table-cell>
              <table:table-cell office:value-type="float" office:value="0.0523989238781135">
                <text:p>0.0523989238781135</text:p>
              </table:table-cell>
              <table:table-cell office:value-type="float" office:value="0.0280326062094272">
                <text:p>0.028032606209427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1">
                <text:p>1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071779060708024">
                <text:p>0.071779060708024</text:p>
              </table:table-cell>
              <table:table-cell office:value-type="float" office:value="0.0516413387362048">
                <text:p>0.0516413387362048</text:p>
              </table:table-cell>
              <table:table-cell office:value-type="float" office:value="0.0275420942629942">
                <text:p>0.02754209426299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88679245283019">
                <text:p>0.0188679245283019</text:p>
              </table:table-cell>
              <table:table-cell office:value-type="float" office:value="1">
                <text:p>1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0708733161173787">
                <text:p>0.0708733161173787</text:p>
              </table:table-cell>
              <table:table-cell office:value-type="float" office:value="0.0509088278567563">
                <text:p>0.0509088278567563</text:p>
              </table:table-cell>
              <table:table-cell office:value-type="float" office:value="0.0270692661505995">
                <text:p>0.02706926615059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1">
                <text:p>1</text:p>
              </table:table-cell>
              <table:table-cell office:value-type="float" office:value="0.136082763487954">
                <text:p>0.136082763487954</text:p>
              </table:table-cell>
              <table:table-cell office:value-type="float" office:value="0.0699956138830485">
                <text:p>0.0699956138830485</text:p>
              </table:table-cell>
              <table:table-cell office:value-type="float" office:value="0.050200111311658">
                <text:p>0.050200111311658</text:p>
              </table:table-cell>
              <table:table-cell office:value-type="float" office:value="0.0266131683952304">
                <text:p>0.026613168395230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1">
                <text:p>1</text:p>
              </table:table-cell>
              <table:table-cell office:value-type="float" office:value="0.134839972492648">
                <text:p>0.134839972492648</text:p>
              </table:table-cell>
              <table:table-cell office:value-type="float" office:value="0.0691445901956617">
                <text:p>0.0691445901956617</text:p>
              </table:table-cell>
              <table:table-cell office:value-type="float" office:value="0.0495139966423909">
                <text:p>0.0495139966423909</text:p>
              </table:table-cell>
              <table:table-cell office:value-type="float" office:value="0.0261729153445811">
                <text:p>0.02617291534458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1">
                <text:p>1</text:p>
              </table:table-cell>
              <table:table-cell office:value-type="float" office:value="0.133630620956212">
                <text:p>0.133630620956212</text:p>
              </table:table-cell>
              <table:table-cell office:value-type="float" office:value="0.0683189708132996">
                <text:p>0.0683189708132996</text:p>
              </table:table-cell>
              <table:table-cell office:value-type="float" office:value="0.048849371423835">
                <text:p>0.048849371423835</text:p>
              </table:table-cell>
              <table:table-cell office:value-type="float" office:value="0.0257476832204611">
                <text:p>0.025747683220461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75438596491228">
                <text:p>0.0175438596491228</text:p>
              </table:table-cell>
              <table:table-cell office:value-type="float" office:value="1">
                <text:p>1</text:p>
              </table:table-cell>
              <table:table-cell office:value-type="float" office:value="0.132453235706504">
                <text:p>0.132453235706504</text:p>
              </table:table-cell>
              <table:table-cell office:value-type="float" office:value="0.0675175637066106">
                <text:p>0.0675175637066106</text:p>
              </table:table-cell>
              <table:table-cell office:value-type="float" office:value="0.048205196579903">
                <text:p>0.048205196579903</text:p>
              </table:table-cell>
              <table:table-cell office:value-type="float" office:value="0.0253367047855946">
                <text:p>0.025336704785594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1">
                <text:p>1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0667392524246172">
                <text:p>0.0667392524246172</text:p>
              </table:table-cell>
              <table:table-cell office:value-type="float" office:value="0.0475805003633085">
                <text:p>0.0475805003633085</text:p>
              </table:table-cell>
              <table:table-cell office:value-type="float" office:value="0.0249392645542056">
                <text:p>0.024939264554205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9491525423729">
                <text:p>0.0169491525423729</text:p>
              </table:table-cell>
              <table:table-cell office:value-type="float" office:value="1">
                <text:p>1</text:p>
              </table:table-cell>
              <table:table-cell office:value-type="float" office:value="0.130188910980824">
                <text:p>0.130188910980824</text:p>
              </table:table-cell>
              <table:table-cell office:value-type="float" office:value="0.0659829900995468">
                <text:p>0.0659829900995468</text:p>
              </table:table-cell>
              <table:table-cell office:value-type="float" office:value="0.0469743729233226">
                <text:p>0.0469743729233226</text:p>
              </table:table-cell>
              <table:table-cell office:value-type="float" office:value="0.0245546944826596">
                <text:p>0.02455469448265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">
                <text:p>1</text:p>
              </table:table-cell>
              <table:table-cell office:value-type="float" office:value="0.129099444873581">
                <text:p>0.129099444873581</text:p>
              </table:table-cell>
              <table:table-cell office:value-type="float" office:value="0.0652477940194811">
                <text:p>0.0652477940194811</text:p>
              </table:table-cell>
              <table:table-cell office:value-type="float" office:value="0.046385961395229">
                <text:p>0.046385961395229</text:p>
              </table:table-cell>
              <table:table-cell office:value-type="float" office:value="0.0241823700848412">
                <text:p>0.024182370084841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1">
                <text:p>1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064532740706593">
                <text:p>0.064532740706593</text:p>
              </table:table-cell>
              <table:table-cell office:value-type="float" office:value="0.0458144654536269">
                <text:p>0.0458144654536269</text:p>
              </table:table-cell>
              <table:table-cell office:value-type="float" office:value="0.0238217069241214">
                <text:p>0.023821706924121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1">
                <text:p>1</text:p>
              </table:table-cell>
              <table:table-cell office:value-type="float" office:value="0.127000127000191">
                <text:p>0.127000127000191</text:p>
              </table:table-cell>
              <table:table-cell office:value-type="float" office:value="0.0638369614464581">
                <text:p>0.0638369614464581</text:p>
              </table:table-cell>
              <table:table-cell office:value-type="float" office:value="0.0452591332789788">
                <text:p>0.0452591332789788</text:p>
              </table:table-cell>
              <table:table-cell office:value-type="float" office:value="0.0234721574399191">
                <text:p>0.023472157439919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1">
                <text:p>1</text:p>
              </table:table-cell>
              <table:table-cell office:value-type="float" office:value="0.125988157669742">
                <text:p>0.125988157669742</text:p>
              </table:table-cell>
              <table:table-cell office:value-type="float" office:value="0.0631596382205776">
                <text:p>0.0631596382205776</text:p>
              </table:table-cell>
              <table:table-cell office:value-type="float" office:value="0.0447192578930358">
                <text:p>0.0447192578930358</text:p>
              </table:table-cell>
              <table:table-cell office:value-type="float" office:value="0.0231332080721341">
                <text:p>0.023133208072134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5625">
                <text:p>0.015625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441941738241592">
                <text:p>0.0441941738241592</text:p>
              </table:table-cell>
              <table:table-cell office:value-type="float" office:value="0.0228043766512726">
                <text:p>0.022804376651272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1">
                <text:p>1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0618573193629086">
                <text:p>0.0618573193629086</text:p>
              </table:table-cell>
              <table:table-cell office:value-type="float" office:value="0.0436832540682104">
                <text:p>0.0436832540682104</text:p>
              </table:table-cell>
              <table:table-cell office:value-type="float" office:value="0.0224852100260026">
                <text:p>0.022485210026002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1">
                <text:p>1</text:p>
              </table:table-cell>
              <table:table-cell office:value-type="float" office:value="0.123091490979333">
                <text:p>0.123091490979333</text:p>
              </table:table-cell>
              <table:table-cell office:value-type="float" office:value="0.0612309094033665">
                <text:p>0.0612309094033665</text:p>
              </table:table-cell>
              <table:table-cell office:value-type="float" office:value="0.0431859073147242">
                <text:p>0.0431859073147242</text:p>
              </table:table-cell>
              <table:table-cell office:value-type="float" office:value="0.0221752819032678">
                <text:p>0.022175281903267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49253731343284">
                <text:p>0.0149253731343284</text:p>
              </table:table-cell>
              <table:table-cell office:value-type="float" office:value="1">
                <text:p>1</text:p>
              </table:table-cell>
              <table:table-cell office:value-type="float" office:value="0.122169444356305">
                <text:p>0.122169444356305</text:p>
              </table:table-cell>
              <table:table-cell office:value-type="float" office:value="0.0606201209021743">
                <text:p>0.0606201209021743</text:p>
              </table:table-cell>
              <table:table-cell office:value-type="float" office:value="0.0427015754115867">
                <text:p>0.0427015754115867</text:p>
              </table:table-cell>
              <table:table-cell office:value-type="float" office:value="0.0218741908790251">
                <text:p>0.021874190879025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0600243397340786">
                <text:p>0.0600243397340786</text:p>
              </table:table-cell>
              <table:table-cell office:value-type="float" office:value="0.0422297310444985">
                <text:p>0.0422297310444985</text:p>
              </table:table-cell>
              <table:table-cell office:value-type="float" office:value="0.021581558640224">
                <text:p>0.0215815586402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1">
                <text:p>1</text:p>
              </table:table-cell>
              <table:table-cell office:value-type="float" office:value="0.120385853085769">
                <text:p>0.120385853085769</text:p>
              </table:table-cell>
              <table:table-cell office:value-type="float" office:value="0.0594429844884398">
                <text:p>0.0594429844884398</text:p>
              </table:table-cell>
              <table:table-cell office:value-type="float" office:value="0.041769875610174">
                <text:p>0.041769875610174</text:p>
              </table:table-cell>
              <table:table-cell office:value-type="float" office:value="0.02129702832087">
                <text:p>0.021297028320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1">
                <text:p>1</text:p>
              </table:table-cell>
              <table:table-cell office:value-type="float" office:value="0.119522860933439">
                <text:p>0.119522860933439</text:p>
              </table:table-cell>
              <table:table-cell office:value-type="float" office:value="0.0588755042829794">
                <text:p>0.0588755042829794</text:p>
              </table:table-cell>
              <table:table-cell office:value-type="float" office:value="0.0413215372645583">
                <text:p>0.0413215372645583</text:p>
              </table:table-cell>
              <table:table-cell office:value-type="float" office:value="0.0210202629969545">
                <text:p>0.021020262996954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1">
                <text:p>1</text:p>
              </table:table-cell>
              <table:table-cell office:value-type="float" office:value="0.118678165819385">
                <text:p>0.118678165819385</text:p>
              </table:table-cell>
              <table:table-cell office:value-type="float" office:value="0.0583213767524345">
                <text:p>0.0583213767524345</text:p>
              </table:table-cell>
              <table:table-cell office:value-type="float" office:value="0.0408842691293958">
                <text:p>0.0408842691293958</text:p>
              </table:table-cell>
              <table:table-cell office:value-type="float" office:value="0.0207509443067266">
                <text:p>0.020750944306726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">
                <text:p>1</text:p>
              </table:table-cell>
              <table:table-cell office:value-type="float" office:value="0.117851130197758">
                <text:p>0.117851130197758</text:p>
              </table:table-cell>
              <table:table-cell office:value-type="float" office:value="0.0577801061958862">
                <text:p>0.0577801061958862</text:p>
              </table:table-cell>
              <table:table-cell office:value-type="float" office:value="0.040457647642277">
                <text:p>0.040457647642277</text:p>
              </table:table-cell>
              <table:table-cell office:value-type="float" office:value="0.0204887711842743">
                <text:p>0.02048877118427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1">
                <text:p>1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057251221868236">
                <text:p>0.057251221868236</text:p>
              </table:table-cell>
              <table:table-cell office:value-type="float" office:value="0.0400412710368735">
                <text:p>0.0400412710368735</text:p>
              </table:table-cell>
              <table:table-cell office:value-type="float" office:value="0.0202334586956821">
                <text:p>0.020233458695682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1">
                <text:p>1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0567342764028163">
                <text:p>0.0567342764028163</text:p>
              </table:table-cell>
              <table:table-cell office:value-type="float" office:value="0.0396347579414665">
                <text:p>0.0396347579414665</text:p>
              </table:table-cell>
              <table:table-cell office:value-type="float" office:value="0.0199847369681826">
                <text:p>0.019984736968182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">
                <text:p>1</text:p>
              </table:table-cell>
              <table:table-cell office:value-type="float" office:value="0.115470053837925">
                <text:p>0.115470053837925</text:p>
              </table:table-cell>
              <table:table-cell office:value-type="float" office:value="0.0562288443534499">
                <text:p>0.0562288443534499</text:p>
              </table:table-cell>
              <table:table-cell office:value-type="float" office:value="0.0392377460851028">
                <text:p>0.0392377460851028</text:p>
              </table:table-cell>
              <table:table-cell office:value-type="float" office:value="0.01974235020373">
                <text:p>0.0197423502037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31578947368421">
                <text:p>0.0131578947368421</text:p>
              </table:table-cell>
              <table:table-cell office:value-type="float" office:value="1">
                <text:p>1</text:p>
              </table:table-cell>
              <table:table-cell office:value-type="float" office:value="0.114707866935281">
                <text:p>0.114707866935281</text:p>
              </table:table-cell>
              <table:table-cell office:value-type="float" office:value="0.0557345208454591">
                <text:p>0.0557345208454591</text:p>
              </table:table-cell>
              <table:table-cell office:value-type="float" office:value="0.0388498911018051">
                <text:p>0.0388498911018051</text:p>
              </table:table-cell>
              <table:table-cell office:value-type="float" office:value="0.0195060557693157">
                <text:p>0.019506055769315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987012987013">
                <text:p>0.012987012987013</text:p>
              </table:table-cell>
              <table:table-cell office:value-type="float" office:value="1">
                <text:p>1</text:p>
              </table:table-cell>
              <table:table-cell office:value-type="float" office:value="0.113960576459638">
                <text:p>0.113960576459638</text:p>
              </table:table-cell>
              <table:table-cell office:value-type="float" office:value="0.0552509203261689">
                <text:p>0.0552509203261689</text:p>
              </table:table-cell>
              <table:table-cell office:value-type="float" office:value="0.0384708654242247">
                <text:p>0.0384708654242247</text:p>
              </table:table-cell>
              <table:table-cell office:value-type="float" office:value="0.019275623357137">
                <text:p>0.01927562335713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1">
                <text:p>1</text:p>
              </table:table-cell>
              <table:table-cell office:value-type="float" office:value="0.11322770341446">
                <text:p>0.11322770341446</text:p>
              </table:table-cell>
              <table:table-cell office:value-type="float" office:value="0.0547776754063835">
                <text:p>0.0547776754063835</text:p>
              </table:table-cell>
              <table:table-cell office:value-type="float" office:value="0.0381003572589851">
                <text:p>0.0381003572589851</text:p>
              </table:table-cell>
              <table:table-cell office:value-type="float" office:value="0.0190508342084263">
                <text:p>0.019050834208426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6582278481013">
                <text:p>0.0126582278481013</text:p>
              </table:table-cell>
              <table:table-cell office:value-type="float" office:value="1">
                <text:p>1</text:p>
              </table:table-cell>
              <table:table-cell office:value-type="float" office:value="0.112508790092602">
                <text:p>0.112508790092602</text:p>
              </table:table-cell>
              <table:table-cell office:value-type="float" office:value="0.0543144357851419">
                <text:p>0.0543144357851419</text:p>
              </table:table-cell>
              <table:table-cell office:value-type="float" office:value="0.0377380696367257">
                <text:p>0.0377380696367257</text:p>
              </table:table-cell>
              <table:table-cell office:value-type="float" office:value="0.0188314803953712">
                <text:p>0.01883148039537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5">
                <text:p>0.0125</text:p>
              </table:table-cell>
              <table:table-cell office:value-type="float" office:value="1">
                <text:p>1</text:p>
              </table:table-cell>
              <table:table-cell office:value-type="float" office:value="0.11180339887499">
                <text:p>0.11180339887499</text:p>
              </table:table-cell>
              <table:table-cell office:value-type="float" office:value="0.0538608672507971">
                <text:p>0.0538608672507971</text:p>
              </table:table-cell>
              <table:table-cell office:value-type="float" office:value="0.0373837195305305">
                <text:p>0.0373837195305305</text:p>
              </table:table-cell>
              <table:table-cell office:value-type="float" office:value="0.018617364156105">
                <text:p>0.01861736415610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534166507521262">
                <text:p>0.0534166507521262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184082972782386">
                <text:p>0.018408297278238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1">
                <text:p>1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0529814815337635">
                <text:p>0.0529814815337635</text:p>
              </table:table-cell>
              <table:table-cell office:value-type="float" office:value="0.0366977646150557">
                <text:p>0.0366977646150557</text:p>
              </table:table-cell>
              <table:table-cell office:value-type="float" office:value="0.018204100526841">
                <text:p>0.01820410052684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1">
                <text:p>1</text:p>
              </table:table-cell>
              <table:table-cell office:value-type="float" office:value="0.10976425998969">
                <text:p>0.10976425998969</text:p>
              </table:table-cell>
              <table:table-cell office:value-type="float" office:value="0.0525550683307812">
                <text:p>0.0525550683307812</text:p>
              </table:table-cell>
              <table:table-cell office:value-type="float" office:value="0.0363656563770161">
                <text:p>0.0363656563770161</text:p>
              </table:table-cell>
              <table:table-cell office:value-type="float" office:value="0.0180046031131674">
                <text:p>0.018004603113167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1">
                <text:p>1</text:p>
              </table:table-cell>
              <table:table-cell office:value-type="float" office:value="0.109108945117996">
                <text:p>0.109108945117996</text:p>
              </table:table-cell>
              <table:table-cell office:value-type="float" office:value="0.052137132617713">
                <text:p>0.052137132617713</text:p>
              </table:table-cell>
              <table:table-cell office:value-type="float" office:value="0.0360404774289892">
                <text:p>0.0360404774289892</text:p>
              </table:table-cell>
              <table:table-cell office:value-type="float" office:value="0.0178096422007801">
                <text:p>0.017809642200780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17647058823529">
                <text:p>0.0117647058823529</text:p>
              </table:table-cell>
              <table:table-cell office:value-type="float" office:value="1">
                <text:p>1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0517274079077433">
                <text:p>0.0517274079077433</text:p>
              </table:table-cell>
              <table:table-cell office:value-type="float" office:value="0.0357220032554213">
                <text:p>0.0357220032554213</text:p>
              </table:table-cell>
              <table:table-cell office:value-type="float" office:value="0.0176190624460223">
                <text:p>0.017619062446022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1">
                <text:p>1</text:p>
              </table:table-cell>
              <table:table-cell office:value-type="float" office:value="0.107832773203438">
                <text:p>0.107832773203438</text:p>
              </table:table-cell>
              <table:table-cell office:value-type="float" office:value="0.051325639098164">
                <text:p>0.051325639098164</text:p>
              </table:table-cell>
              <table:table-cell office:value-type="float" office:value="0.0354100191450659">
                <text:p>0.0354100191450659</text:p>
              </table:table-cell>
              <table:table-cell office:value-type="float" office:value="0.0174327155700829">
                <text:p>0.017432715570082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1">
                <text:p>1</text:p>
              </table:table-cell>
              <table:table-cell office:value-type="float" office:value="0.10721125348378">
                <text:p>0.10721125348378</text:p>
              </table:table-cell>
              <table:table-cell office:value-type="float" office:value="0.0509315818585475">
                <text:p>0.0509315818585475</text:p>
              </table:table-cell>
              <table:table-cell office:value-type="float" office:value="0.0351043196549121">
                <text:p>0.0351043196549121</text:p>
              </table:table-cell>
              <table:table-cell office:value-type="float" office:value="0.0172504599601425">
                <text:p>0.017250459960142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1">
                <text:p>1</text:p>
              </table:table-cell>
              <table:table-cell office:value-type="float" office:value="0.106600358177805">
                <text:p>0.106600358177805</text:p>
              </table:table-cell>
              <table:table-cell office:value-type="float" office:value="0.0505450020583935">
                <text:p>0.0505450020583935</text:p>
              </table:table-cell>
              <table:table-cell office:value-type="float" office:value="0.0348047081091907">
                <text:p>0.0348047081091907</text:p>
              </table:table-cell>
              <table:table-cell office:value-type="float" office:value="0.0170721602973158">
                <text:p>0.01707216029731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1">
                <text:p>1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0501656752312869">
                <text:p>0.0501656752312869</text:p>
              </table:table-cell>
              <table:table-cell office:value-type="float" office:value="0.0345109961307948">
                <text:p>0.0345109961307948</text:p>
              </table:table-cell>
              <table:table-cell office:value-type="float" office:value="0.016897687209309">
                <text:p>0.0168976872093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1">
                <text:p>1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0497933860728574">
                <text:p>0.0497933860728574</text:p>
              </table:table-cell>
              <table:table-cell office:value-type="float" office:value="0.034223003202678">
                <text:p>0.034223003202678</text:p>
              </table:table-cell>
              <table:table-cell office:value-type="float" office:value="0.0167269169458951">
                <text:p>0.016726916945895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1">
                <text:p>1</text:p>
              </table:table-cell>
              <table:table-cell office:value-type="float" office:value="0.104828483672192">
                <text:p>0.104828483672192</text:p>
              </table:table-cell>
              <table:table-cell office:value-type="float" office:value="0.0494279279700595">
                <text:p>0.0494279279700595</text:p>
              </table:table-cell>
              <table:table-cell office:value-type="float" office:value="0.0339405562570073">
                <text:p>0.0339405562570073</text:p>
              </table:table-cell>
              <table:table-cell office:value-type="float" office:value="0.0165597310754716">
                <text:p>0.016559731075471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08695652173913">
                <text:p>0.0108695652173913</text:p>
              </table:table-cell>
              <table:table-cell office:value-type="float" office:value="1">
                <text:p>1</text:p>
              </table:table-cell>
              <table:table-cell office:value-type="float" office:value="0.104257207028537">
                <text:p>0.104257207028537</text:p>
              </table:table-cell>
              <table:table-cell office:value-type="float" office:value="0.0490691025595">
                <text:p>0.0490691025595</text:p>
              </table:table-cell>
              <table:table-cell office:value-type="float" office:value="0.0336634892900269">
                <text:p>0.0336634892900269</text:p>
              </table:table-cell>
              <table:table-cell office:value-type="float" office:value="0.0163960162011193">
                <text:p>0.016396016201119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0752688172043">
                <text:p>0.010752688172043</text:p>
              </table:table-cell>
              <table:table-cell office:value-type="float" office:value="1">
                <text:p>1</text:p>
              </table:table-cell>
              <table:table-cell office:value-type="float" office:value="0.103695169473043">
                <text:p>0.103695169473043</text:p>
              </table:table-cell>
              <table:table-cell office:value-type="float" office:value="0.0487167193127257">
                <text:p>0.0487167193127257</text:p>
              </table:table-cell>
              <table:table-cell office:value-type="float" office:value="0.0333916430007686">
                <text:p>0.0333916430007686</text:p>
              </table:table-cell>
              <table:table-cell office:value-type="float" office:value="0.0162356636947101">
                <text:p>0.01623566369471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1">
                <text:p>1</text:p>
              </table:table-cell>
              <table:table-cell office:value-type="float" office:value="0.103142124625879">
                <text:p>0.103142124625879</text:p>
              </table:table-cell>
              <table:table-cell office:value-type="float" office:value="0.0483705951465568">
                <text:p>0.0483705951465568</text:p>
              </table:table-cell>
              <table:table-cell office:value-type="float" office:value="0.0331248644518912">
                <text:p>0.0331248644518912</text:p>
              </table:table-cell>
              <table:table-cell office:value-type="float" office:value="0.016078569447738">
                <text:p>0.01607856944773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105263157894737">
                <text:p>0.0105263157894737</text:p>
              </table:table-cell>
              <table:table-cell office:value-type="float" office:value="1">
                <text:p>1</text:p>
              </table:table-cell>
              <table:table-cell office:value-type="float" office:value="0.102597835208515">
                <text:p>0.102597835208515</text:p>
              </table:table-cell>
              <table:table-cell office:value-type="float" office:value="0.0480305540567049">
                <text:p>0.0480305540567049</text:p>
              </table:table-cell>
              <table:table-cell office:value-type="float" office:value="0.0328630067510752">
                <text:p>0.0328630067510752</text:p>
              </table:table-cell>
              <table:table-cell office:value-type="float" office:value="0.0159246336376565">
                <text:p>0.015924633637656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1">
                <text:p>1</text:p>
              </table:table-cell>
              <table:table-cell office:value-type="float" office:value="0.102062072615966">
                <text:p>0.102062072615966</text:p>
              </table:table-cell>
              <table:table-cell office:value-type="float" office:value="0.0476964267730555">
                <text:p>0.0476964267730555</text:p>
              </table:table-cell>
              <table:table-cell office:value-type="float" office:value="0.0326059287515268">
                <text:p>0.0326059287515268</text:p>
              </table:table-cell>
              <table:table-cell office:value-type="float" office:value="0.0157737605086053">
                <text:p>0.015773760508605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103092783505155">
                <text:p>0.0103092783505155</text:p>
              </table:table-cell>
              <table:table-cell office:value-type="float" office:value="1">
                <text:p>1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0473680504351241">
                <text:p>0.0473680504351241</text:p>
              </table:table-cell>
              <table:table-cell office:value-type="float" office:value="0.0323534947702577">
                <text:p>0.0323534947702577</text:p>
              </table:table-cell>
              <table:table-cell office:value-type="float" office:value="0.0156258581655009">
                <text:p>0.015625858165500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1">
                <text:p>1</text:p>
              </table:table-cell>
              <table:table-cell office:value-type="float" office:value="0.101015254455221">
                <text:p>0.101015254455221</text:p>
              </table:table-cell>
              <table:table-cell office:value-type="float" office:value="0.0470452682863107">
                <text:p>0.0470452682863107</text:p>
              </table:table-cell>
              <table:table-cell office:value-type="float" office:value="0.0321055743229162">
                <text:p>0.0321055743229162</text:p>
              </table:table-cell>
              <table:table-cell office:value-type="float" office:value="0.0154808383805493">
                <text:p>0.015480838380549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1">
                <text:p>1</text:p>
              </table:table-cell>
              <table:table-cell office:value-type="float" office:value="0.100503781525921">
                <text:p>0.100503781525921</text:p>
              </table:table-cell>
              <table:table-cell office:value-type="float" office:value="0.0467279293856843">
                <text:p>0.0467279293856843</text:p>
              </table:table-cell>
              <table:table-cell office:value-type="float" office:value="0.0318620418740394">
                <text:p>0.0318620418740394</text:p>
              </table:table-cell>
              <table:table-cell office:value-type="float" office:value="0.0153386164113122">
                <text:p>0.01533861641131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0464158883361278">
                <text:p>0.0464158883361278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0.0151991108295293">
                <text:p>0.015199110829529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1">
                <text:p>1</text:p>
              </table:table-cell>
              <table:table-cell office:value-type="float" office:value="0.0995037190209989">
                <text:p>0.0995037190209989</text:p>
              </table:table-cell>
              <table:table-cell office:value-type="float" office:value="0.0461090050277607">
                <text:p>0.0461090050277607</text:p>
              </table:table-cell>
              <table:table-cell office:value-type="float" office:value="0.0313876621754723">
                <text:p>0.0313876621754723</text:p>
              </table:table-cell>
              <table:table-cell office:value-type="float" office:value="0.0150622433599599">
                <text:p>0.015062243359959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1">
                <text:p>1</text:p>
              </table:table-cell>
              <table:table-cell office:value-type="float" office:value="0.0990147542976674">
                <text:p>0.0990147542976674</text:p>
              </table:table-cell>
              <table:table-cell office:value-type="float" office:value="0.0458071443956398">
                <text:p>0.0458071443956398</text:p>
              </table:table-cell>
              <table:table-cell office:value-type="float" office:value="0.0311565865471693">
                <text:p>0.0311565865471693</text:p>
              </table:table-cell>
              <table:table-cell office:value-type="float" office:value="0.0149279387285649">
                <text:p>0.014927938728564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1">
                <text:p>1</text:p>
              </table:table-cell>
              <table:table-cell office:value-type="float" office:value="0.0985329278164293">
                <text:p>0.0985329278164293</text:p>
              </table:table-cell>
              <table:table-cell office:value-type="float" office:value="0.0455101761908116">
                <text:p>0.0455101761908116</text:p>
              </table:table-cell>
              <table:table-cell office:value-type="float" office:value="0.0309294417529609">
                <text:p>0.0309294417529609</text:p>
              </table:table-cell>
              <table:table-cell office:value-type="float" office:value="0.0147961245194026">
                <text:p>0.014796124519402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961538461538462">
                <text:p>0.00961538461538462</text:p>
              </table:table-cell>
              <table:table-cell office:value-type="float" office:value="1">
                <text:p>1</text:p>
              </table:table-cell>
              <table:table-cell office:value-type="float" office:value="0.098058067569092">
                <text:p>0.098058067569092</text:p>
              </table:table-cell>
              <table:table-cell office:value-type="float" office:value="0.0452179747638607">
                <text:p>0.0452179747638607</text:p>
              </table:table-cell>
              <table:table-cell office:value-type="float" office:value="0.0307061237266802">
                <text:p>0.0307061237266802</text:p>
              </table:table-cell>
              <table:table-cell office:value-type="float" office:value="0.0146667310396588">
                <text:p>0.014666731039658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52380952380952">
                <text:p>0.00952380952380952</text:p>
              </table:table-cell>
              <table:table-cell office:value-type="float" office:value="1">
                <text:p>1</text:p>
              </table:table-cell>
              <table:table-cell office:value-type="float" office:value="0.0975900072948533">
                <text:p>0.0975900072948533</text:p>
              </table:table-cell>
              <table:table-cell office:value-type="float" office:value="0.0449304188601575">
                <text:p>0.0449304188601575</text:p>
              </table:table-cell>
              <table:table-cell office:value-type="float" office:value="0.0304865321232731">
                <text:p>0.0304865321232731</text:p>
              </table:table-cell>
              <table:table-cell office:value-type="float" office:value="0.0145396911922762">
                <text:p>0.014539691192276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1">
                <text:p>1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0446473914260695">
                <text:p>0.0446473914260695</text:p>
              </table:table-cell>
              <table:table-cell office:value-type="float" office:value="0.0302705701518517">
                <text:p>0.0302705701518517</text:p>
              </table:table-cell>
              <table:table-cell office:value-type="float" office:value="0.0144149403556874">
                <text:p>0.014414940355687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1">
                <text:p>1</text:p>
              </table:table-cell>
              <table:table-cell office:value-type="float" office:value="0.0966736489045664">
                <text:p>0.0966736489045664</text:p>
              </table:table-cell>
              <table:table-cell office:value-type="float" office:value="0.0443687794254523">
                <text:p>0.0443687794254523</text:p>
              </table:table-cell>
              <table:table-cell office:value-type="float" office:value="0.0300581444177293">
                <text:p>0.0300581444177293</text:p>
              </table:table-cell>
              <table:table-cell office:value-type="float" office:value="0.0142924162701918">
                <text:p>0.014292416270191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1">
                <text:p>1</text:p>
              </table:table-cell>
              <table:table-cell office:value-type="float" office:value="0.0962250448649376">
                <text:p>0.0962250448649376</text:p>
              </table:table-cell>
              <table:table-cell office:value-type="float" office:value="0.0440944736657833">
                <text:p>0.0440944736657833</text:p>
              </table:table-cell>
              <table:table-cell office:value-type="float" office:value="0.0298491647728762">
                <text:p>0.0298491647728762</text:p>
              </table:table-cell>
              <table:table-cell office:value-type="float" office:value="0.0141720589305527">
                <text:p>0.014172058930552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1">
                <text:p>1</text:p>
              </table:table-cell>
              <table:table-cell office:value-type="float" office:value="0.0957826285221151">
                <text:p>0.0957826285221151</text:p>
              </table:table-cell>
              <table:table-cell office:value-type="float" office:value="0.0438243686333488">
                <text:p>0.0438243686333488</text:p>
              </table:table-cell>
              <table:table-cell office:value-type="float" office:value="0.0296435441742728">
                <text:p>0.0296435441742728</text:p>
              </table:table-cell>
              <table:table-cell office:value-type="float" office:value="0.0140538104844191">
                <text:p>0.014053810484419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1">
                <text:p>1</text:p>
              </table:table-cell>
              <table:table-cell office:value-type="float" office:value="0.0953462589245592">
                <text:p>0.0953462589245592</text:p>
              </table:table-cell>
              <table:table-cell office:value-type="float" office:value="0.0435583623369344">
                <text:p>0.0435583623369344</text:p>
              </table:table-cell>
              <table:table-cell office:value-type="float" office:value="0.0294411985496761">
                <text:p>0.0294411985496761</text:p>
              </table:table-cell>
              <table:table-cell office:value-type="float" office:value="0.0139376151362063">
                <text:p>0.013937615136206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1">
                <text:p>1</text:p>
              </table:table-cell>
              <table:table-cell office:value-type="float" office:value="0.0949157995752499">
                <text:p>0.0949157995752499</text:p>
              </table:table-cell>
              <table:table-cell office:value-type="float" office:value="0.0432963561595075">
                <text:p>0.0432963561595075</text:p>
              </table:table-cell>
              <table:table-cell office:value-type="float" office:value="0.0292420466703464">
                <text:p>0.0292420466703464</text:p>
              </table:table-cell>
              <table:table-cell office:value-type="float" office:value="0.0138234190560956">
                <text:p>0.013823419056095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1">
                <text:p>1</text:p>
              </table:table-cell>
              <table:table-cell office:value-type="float" office:value="0.0944911182523068">
                <text:p>0.0944911182523068</text:p>
              </table:table-cell>
              <table:table-cell office:value-type="float" office:value="0.0430382547174148">
                <text:p>0.0430382547174148</text:p>
              </table:table-cell>
              <table:table-cell office:value-type="float" office:value="0.0290460100303176">
                <text:p>0.0290460100303176</text:p>
              </table:table-cell>
              <table:table-cell office:value-type="float" office:value="0.0137111702938375">
                <text:p>0.013711170293837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884955752212389">
                <text:p>0.00884955752212389</text:p>
              </table:table-cell>
              <table:table-cell office:value-type="float" office:value="1">
                <text:p>1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0427839657266517">
                <text:p>0.0427839657266517</text:p>
              </table:table-cell>
              <table:table-cell office:value-type="float" office:value="0.0288530127318153">
                <text:p>0.0288530127318153</text:p>
              </table:table-cell>
              <table:table-cell office:value-type="float" office:value="0.0136008186970634">
                <text:p>0.013600818697063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87719298245614">
                <text:p>0.0087719298245614</text:p>
              </table:table-cell>
              <table:table-cell office:value-type="float" office:value="1">
                <text:p>1</text:p>
              </table:table-cell>
              <table:table-cell office:value-type="float" office:value="0.0936585811581694">
                <text:p>0.0936585811581694</text:p>
              </table:table-cell>
              <table:table-cell office:value-type="float" office:value="0.0425333998757884">
                <text:p>0.0425333998757884</text:p>
              </table:table-cell>
              <table:table-cell office:value-type="float" office:value="0.0286629813764628">
                <text:p>0.0286629813764628</text:p>
              </table:table-cell>
              <table:table-cell office:value-type="float" office:value="0.0134923158338342">
                <text:p>0.013492315833834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69565217391304">
                <text:p>0.00869565217391304</text:p>
              </table:table-cell>
              <table:table-cell office:value-type="float" office:value="1">
                <text:p>1</text:p>
              </table:table-cell>
              <table:table-cell office:value-type="float" office:value="0.0932504808240314">
                <text:p>0.0932504808240314</text:p>
              </table:table-cell>
              <table:table-cell office:value-type="float" office:value="0.0422864707051677">
                <text:p>0.0422864707051677</text:p>
              </table:table-cell>
              <table:table-cell office:value-type="float" office:value="0.0284758449619309">
                <text:p>0.0284758449619309</text:p>
              </table:table-cell>
              <table:table-cell office:value-type="float" office:value="0.0133856149191695">
                <text:p>0.013385614919169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1">
                <text:p>1</text:p>
              </table:table-cell>
              <table:table-cell office:value-type="float" office:value="0.0928476690885259">
                <text:p>0.0928476690885259</text:p>
              </table:table-cell>
              <table:table-cell office:value-type="float" office:value="0.0420430944920113">
                <text:p>0.0420430944920113</text:p>
              </table:table-cell>
              <table:table-cell office:value-type="float" office:value="0.028291534783718">
                <text:p>0.028291534783718</text:p>
              </table:table-cell>
              <table:table-cell office:value-type="float" office:value="0.0132806707453213">
                <text:p>0.01328067074532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54700854700855">
                <text:p>0.00854700854700855</text:p>
              </table:table-cell>
              <table:table-cell office:value-type="float" office:value="1">
                <text:p>1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0418031901411004">
                <text:p>0.0418031901411004</text:p>
              </table:table-cell>
              <table:table-cell office:value-type="float" office:value="0.0281099843417612">
                <text:p>0.0281099843417612</text:p>
              </table:table-cell>
              <table:table-cell office:value-type="float" office:value="0.0131774396155701">
                <text:p>0.013177439615570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47457627118644">
                <text:p>0.00847457627118644</text:p>
              </table:table-cell>
              <table:table-cell office:value-type="float" office:value="1">
                <text:p>1</text:p>
              </table:table-cell>
              <table:table-cell office:value-type="float" office:value="0.0920574617898324">
                <text:p>0.0920574617898324</text:p>
              </table:table-cell>
              <table:table-cell office:value-type="float" office:value="0.041566679080712">
                <text:p>0.041566679080712</text:p>
              </table:table-cell>
              <table:table-cell office:value-type="float" office:value="0.0279311292516032">
                <text:p>0.0279311292516032</text:p>
              </table:table-cell>
              <table:table-cell office:value-type="float" office:value="0.0130758792813386">
                <text:p>0.013075879281338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40336134453782">
                <text:p>0.00840336134453782</text:p>
              </table:table-cell>
              <table:table-cell office:value-type="float" office:value="1">
                <text:p>1</text:p>
              </table:table-cell>
              <table:table-cell office:value-type="float" office:value="0.0916698497028211">
                <text:p>0.0916698497028211</text:p>
              </table:table-cell>
              <table:table-cell office:value-type="float" office:value="0.0413334851635187">
                <text:p>0.0413334851635187</text:p>
              </table:table-cell>
              <table:table-cell office:value-type="float" office:value="0.0277549071598569">
                <text:p>0.0277549071598569</text:p>
              </table:table-cell>
              <table:table-cell office:value-type="float" office:value="0.0129759488824281">
                <text:p>0.01297594888242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">
                <text:p>1</text:p>
              </table:table-cell>
              <table:table-cell office:value-type="float" office:value="0.0912870929175277">
                <text:p>0.0912870929175277</text:p>
              </table:table-cell>
              <table:table-cell office:value-type="float" office:value="0.0411035345721745">
                <text:p>0.0411035345721745</text:p>
              </table:table-cell>
              <table:table-cell office:value-type="float" office:value="0.0275812576637239">
                <text:p>0.0275812576637239</text:p>
              </table:table-cell>
              <table:table-cell office:value-type="float" office:value="0.0128776088901998">
                <text:p>0.012877608890199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408767557293281">
                <text:p>0.0408767557293281</text:p>
              </table:table-cell>
              <table:table-cell office:value-type="float" office:value="0.0274101222343421">
                <text:p>0.0274101222343421</text:p>
              </table:table-cell>
              <table:table-cell office:value-type="float" office:value="0.0127808210535314">
                <text:p>0.012780821053531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19672131147541">
                <text:p>0.00819672131147541</text:p>
              </table:table-cell>
              <table:table-cell office:value-type="float" office:value="1">
                <text:p>1</text:p>
              </table:table-cell>
              <table:table-cell office:value-type="float" office:value="0.0905357460425185">
                <text:p>0.0905357460425185</text:p>
              </table:table-cell>
              <table:table-cell office:value-type="float" office:value="0.0406530792118221">
                <text:p>0.0406530792118221</text:p>
              </table:table-cell>
              <table:table-cell office:value-type="float" office:value="0.0272414441437497">
                <text:p>0.0272414441437497</text:p>
              </table:table-cell>
              <table:table-cell office:value-type="float" office:value="0.0126855483473929">
                <text:p>0.012685548347392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1">
                <text:p>1</text:p>
              </table:table-cell>
              <table:table-cell office:value-type="float" office:value="0.0901669634667432">
                <text:p>0.0901669634667432</text:p>
              </table:table-cell>
              <table:table-cell office:value-type="float" office:value="0.0404324376688503">
                <text:p>0.0404324376688503</text:p>
              </table:table-cell>
              <table:table-cell office:value-type="float" office:value="0.0270751683952669">
                <text:p>0.0270751683952669</text:p>
              </table:table-cell>
              <table:table-cell office:value-type="float" office:value="0.0125917549238927">
                <text:p>0.012591754923892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06451612903226">
                <text:p>0.00806451612903226</text:p>
              </table:table-cell>
              <table:table-cell office:value-type="float" office:value="1">
                <text:p>1</text:p>
              </table:table-cell>
              <table:table-cell office:value-type="float" office:value="0.0898026510133875">
                <text:p>0.0898026510133875</text:p>
              </table:table-cell>
              <table:table-cell office:value-type="float" office:value="0.0402147657438601">
                <text:p>0.0402147657438601</text:p>
              </table:table-cell>
              <table:table-cell office:value-type="float" office:value="0.026911241657109">
                <text:p>0.026911241657109</text:p>
              </table:table-cell>
              <table:table-cell office:value-type="float" office:value="0.0124994060656589">
                <text:p>0.012499406065658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1">
                <text:p>1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0.04">
                <text:p>0.04</text:p>
              </table:table-cell>
              <table:table-cell office:value-type="float" office:value="0.0267496121990569">
                <text:p>0.0267496121990569</text:p>
              </table:table-cell>
              <table:table-cell office:value-type="float" office:value="0.0124084681414239">
                <text:p>0.01240846814142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793650793650794">
                <text:p>0.00793650793650794</text:p>
              </table:table-cell>
              <table:table-cell office:value-type="float" office:value="1">
                <text:p>1</text:p>
              </table:table-cell>
              <table:table-cell office:value-type="float" office:value="0.0890870806374748">
                <text:p>0.0890870806374748</text:p>
              </table:table-cell>
              <table:table-cell office:value-type="float" office:value="0.0397880788489253">
                <text:p>0.0397880788489253</text:p>
              </table:table-cell>
              <table:table-cell office:value-type="float" office:value="0.0265902298320199">
                <text:p>0.0265902298320199</text:p>
              </table:table-cell>
              <table:table-cell office:value-type="float" office:value="0.0123189085636935">
                <text:p>0.012318908563693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1">
                <text:p>1</text:p>
              </table:table-cell>
              <table:table-cell office:value-type="float" office:value="0.0887356509416114">
                <text:p>0.0887356509416114</text:p>
              </table:table-cell>
              <table:table-cell office:value-type="float" office:value="0.0395789424827833">
                <text:p>0.0395789424827833</text:p>
              </table:table-cell>
              <table:table-cell office:value-type="float" office:value="0.026433045850338">
                <text:p>0.026433045850338</text:p>
              </table:table-cell>
              <table:table-cell office:value-type="float" office:value="0.0122306957483861">
                <text:p>0.01223069574838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78125">
                <text:p>0.0078125</text:p>
              </table:table-cell>
              <table:table-cell office:value-type="float" office:value="1">
                <text:p>1</text:p>
              </table:table-cell>
              <table:table-cell office:value-type="float" office:value="0.0883883476483184">
                <text:p>0.0883883476483184</text:p>
              </table:table-cell>
              <table:table-cell office:value-type="float" office:value="0.0393725328092148">
                <text:p>0.0393725328092148</text:p>
              </table:table-cell>
              <table:table-cell office:value-type="float" office:value="0.0262780129766786">
                <text:p>0.0262780129766786</text:p>
              </table:table-cell>
              <table:table-cell office:value-type="float" office:value="0.0121437990763353">
                <text:p>0.0121437990763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